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77000004198F44D4C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Tahoma3" svg:font-family="Tahoma" style:font-family-generic="swiss"/>
    <style:font-face style:name="Monaco_Linux2" svg:font-family="Monaco_Linux" style:font-pitch="fixed"/>
    <style:font-face style:name="Courier New2" svg:font-family="'Courier New'" style:font-family-generic="modern" style:font-pitch="fixed"/>
    <style:font-face style:name="DejaVu Sans Mono2" svg:font-family="'DejaVu Sans Mono'" style:font-family-generic="modern" style:font-pitch="fixed"/>
    <style:font-face style:name="Monaco_Linux1" svg:font-family="Monaco_Linux" style:font-pitch="variable"/>
    <style:font-face style:name="NewsGotT1" svg:font-family="NewsGotT" style:font-pitch="variable"/>
    <style:font-face style:name="Omeya4" svg:font-family="Omeya" style:font-adornments="Negrita" style:font-pitch="variable"/>
    <style:font-face style:name="Omeya2" svg:font-family="Omeya" style:font-adornments="Predeterminado"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_Linux" svg:font-family="Monaco_Linux" style:font-family-generic="roman" style:font-pitch="variable"/>
    <style:font-face style:name="NewsGotT" svg:font-family="NewsGotT" style:font-family-generic="roman" style:font-pitch="variable"/>
    <style:font-face style:name="Omeya" svg:font-family="Omeya" style:font-family-generic="roman" style:font-pitch="variable"/>
    <style:font-face style:name="Omeya3" svg:font-family="Omeya" style:font-adornments="Negrita" style:font-family-generic="roman" style:font-pitch="variable"/>
    <style:font-face style:name="Omeya1" svg:font-family="Omeya" style:font-adornments="Predeterminado"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Eras Bk BT1" svg:font-family="'Eras Bk BT'" style:font-family-generic="swiss" style:font-pitch="variable"/>
    <style:font-face style:name="Eras Md BT1" svg:font-family="'Eras Md BT'"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6e6ff" draw:textarea-horizontal-align="right" draw:textarea-vertical-align="top" draw:auto-grow-height="false" fo:min-height="2.75cm" fo:min-width="7.5cm"/>
    </style:style>
    <style:style style:name="gr2" style:family="graphic" style:parent-style-name="standard">
      <style:graphic-properties draw:fill-color="#e6e6ff" draw:textarea-horizontal-align="left" draw:textarea-vertical-align="top" draw:auto-grow-height="false" fo:min-height="2.75cm" fo:min-width="7.5cm"/>
    </style:style>
    <style:style style:name="gr3" style:family="graphic" style:parent-style-name="standard">
      <style:graphic-properties svg:stroke-width="0.026cm" draw:stroke-linejoin="miter" draw:fill-color="#ccffcc" draw:fill-gradient-name="Gradient_20_22" draw:textarea-horizontal-align="center" draw:textarea-vertical-align="middle" draw:auto-grow-height="false" fo:padding-top="0.13cm" fo:padding-bottom="0.13cm" fo:padding-left="0.263cm" fo:padding-right="0.263cm"/>
    </style:style>
    <style:style style:name="gr4"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5"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6" style:family="graphic" style:parent-style-name="standard">
      <style:graphic-properties draw:stroke="dash" draw:stroke-dash="Ultrafine_20_Dashed" svg:stroke-width="0.05cm" draw:marker-start-width="0.38cm" draw:marker-end="Circle" draw:marker-end-width="0.28cm" draw:fill="solid" draw:fill-color="#ff0000" draw:textarea-horizontal-align="center" draw:textarea-vertical-align="middle" fo:padding-top="0.15cm" fo:padding-bottom="0.15cm" fo:padding-left="0.275cm" fo:padding-right="0.275cm"/>
    </style:style>
    <style:style style:name="gr7" style:family="graphic" style:parent-style-name="standard">
      <style:graphic-properties draw:stroke="none" draw:stroke-dash="Ultrafine_20_Dashed" svg:stroke-width="0.05cm" draw:marker-start-width="0.38cm" draw:marker-end-width="0.38cm" draw:fill="solid" draw:fill-color="#ff0000" draw:textarea-horizontal-align="center" draw:textarea-vertical-align="middle" fo:padding-top="0.15cm" fo:padding-bottom="0.15cm" fo:padding-left="0.275cm" fo:padding-right="0.275cm"/>
    </style:style>
    <style:style style:name="gr8" style:family="graphic" style:parent-style-name="standard">
      <style:graphic-properties draw:fill="solid" draw:fill-color="#ffff99" draw:textarea-vertical-align="middle" draw:auto-grow-height="false"/>
    </style:style>
    <style:style style:name="gr9" style:family="graphic" style:parent-style-name="standard">
      <style:graphic-properties draw:fill-color="#ffff99" draw:textarea-vertical-align="middle" draw:auto-grow-height="false"/>
    </style:style>
    <style:style style:name="gr10" style:family="graphic" style:parent-style-name="standard">
      <style:graphic-properties draw:marker-end="Arrow" draw:marker-end-width="0.3cm" draw:fill="solid" draw:fill-color="#ff0000" draw:textarea-horizontal-align="center" draw:textarea-vertical-align="middle"/>
    </style:style>
    <style:style style:name="gr1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3"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5" style:family="graphic" style:parent-style-name="objectwithoutfill">
      <style:graphic-properties draw:marker-start="Arrow" draw:fill="none" draw:textarea-horizontal-align="center" draw:textarea-vertical-align="middle"/>
    </style:style>
    <style:style style:name="gr16"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8"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9" style:family="graphic" style:parent-style-name="standard">
      <style:graphic-properties draw:fill="solid" draw:fill-color="#e6e6ff" draw:textarea-vertical-align="middle" draw:auto-grow-height="false" fo:min-height="0.75cm" fo:min-width="2.8cm"/>
    </style:style>
    <style:style style:name="gr20" style:family="graphic" style:parent-style-name="objectwithoutfill">
      <style:graphic-properties draw:marker-start="Arrow" draw:marker-end="Arrow" draw:fill="none" draw:textarea-horizontal-align="center" draw:textarea-vertical-align="middle"/>
    </style:style>
    <style:style style:name="gr2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3"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4"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5" style:family="graphic" style:parent-style-name="objectwithoutfill">
      <style:graphic-properties draw:marker-end="Arrow" draw:marker-end-width="0.3cm" draw:fill="none" draw:textarea-horizontal-align="center" draw:textarea-vertical-align="middle"/>
    </style:style>
    <style:style style:name="gr26" style:family="graphic" style:parent-style-name="standard">
      <style:graphic-properties draw:fill-color="#ff3333" draw:textarea-horizontal-align="justify" draw:textarea-vertical-align="middle" draw:auto-grow-height="false" fo:min-height="3.286cm" fo:min-width="3.39cm"/>
    </style:style>
    <style:style style:name="gr2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8" style:family="graphic" style:parent-style-name="objectwithoutfill">
      <style:graphic-properties svg:stroke-color="#ff3333" draw:marker-start="Arrow" draw:fill="none" draw:textarea-horizontal-align="center" draw:textarea-vertical-align="middle"/>
    </style:style>
    <style:style style:name="gr29" style:family="graphic">
      <style:graphic-properties style:protect="size"/>
    </style:style>
    <style:style style:name="gr30" style:family="graphic" style:parent-style-name="standard">
      <style:graphic-properties draw:fill-color="#e6e6ff" draw:textarea-horizontal-align="left" draw:textarea-vertical-align="top" draw:auto-grow-height="false" fo:min-height="2.75cm" fo:min-width="10.5cm"/>
    </style:style>
    <style:style style:name="gr31" style:family="graphic" style:parent-style-name="standard">
      <style:graphic-properties draw:fill-color="#e6e6ff" draw:textarea-horizontal-align="right" draw:textarea-vertical-align="top" draw:auto-grow-height="false" fo:min-height="2.75cm" fo:min-width="10.5cm"/>
    </style:style>
    <style:style style:name="gr32"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33" style:family="graphic" style:parent-style-name="standard">
      <style:graphic-properties draw:fill="solid" draw:fill-color="#ffff99" draw:textarea-vertical-align="middle" draw:auto-grow-height="false" fo:min-height="0.75cm" fo:min-width="2.8cm"/>
    </style:style>
    <style:style style:name="gr34" style:family="graphic" style:parent-style-name="standard">
      <style:graphic-properties draw:fill-color="#ffff99" draw:textarea-vertical-align="middle" draw:auto-grow-height="false" fo:min-height="0.75cm" fo:min-width="3cm"/>
    </style:style>
    <style:style style:name="gr35" style:family="graphic" style:parent-style-name="objectwithoutfill">
      <style:graphic-properties draw:stroke="dash" draw:stroke-dash="Ultrafine_20_Dashed" draw:marker-start="Arrow" draw:fill="none" draw:textarea-horizontal-align="center" draw:textarea-vertical-align="middle"/>
    </style:style>
    <style:style style:name="gr36"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3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38" style:family="graphic" style:parent-style-name="standard">
      <style:graphic-properties draw:textarea-horizontal-align="justify" draw:textarea-vertical-align="middle" draw:auto-grow-height="false" fo:min-height="1.358cm" fo:min-width="1.501cm"/>
    </style:style>
    <style:style style:name="gr39" style:family="graphic" style:parent-style-name="standard">
      <style:graphic-properties draw:fill-color="#cfe7f5" draw:textarea-horizontal-align="justify" draw:textarea-vertical-align="middle" draw:auto-grow-height="false" fo:min-height="1.358cm" fo:min-width="1.501cm"/>
    </style:style>
    <style:style style:name="gr40"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4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4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43" style:family="graphic" style:parent-style-name="standard">
      <style:graphic-properties draw:fill-color="#e6e6ff" draw:textarea-horizontal-align="right" draw:textarea-vertical-align="top" draw:auto-grow-height="false" fo:min-height="3.75cm" fo:min-width="9.7cm"/>
    </style:style>
    <style:style style:name="gr44" style:family="graphic" style:parent-style-name="standard">
      <style:graphic-properties draw:fill-color="#e6e6ff" draw:textarea-horizontal-align="left" draw:textarea-vertical-align="top" draw:auto-grow-height="false" fo:min-height="3.75cm" fo:min-width="9.7cm"/>
    </style:style>
    <style:style style:name="gr45"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46"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4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48" style:family="graphic" style:parent-style-name="standard">
      <style:graphic-properties draw:textarea-horizontal-align="justify" draw:textarea-vertical-align="middle" draw:auto-grow-height="false" fo:min-height="1.358cm" fo:min-width="2.501cm"/>
    </style:style>
    <style:style style:name="gr49"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50"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5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52" style:family="graphic" style:parent-style-name="standard" style:list-style-name="L3">
      <style:graphic-properties draw:stroke="none" svg:stroke-width="0.026cm" svg:stroke-color="#000000" draw:stroke-linejoin="miter" draw:fill="solid" draw:fill-color="#eeeeee" draw:textarea-horizontal-align="justify" draw:textarea-vertical-align="top" draw:auto-grow-height="true" fo:min-height="0cm" fo:min-width="0cm" fo:padding-top="0.13cm" fo:padding-bottom="0.13cm" fo:padding-left="0.25cm" fo:padding-right="0.25cm" fo:wrap-option="wrap"/>
    </style:style>
    <style:style style:name="gr53" style:family="graphic" style:parent-style-name="standard" style:list-style-name="L3">
      <style:graphic-properties draw:stroke="solid" svg:stroke-width="0.05cm" svg:stroke-color="#ff3333" draw:marker-start-width="0.376cm" draw:marker-end-width="0.376cm" draw:stroke-linejoin="miter" draw:fill="solid" draw:fill-color="#eeeeee" draw:textarea-horizontal-align="justify" draw:textarea-vertical-align="top" draw:auto-grow-height="true" fo:min-height="0cm" fo:min-width="0cm" fo:padding-top="0.142cm" fo:padding-bottom="0.142cm" fo:padding-left="0.262cm" fo:padding-right="0.262cm" fo:wrap-option="wrap"/>
    </style:style>
    <style:style style:name="gr54" style:family="graphic" style:parent-style-name="standard">
      <style:graphic-properties draw:fill-color="#83caff" draw:textarea-horizontal-align="left" draw:textarea-vertical-align="top" draw:auto-grow-height="false" fo:min-height="6.65cm" fo:min-width="9.6cm"/>
    </style:style>
    <style:style style:name="gr55" style:family="graphic" style:parent-style-name="standard">
      <style:graphic-properties draw:fill-color="#e6e6ff" draw:textarea-horizontal-align="right" draw:textarea-vertical-align="top" draw:auto-grow-height="false" fo:min-height="3.75cm" fo:min-width="8.5cm"/>
    </style:style>
    <style:style style:name="gr56" style:family="graphic" style:parent-style-name="standard">
      <style:graphic-properties draw:fill-color="#e6e6ff" draw:textarea-horizontal-align="left" draw:textarea-vertical-align="top" draw:auto-grow-height="false" fo:min-height="3.75cm" fo:min-width="8cm"/>
    </style:style>
    <style:style style:name="gr57"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58" style:family="graphic" style:parent-style-name="standard">
      <style:graphic-properties draw:fill="solid" draw:fill-color="#ffff99" draw:textarea-vertical-align="middle" draw:auto-grow-height="false" fo:min-height="0.423cm" fo:min-width="3.2cm"/>
    </style:style>
    <style:style style:name="gr59" style:family="graphic" style:parent-style-name="standard">
      <style:graphic-properties draw:fill-color="#ffff99" draw:textarea-vertical-align="middle" draw:auto-grow-height="false" fo:min-height="0.423cm" fo:min-width="3.3cm"/>
    </style:style>
    <style:style style:name="gr60"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6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62" style:family="graphic" style:parent-style-name="standard">
      <style:graphic-properties draw:textarea-horizontal-align="justify" draw:textarea-vertical-align="middle" draw:auto-grow-height="false" fo:min-height="0.956cm" fo:min-width="2.001cm"/>
    </style:style>
    <style:style style:name="gr63"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64" style:family="graphic" style:parent-style-name="standard">
      <style:graphic-properties draw:textarea-horizontal-align="justify" draw:textarea-vertical-align="middle" draw:auto-grow-height="false" fo:min-height="0.956cm" fo:min-width="2.101cm"/>
    </style:style>
    <style:style style:name="gr65"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66"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67" style:family="graphic" style:parent-style-name="standard" style:list-style-name="L3">
      <style:graphic-properties draw:stroke="none" svg:stroke-width="0.026cm" svg:stroke-color="#000000" draw:stroke-linejoin="miter" draw:fill="solid" draw:fill-color="#eeeeee" draw:textarea-horizontal-align="justify" draw:textarea-vertical-align="top" draw:auto-grow-height="true" fo:min-height="0cm" fo:min-width="0cm" fo:padding-top="0.13cm" fo:padding-bottom="0.13cm" fo:padding-left="0.25cm" fo:padding-right="0.25cm" fo:wrap-option="wrap"/>
    </style:style>
    <style:style style:name="gr68"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69" style:family="graphic" style:parent-style-name="standard">
      <style:graphic-properties draw:fill="solid" draw:fill-color="#ffff99" draw:textarea-vertical-align="middle" draw:auto-grow-height="false" fo:min-height="0.75cm" fo:min-width="2.3cm"/>
    </style:style>
    <style:style style:name="gr70" style:family="graphic" style:parent-style-name="standard">
      <style:graphic-properties draw:fill="solid" draw:fill-color="#ffff99" draw:textarea-vertical-align="middle" draw:auto-grow-height="false" fo:min-height="0.423cm" fo:min-width="3.201cm"/>
    </style:style>
    <style:style style:name="gr71" style:family="graphic" style:parent-style-name="standard">
      <style:graphic-properties draw:stroke="none" draw:fill="none" draw:fill-color="#ffff99" draw:textarea-vertical-align="middle" draw:auto-grow-height="false" fo:min-height="0.75cm" fo:min-width="6.699cm"/>
    </style:style>
    <style:style style:name="gr72" style:family="graphic" style:parent-style-name="objectwithoutfill">
      <style:graphic-properties svg:stroke-width="0.05cm" svg:stroke-color="#ff3333" draw:marker-start-width="0.455cm" draw:marker-end="Arrow" draw:marker-end-width="0.455cm" draw:fill="none" draw:textarea-horizontal-align="center" draw:textarea-vertical-align="middle" fo:padding-top="0.15cm" fo:padding-bottom="0.15cm" fo:padding-left="0.275cm" fo:padding-right="0.275cm"/>
    </style:style>
    <style:style style:name="gr73" style:family="graphic" style:parent-style-name="standard">
      <style:graphic-properties draw:stroke="none" draw:fill="none" draw:fill-color="#ffff99" draw:textarea-vertical-align="middle" draw:auto-grow-height="false" fo:min-height="0.75cm" fo:min-width="1.667cm"/>
    </style:style>
    <style:style style:name="gr74"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1.178cm" fo:min-width="2.875cm" fo:padding-top="0.13cm" fo:padding-bottom="0.13cm" fo:padding-left="0.263cm" fo:padding-right="0.263cm"/>
    </style:style>
    <style:style style:name="gr75"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76"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1.178cm" fo:min-width="2.975cm" fo:padding-top="0.13cm" fo:padding-bottom="0.13cm" fo:padding-left="0.263cm" fo:padding-right="0.263cm"/>
    </style:style>
    <style:style style:name="gr7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78"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79"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0"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3"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4"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5"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6"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8"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89"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90"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9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9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93" style:family="graphic" style:parent-style-name="standard">
      <style:graphic-properties draw:fill-color="#990000" draw:textarea-horizontal-align="justify" draw:textarea-vertical-align="middle" draw:auto-grow-height="false" fo:min-height="0.382cm" fo:min-width="2.932cm"/>
    </style:style>
    <style:style style:name="gr94"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95" style:family="graphic">
      <style:graphic-properties draw:fill-color="#e6e6ff" draw:textarea-horizontal-align="left" draw:textarea-vertical-align="top" draw:auto-grow-height="false" fo:min-height="2.75cm" fo:min-width="10.5cm"/>
    </style:style>
    <style:style style:name="gr96" style:family="graphic">
      <style:graphic-properties draw:fill-color="#e6e6ff" draw:textarea-horizontal-align="right" draw:textarea-vertical-align="top" draw:auto-grow-height="false" fo:min-height="2.75cm" fo:min-width="10.5cm"/>
    </style:style>
    <style:style style:name="gr97" style:family="graphic"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98" style:family="graphic">
      <style:graphic-properties draw:fill="solid" draw:fill-color="#ffff99" draw:textarea-vertical-align="middle" draw:auto-grow-height="false" fo:min-height="0.75cm" fo:min-width="2.8cm"/>
    </style:style>
    <style:style style:name="gr99" style:family="graphic">
      <style:graphic-properties draw:fill-color="#ffff99" draw:textarea-vertical-align="middle" draw:auto-grow-height="false" fo:min-height="0.75cm" fo:min-width="3cm"/>
    </style:style>
    <style:style style:name="gr100" style:family="graphic">
      <style:graphic-properties draw:fill="solid" draw:fill-color="#e6e6ff" draw:textarea-vertical-align="middle" draw:auto-grow-height="false" fo:min-height="0.75cm" fo:min-width="2.8cm"/>
    </style:style>
    <style:style style:name="gr101" style:family="graphic">
      <style:graphic-properties draw:textarea-horizontal-align="justify" draw:textarea-vertical-align="middle" draw:auto-grow-height="false" fo:min-height="1.358cm" fo:min-width="1.501cm"/>
    </style:style>
    <style:style style:name="gr102" style:family="graphic">
      <style:graphic-properties draw:fill-color="#cfe7f5" draw:textarea-horizontal-align="justify" draw:textarea-vertical-align="middle" draw:auto-grow-height="false" fo:min-height="1.358cm" fo:min-width="1.501cm"/>
    </style:style>
    <style:style style:name="gr103"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04" style:family="graphic" style:list-style-name="L2">
      <style:graphic-properties svg:stroke-width="0.026cm" draw:stroke-linejoin="miter" draw:fill-color="#ccffcc" draw:fill-gradient-name="Gradient_20_22" draw:textarea-horizontal-align="center" draw:textarea-vertical-align="middle" draw:auto-grow-height="false" fo:min-height="1.178cm" fo:min-width="2.875cm" fo:padding-top="0.13cm" fo:padding-bottom="0.13cm" fo:padding-left="0.263cm" fo:padding-right="0.263cm"/>
    </style:style>
    <style:style style:name="gr105" style:family="graphic" style:list-style-name="L2">
      <style:graphic-properties svg:stroke-width="0.026cm" draw:stroke-linejoin="miter" draw:fill-color="#ccffcc" draw:fill-gradient-name="Gradient_20_22" draw:textarea-horizontal-align="center" draw:textarea-vertical-align="middle" draw:auto-grow-height="false" fo:min-height="1.178cm" fo:min-width="2.975cm" fo:padding-top="0.13cm" fo:padding-bottom="0.13cm" fo:padding-left="0.263cm" fo:padding-right="0.263cm"/>
    </style:style>
    <style:style style:name="gr106"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07"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08"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09"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10"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11"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12" style:family="graphic">
      <style:graphic-properties draw:fill-color="#ff3333" draw:textarea-horizontal-align="justify" draw:textarea-vertical-align="middle" draw:auto-grow-height="false" fo:min-height="3.286cm" fo:min-width="3.39cm"/>
    </style:style>
    <style:style style:name="gr113"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14"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115"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16"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1.178cm" fo:min-width="2.875cm" fo:padding-top="0.13cm" fo:padding-bottom="0.13cm" fo:padding-left="0.263cm" fo:padding-right="0.263cm"/>
    </style:style>
    <style:style style:name="gr11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18"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19"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20" style:family="graphic" style:parent-style-name="objectwithoutfill">
      <style:graphic-properties svg:stroke-color="#000000" draw:marker-start="Arrow" draw:fill="none" draw:textarea-horizontal-align="center" draw:textarea-vertical-align="middle"/>
    </style:style>
    <style:style style:name="gr121" style:family="graphic" style:parent-style-name="objectwithoutfill">
      <style:graphic-properties svg:stroke-width="0.05cm" svg:stroke-color="#99ff66" draw:marker-start-width="0.455cm" draw:marker-end-width="0.455cm" draw:fill="none" draw:textarea-horizontal-align="center" draw:textarea-vertical-align="middle" fo:padding-top="0.15cm" fo:padding-bottom="0.15cm" fo:padding-left="0.275cm" fo:padding-right="0.275cm"/>
    </style:style>
    <style:style style:name="gr12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23" style:family="graphic" style:parent-style-name="objectwithoutfill">
      <style:graphic-properties draw:fill="none" draw:textarea-horizontal-align="center" draw:textarea-vertical-align="middle"/>
    </style:style>
    <style:style style:name="gr124" style:family="graphic" style:parent-style-name="objectwithoutfill">
      <style:graphic-properties draw:stroke="dash" draw:stroke-dash="Fine_20_Dashed" draw:marker-end="Arrow" draw:fill="none" draw:textarea-horizontal-align="center" draw:textarea-vertical-align="middle"/>
    </style:style>
    <style:style style:name="gr125" style:family="graphic"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126"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27" style:family="graphic" style:list-style-name="L2">
      <style:graphic-properties svg:stroke-width="0.026cm" draw:stroke-linejoin="miter" draw:fill-color="#ccffcc" draw:fill-gradient-name="Gradient_20_22" draw:textarea-horizontal-align="center" draw:textarea-vertical-align="middle" draw:auto-grow-height="false" fo:min-height="1.178cm" fo:min-width="2.875cm" fo:padding-top="0.13cm" fo:padding-bottom="0.13cm" fo:padding-left="0.263cm" fo:padding-right="0.263cm"/>
    </style:style>
    <style:style style:name="gr128" style:family="graphic" style:list-style-name="L2">
      <style:graphic-properties svg:stroke-width="0.026cm" draw:stroke-linejoin="miter" draw:fill-color="#ccffcc" draw:fill-gradient-name="Gradient_20_22" draw:textarea-horizontal-align="center" draw:textarea-vertical-align="middle" draw:auto-grow-height="false" fo:min-height="1.178cm" fo:min-width="2.975cm" fo:padding-top="0.13cm" fo:padding-bottom="0.13cm" fo:padding-left="0.263cm" fo:padding-right="0.263cm"/>
    </style:style>
    <style:style style:name="gr129"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30"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31"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32"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33"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34"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35" style:family="graphic"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36"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13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38"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1.178cm" fo:min-width="2.875cm" fo:padding-top="0.13cm" fo:padding-bottom="0.13cm" fo:padding-left="0.263cm" fo:padding-right="0.263cm"/>
    </style:style>
    <style:style style:name="gr139"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1.178cm" fo:min-width="2.975cm" fo:padding-top="0.13cm" fo:padding-bottom="0.13cm" fo:padding-left="0.263cm" fo:padding-right="0.263cm"/>
    </style:style>
    <style:style style:name="gr140"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3"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4"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5"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6"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48" style:family="graphic" style:parent-style-name="standard" style:list-style-name="L3">
      <style:graphic-properties draw:stroke="none" svg:stroke-width="0.026cm" svg:stroke-color="#000000" draw:stroke-linejoin="miter" draw:fill="solid" draw:fill-color="#eeeeee" draw:textarea-horizontal-align="justify" draw:textarea-vertical-align="top" draw:auto-grow-height="true" fo:min-height="0cm" fo:min-width="0cm" fo:padding-top="0.13cm" fo:padding-bottom="0.13cm" fo:padding-left="0.25cm" fo:padding-right="0.25cm" fo:wrap-option="wrap"/>
    </style:style>
    <style:style style:name="gr149"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50" style:family="graphic" style:parent-style-name="standard">
      <style:graphic-properties draw:fill-color="#e6e6ff" draw:textarea-horizontal-align="left" draw:textarea-vertical-align="top" draw:auto-grow-height="false" fo:min-height="3.75cm" fo:min-width="10cm"/>
    </style:style>
    <style:style style:name="gr151" style:family="graphic" style:parent-style-name="standard">
      <style:graphic-properties draw:fill-color="#e6e6ff" draw:textarea-horizontal-align="right" draw:textarea-vertical-align="top" draw:auto-grow-height="false" fo:min-height="3.75cm" fo:min-width="10.5cm"/>
    </style:style>
    <style:style style:name="gr152"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153"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54"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55"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56"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57"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1.178cm" fo:min-width="2.875cm" fo:padding-top="0.13cm" fo:padding-bottom="0.13cm" fo:padding-left="0.263cm" fo:padding-right="0.263cm"/>
    </style:style>
    <style:style style:name="gr158"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1.178cm" fo:min-width="2.975cm" fo:padding-top="0.13cm" fo:padding-bottom="0.13cm" fo:padding-left="0.263cm" fo:padding-right="0.263cm"/>
    </style:style>
    <style:style style:name="gr159" style:family="graphic" style:parent-style-name="standard">
      <style:graphic-properties draw:fill-color="#ffff99" draw:textarea-vertical-align="middle" draw:auto-grow-height="false" fo:min-height="0.45cm" fo:min-width="2.6cm"/>
    </style:style>
    <style:style style:name="gr160" style:family="graphic" style:parent-style-name="standard">
      <style:graphic-properties draw:fill-color="#990000" draw:textarea-horizontal-align="justify" draw:textarea-vertical-align="middle" draw:auto-grow-height="false" fo:min-height="0.382cm" fo:min-width="2.532cm"/>
    </style:style>
    <style:style style:name="gr16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6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63"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64"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65"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66"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6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68" style:family="graphic" style:parent-style-name="standard">
      <style:graphic-properties draw:fill-color="#ffff99" draw:textarea-vertical-align="middle" draw:auto-grow-height="false" fo:min-height="0.45cm" fo:min-width="2.8cm"/>
    </style:style>
    <style:style style:name="gr169" style:family="graphic" style:parent-style-name="standard">
      <style:graphic-properties draw:fill-color="#ffcccc" draw:textarea-vertical-align="middle" draw:auto-grow-height="false" fo:min-height="0.633cm" fo:min-width="0.501cm"/>
    </style:style>
    <style:style style:name="gr170"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7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72" style:family="graphic" style:parent-style-name="standard" style:list-style-name="L3">
      <style:graphic-properties draw:stroke="solid" svg:stroke-width="0.026cm" svg:stroke-color="#3333ff"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73" style:family="graphic" style:parent-style-name="standard" style:list-style-name="L3">
      <style:graphic-properties draw:stroke="solid" svg:stroke-width="0.026cm" svg:stroke-color="#3333ff"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74" style:family="graphic" style:parent-style-name="objectwithoutfill">
      <style:graphic-properties draw:stroke="dash" draw:stroke-dash="Ultrafine_20_Dashed" svg:stroke-color="#3333ff" draw:marker-end="Arrow" draw:marker-end-width="0.3cm" draw:fill="none" draw:textarea-horizontal-align="center" draw:textarea-vertical-align="middle"/>
    </style:style>
    <style:style style:name="gr175" style:family="graphic" style:parent-style-name="objectwithoutfill">
      <style:graphic-properties svg:stroke-color="#990000" draw:marker-start="Arrow" draw:marker-end="" draw:marker-end-width="0.3cm" draw:fill="none" draw:textarea-horizontal-align="center" draw:textarea-vertical-align="middle"/>
    </style:style>
    <style:style style:name="gr176"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177" style:family="graphic" style:parent-style-name="standard" style:list-style-name="L2">
      <style:graphic-properties svg:stroke-width="0.026cm" draw:stroke-linejoin="miter" draw:fill="solid" draw:fill-color="#e5ffcc" draw:textarea-horizontal-align="center" draw:textarea-vertical-align="middle" draw:auto-grow-height="false" fo:min-height="0.385cm" fo:min-width="0.891cm" fo:padding-top="0.13cm" fo:padding-bottom="0.13cm" fo:padding-left="0.263cm" fo:padding-right="0.263cm"/>
    </style:style>
    <style:style style:name="gr178" style:family="graphic" style:parent-style-name="standard" style:list-style-name="L2">
      <style:graphic-properties svg:stroke-width="0.026cm" draw:stroke-linejoin="miter" draw:fill="solid" draw:fill-color="#e5ffcc" draw:textarea-horizontal-align="center" draw:textarea-vertical-align="middle" draw:auto-grow-height="false" fo:min-height="0.462cm" fo:min-width="0.891cm" fo:padding-top="0.13cm" fo:padding-bottom="0.13cm" fo:padding-left="0.263cm" fo:padding-right="0.263cm"/>
    </style:style>
    <style:style style:name="gr179"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80"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8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8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83" style:family="graphic" style:parent-style-name="standard">
      <style:graphic-properties draw:stroke="dash" draw:stroke-dash="Ultrafine_20_Dashed" svg:stroke-width="0.05cm" draw:marker-start-width="0.38cm" draw:marker-end="Circle" draw:marker-end-width="0.2cm" draw:fill="solid" draw:fill-color="#ff0000" draw:textarea-horizontal-align="center" draw:textarea-vertical-align="middle" fo:padding-top="0.15cm" fo:padding-bottom="0.15cm" fo:padding-left="0.275cm" fo:padding-right="0.275cm"/>
    </style:style>
    <style:style style:name="gr184"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85"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86" style:family="graphic" style:parent-style-name="standard" style:list-style-name="L2">
      <style:graphic-properties svg:stroke-width="0.026cm" draw:stroke-linejoin="miter" draw:fill="solid" draw:fill-color="#e5ffcc" draw:textarea-horizontal-align="center" draw:textarea-vertical-align="middle" draw:auto-grow-height="false" fo:min-height="0.462cm" fo:min-width="0.891cm" fo:padding-top="0.13cm" fo:padding-bottom="0.13cm" fo:padding-left="0.263cm" fo:padding-right="0.263cm"/>
    </style:style>
    <style:style style:name="gr187" style:family="graphic" style:parent-style-name="standard" style:list-style-name="L2">
      <style:graphic-properties svg:stroke-width="0.026cm" draw:stroke-linejoin="miter" draw:fill="solid" draw:fill-color="#e5ffcc" draw:textarea-horizontal-align="center" draw:textarea-vertical-align="middle" draw:auto-grow-height="false" fo:min-height="0.461cm" fo:min-width="0.891cm" fo:padding-top="0.13cm" fo:padding-bottom="0.13cm" fo:padding-left="0.263cm" fo:padding-right="0.263cm"/>
    </style:style>
    <style:style style:name="gr188"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89"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0.876cm" fo:min-width="2.349cm" fo:padding-top="0.13cm" fo:padding-bottom="0.13cm" fo:padding-left="0.263cm" fo:padding-right="0.263cm"/>
    </style:style>
    <style:style style:name="gr190"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0.876cm" fo:min-width="2.433cm" fo:padding-top="0.13cm" fo:padding-bottom="0.13cm" fo:padding-left="0.263cm" fo:padding-right="0.263cm"/>
    </style:style>
    <style:style style:name="gr191" style:family="graphic" style:parent-style-name="standard">
      <style:graphic-properties svg:stroke-color="#3333ff" draw:marker-end="Arrow" draw:marker-end-width="0.3cm" draw:fill="solid" draw:fill-color="#ff0000" draw:textarea-horizontal-align="center" draw:textarea-vertical-align="middle"/>
    </style:style>
    <style:style style:name="gr192" style:family="graphic" style:parent-style-name="standard">
      <style:graphic-properties draw:fill="solid" draw:fill-color="#ffcccc" draw:textarea-vertical-align="middle" draw:auto-grow-height="false" fo:min-height="0.75cm" fo:min-width="1.8cm"/>
    </style:style>
    <style:style style:name="gr193" style:family="graphic" style:parent-style-name="standard">
      <style:graphic-properties draw:fill="solid" draw:fill-color="#ffcc00" draw:textarea-vertical-align="middle" draw:auto-grow-height="false" fo:min-height="0.05cm" fo:min-width="5.3cm"/>
    </style:style>
    <style:style style:name="gr194" style:family="graphic" style:parent-style-name="standard">
      <style:graphic-properties svg:stroke-color="#3333ff" draw:marker-start="Arrow" draw:marker-end="Arrow" draw:marker-end-width="0.3cm" draw:fill="solid" draw:fill-color="#ff0000" draw:textarea-horizontal-align="center" draw:textarea-vertical-align="middle"/>
    </style:style>
    <style:style style:name="gr195" style:family="graphic" style:parent-style-name="standard">
      <style:graphic-properties draw:stroke="dash" draw:stroke-dash="Ultrafine_20_Dashed" draw:fill="none" draw:textarea-horizontal-align="justify" draw:textarea-vertical-align="middle" draw:auto-grow-height="false" fo:min-height="2.638cm" fo:min-width="5.788cm"/>
    </style:style>
    <style:style style:name="gr196" style:family="graphic" style:parent-style-name="standard">
      <style:graphic-properties draw:fill="solid" draw:fill-color="#ffff99" draw:textarea-vertical-align="middle" draw:auto-grow-height="false" fo:min-height="0.75cm" fo:min-width="3cm"/>
    </style:style>
    <style:style style:name="gr197" style:family="graphic" style:parent-style-name="standard">
      <style:graphic-properties draw:textarea-horizontal-align="justify" draw:textarea-vertical-align="middle" draw:auto-grow-height="false" fo:min-height="0.715cm" fo:min-width="0.501cm"/>
    </style:style>
    <style:style style:name="gr198" style:family="graphic" style:parent-style-name="standard">
      <style:graphic-properties draw:fill-color="#cfe7f5" draw:textarea-horizontal-align="justify" draw:textarea-vertical-align="middle" draw:auto-grow-height="false" fo:min-height="0.854cm" fo:min-width="0.501cm"/>
    </style:style>
    <style:style style:name="gr199" style:family="graphic" style:parent-style-name="standard">
      <style:graphic-properties draw:stroke="dash" draw:stroke-dash="Ultrafine_20_Dashed" svg:stroke-width="0.05cm" svg:stroke-color="#579d1c" draw:marker-start-width="0.455cm" draw:marker-end-width="0.455cm" draw:textarea-horizontal-align="center" draw:textarea-vertical-align="middle" fo:padding-top="0.15cm" fo:padding-bottom="0.15cm" fo:padding-left="0.275cm" fo:padding-right="0.275cm"/>
    </style:style>
    <style:style style:name="gr200" style:family="graphic" style:parent-style-name="standard">
      <style:graphic-properties draw:textarea-horizontal-align="justify" draw:textarea-vertical-align="middle" draw:auto-grow-height="false" fo:min-height="0.693cm" fo:min-width="0.9cm"/>
    </style:style>
    <style:style style:name="gr201" style:family="graphic" style:parent-style-name="standard">
      <style:graphic-properties draw:stroke="dash" draw:stroke-dash="Ultrafine_20_Dashed" draw:fill="none" draw:textarea-horizontal-align="justify" draw:textarea-vertical-align="middle" draw:auto-grow-height="false" fo:min-height="2.458cm" fo:min-width="3.408cm"/>
    </style:style>
    <style:style style:name="gr202" style:family="graphic" style:parent-style-name="standard">
      <style:graphic-properties draw:textarea-horizontal-align="justify" draw:textarea-vertical-align="middle" draw:auto-grow-height="false" fo:min-height="0.822cm" fo:min-width="0.586cm"/>
    </style:style>
    <style:style style:name="gr203" style:family="graphic" style:parent-style-name="standard">
      <style:graphic-properties draw:fill-color="#cfe7f5" draw:textarea-horizontal-align="justify" draw:textarea-vertical-align="middle" draw:auto-grow-height="false" fo:min-height="0.822cm" fo:min-width="0.586cm"/>
    </style:style>
    <style:style style:name="gr204" style:family="graphic" style:parent-style-name="standard">
      <style:graphic-properties draw:stroke="dash" draw:stroke-dash="Ultrafine_20_Dashed" draw:fill="none" draw:textarea-horizontal-align="justify" draw:textarea-vertical-align="middle" draw:auto-grow-height="false" fo:min-height="7.511cm" fo:min-width="9.962cm"/>
    </style:style>
    <style:style style:name="gr205" style:family="graphic" style:parent-style-name="standard">
      <style:graphic-properties svg:stroke-color="#ff9900" draw:marker-start="Arrow" draw:marker-end="Arrow" draw:marker-end-width="0.3cm" draw:fill="solid" draw:fill-color="#ff0000" draw:textarea-horizontal-align="center" draw:textarea-vertical-align="middle"/>
    </style:style>
    <style:style style:name="gr206" style:family="graphic" style:parent-style-name="objectwithoutfill">
      <style:graphic-properties svg:stroke-color="#ff9900" draw:marker-end="Arrow" draw:marker-end-width="0.3cm" draw:fill="none" draw:textarea-horizontal-align="center" draw:textarea-vertical-align="middle"/>
    </style:style>
    <style:style style:name="gr207" style:family="graphic" style:parent-style-name="objectwithoutfill">
      <style:graphic-properties svg:stroke-width="0.05cm" svg:stroke-color="#ff0000" draw:marker-start-width="0.455cm" draw:marker-end="Arrow" draw:marker-end-width="0.455cm" draw:fill="none" draw:textarea-horizontal-align="center" draw:textarea-vertical-align="middle" fo:padding-top="0.15cm" fo:padding-bottom="0.15cm" fo:padding-left="0.275cm" fo:padding-right="0.275cm"/>
    </style:style>
    <style:style style:name="gr208" style:family="graphic" style:parent-style-name="standard">
      <style:graphic-properties draw:stroke="dash" draw:stroke-dash="Ultrafine_20_Dashed" svg:stroke-color="#ff3333" draw:fill="none" draw:textarea-horizontal-align="justify" draw:textarea-vertical-align="middle" draw:auto-grow-height="false" fo:min-height="1.555cm" fo:min-width="5.506cm"/>
    </style:style>
    <style:style style:name="gr209" style:family="graphic" style:parent-style-name="standard">
      <style:graphic-properties draw:fill-color="#ffff99" draw:textarea-vertical-align="middle" draw:auto-grow-height="false" fo:min-height="0.75cm" fo:min-width="2.8cm"/>
    </style:style>
    <style:style style:name="gr210" style:family="graphic" style:parent-style-name="standard">
      <style:graphic-properties draw:stroke="dash" draw:stroke-dash="Ultrafine_20_Dashed" draw:fill="none" draw:textarea-horizontal-align="justify" draw:textarea-vertical-align="middle" draw:auto-grow-height="false" fo:min-height="2.458cm" fo:min-width="3.308cm"/>
    </style:style>
    <style:style style:name="gr211" style:family="graphic" style:parent-style-name="standard">
      <style:graphic-properties draw:stroke="dash" draw:stroke-dash="Ultrafine_20_Dashed" draw:fill="none" draw:textarea-horizontal-align="justify" draw:textarea-vertical-align="middle" draw:auto-grow-height="false" fo:min-height="1.826cm" fo:min-width="3.776cm"/>
    </style:style>
    <style:style style:name="gr212" style:family="graphic" style:parent-style-name="objectwithoutfill">
      <style:graphic-properties svg:stroke-color="#ff9900" draw:marker-start="Arrow" draw:marker-end="" draw:marker-end-width="0.3cm" draw:fill="none" draw:textarea-horizontal-align="center" draw:textarea-vertical-align="middle"/>
    </style:style>
    <style:style style:name="gr213" style:family="graphic" style:parent-style-name="objectwithoutfill">
      <style:graphic-properties svg:stroke-color="#ff9900" draw:marker-start="Arrow" draw:marker-end="Arrow" draw:marker-end-width="0.3cm" draw:fill="none" draw:textarea-horizontal-align="center" draw:textarea-vertical-align="middle"/>
    </style:style>
    <style:style style:name="gr214"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15"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16"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1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18" style:family="graphic" style:parent-style-name="standard">
      <style:graphic-properties draw:fill-color="#990000" draw:textarea-horizontal-align="justify" draw:textarea-vertical-align="middle" draw:auto-grow-height="false" fo:min-height="0.292cm" fo:min-width="2.942cm"/>
    </style:style>
    <style:style style:name="gr219" style:family="graphic" style:parent-style-name="standard">
      <style:graphic-properties draw:fill-color="#990000" draw:textarea-horizontal-align="justify" draw:textarea-vertical-align="middle" draw:auto-grow-height="false" fo:min-height="0.654cm" fo:min-width="2.904cm"/>
    </style:style>
    <style:style style:name="gr220" style:family="graphic" style:parent-style-name="standard">
      <style:graphic-properties draw:fill-color="#990000" draw:textarea-horizontal-align="justify" draw:textarea-vertical-align="middle" draw:auto-grow-height="false" fo:min-height="0.202cm" fo:min-width="2.952cm"/>
    </style:style>
    <style:style style:name="gr22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22" style:family="graphic" style:parent-style-name="objectwithoutfill">
      <style:graphic-properties svg:stroke-color="#990000" draw:marker-end="Arrow" draw:marker-end-width="0.3cm" draw:fill="none" draw:textarea-horizontal-align="center" draw:textarea-vertical-align="middle"/>
    </style:style>
    <style:style style:name="gr223" style:family="graphic" style:parent-style-name="standard">
      <style:graphic-properties draw:stroke="dash" draw:stroke-dash="Ultrafine_20_Dashed" draw:fill="none" draw:textarea-horizontal-align="justify" draw:textarea-vertical-align="middle" draw:auto-grow-height="false" fo:min-height="2.91cm" fo:min-width="11.36cm"/>
    </style:style>
    <style:style style:name="gr224" style:family="graphic" style:parent-style-name="standard" style:list-style-name="L3">
      <style:graphic-properties draw:stroke="none" svg:stroke-width="0.026cm" svg:stroke-color="#000000" draw:stroke-linejoin="miter" draw:fill="none" draw:fill-color="#ffffcc" draw:textarea-horizontal-align="justify" draw:textarea-vertical-align="top" draw:auto-grow-height="true" fo:min-height="0cm" fo:min-width="0cm" fo:padding-top="0.13cm" fo:padding-bottom="0.13cm" fo:padding-left="0.25cm" fo:padding-right="0.25cm" fo:wrap-option="wrap"/>
    </style:style>
    <style:style style:name="gr225" style:family="graphic" style:parent-style-name="standard" style:list-style-name="L2">
      <style:graphic-properties svg:stroke-width="0.026cm" draw:stroke-linejoin="miter" draw:fill="solid" draw:fill-color="#e5ffcc" draw:textarea-horizontal-align="center" draw:textarea-vertical-align="middle" draw:auto-grow-height="false" fo:min-height="0.385cm" fo:min-width="0.891cm" fo:padding-top="0.13cm" fo:padding-bottom="0.13cm" fo:padding-left="0.263cm" fo:padding-right="0.263cm"/>
    </style:style>
    <style:style style:name="gr226" style:family="graphic" style:parent-style-name="standard" style:list-style-name="L2">
      <style:graphic-properties svg:stroke-width="0.026cm" draw:stroke-linejoin="miter" draw:fill="solid" draw:fill-color="#e5ffcc" draw:textarea-horizontal-align="center" draw:textarea-vertical-align="middle" draw:auto-grow-height="false" fo:min-height="0.462cm" fo:min-width="0.891cm" fo:padding-top="0.13cm" fo:padding-bottom="0.13cm" fo:padding-left="0.263cm" fo:padding-right="0.263cm"/>
    </style:style>
    <style:style style:name="gr227"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28"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29"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30"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31"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3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33" style:family="graphic" style:parent-style-name="standard" style:list-style-name="L2">
      <style:graphic-properties svg:stroke-width="0.026cm" draw:stroke-linejoin="miter" draw:fill="solid" draw:fill-color="#e5ffcc" draw:textarea-horizontal-align="center" draw:textarea-vertical-align="middle" draw:auto-grow-height="false" fo:min-height="0.462cm" fo:min-width="0.891cm" fo:padding-top="0.13cm" fo:padding-bottom="0.13cm" fo:padding-left="0.263cm" fo:padding-right="0.263cm"/>
    </style:style>
    <style:style style:name="gr234"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0.876cm" fo:min-width="2.349cm" fo:padding-top="0.13cm" fo:padding-bottom="0.13cm" fo:padding-left="0.263cm" fo:padding-right="0.263cm"/>
    </style:style>
    <style:style style:name="gr235" style:family="graphic" style:parent-style-name="standard">
      <style:graphic-properties draw:fill="solid" draw:fill-color="#ffcccc" draw:textarea-vertical-align="middle" draw:auto-grow-height="false" fo:min-height="0.75cm" fo:min-width="2.4cm"/>
    </style:style>
    <style:style style:name="gr236" style:family="graphic" style:parent-style-name="standard">
      <style:graphic-properties draw:fill="solid" draw:fill-color="#ffcccc" draw:textarea-vertical-align="middle" draw:auto-grow-height="false" fo:min-height="0.75cm" fo:min-width="2.5cm"/>
    </style:style>
    <style:style style:name="gr237" style:family="graphic" style:parent-style-name="standard">
      <style:graphic-properties draw:stroke="dash" draw:stroke-dash="Ultrafine_20_Dashed" draw:fill="none" draw:textarea-horizontal-align="justify" draw:textarea-vertical-align="middle" draw:auto-grow-height="false" fo:min-height="2.638cm" fo:min-width="7.188cm"/>
    </style:style>
    <style:style style:name="gr238" style:family="graphic" style:parent-style-name="standard" style:list-style-name="L2">
      <style:graphic-properties svg:stroke-width="0.026cm" draw:stroke-linejoin="miter" draw:fill-color="#ccffcc" draw:fill-gradient-name="Gradient_20_22" draw:textarea-horizontal-align="center" draw:textarea-vertical-align="middle" draw:auto-grow-height="false" fo:min-height="0.876cm" fo:min-width="2.349cm" fo:padding-top="0.13cm" fo:padding-bottom="0.13cm" fo:padding-left="0.263cm" fo:padding-right="0.263cm"/>
    </style:style>
    <style:style style:name="gr239" style:family="graphic" style:parent-style-name="standard" style:list-style-name="L2">
      <style:graphic-properties svg:stroke-width="0.026cm" draw:stroke-linejoin="miter" draw:fill="solid" draw:fill-color="#e5ffcc" draw:textarea-horizontal-align="center" draw:textarea-vertical-align="middle" draw:auto-grow-height="false" fo:min-height="0.462cm" fo:min-width="0.891cm" fo:padding-top="0.13cm" fo:padding-bottom="0.13cm" fo:padding-left="0.263cm" fo:padding-right="0.263cm"/>
    </style:style>
    <style:style style:name="gr240" style:family="graphic" style:parent-style-name="standard">
      <style:graphic-properties draw:stroke="dash" draw:stroke-dash="Ultrafine_20_Dashed" draw:fill="none" draw:textarea-horizontal-align="justify" draw:textarea-vertical-align="middle" draw:auto-grow-height="false" fo:min-height="3.269cm" fo:min-width="3.22cm"/>
    </style:style>
    <style:style style:name="gr241" style:family="graphic" style:parent-style-name="standard">
      <style:graphic-properties draw:textarea-horizontal-align="justify" draw:textarea-vertical-align="middle" draw:auto-grow-height="false" fo:min-height="0.402cm" fo:min-width="0.701cm"/>
    </style:style>
    <style:style style:name="gr242" style:family="graphic" style:parent-style-name="standard" style:list-style-name="L3">
      <style:graphic-properties draw:stroke="none" svg:stroke-width="0.026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pr1" style:family="presentation" style:parent-style-name="Vacia-title">
      <style:graphic-properties draw:auto-grow-height="true" fo:min-height="1cm"/>
    </style:style>
    <style:style style:name="pr2" style:family="presentation" style:parent-style-name="Vacia-notes">
      <style:graphic-properties draw:fill-color="#ffffff" fo:min-height="13.114cm"/>
    </style:style>
    <style:style style:name="pr3" style:family="presentation" style:parent-style-name="Vacia_5f_-title">
      <style:graphic-properties draw:auto-grow-height="true" fo:min-height="1cm"/>
    </style:style>
    <style:style style:name="pr4" style:family="presentation" style:parent-style-name="Vacia_5f_-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P3" style:family="paragraph">
      <style:paragraph-properties fo:margin-left="0cm" fo:margin-right="0cm" fo:margin-top="0cm" fo:margin-bottom="0cm" fo:line-height="100%" fo:text-align="center" fo:text-indent="0cm" style:punctuation-wrap="hanging" style:line-break="strict"/>
    </style:style>
    <style:style style:name="P4" style:family="paragraph">
      <style:paragraph-properties fo:text-align="center" style:font-independent-line-spacing="true"/>
      <style:text-properties fo:font-size="12pt" style:font-size-asian="12pt" style:font-size-complex="12pt"/>
    </style:style>
    <style:style style:name="P5"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0pt" style:font-size-asian="10pt" style:font-size-complex="10pt"/>
    </style:style>
    <style:style style:name="P6" style:family="paragraph">
      <style:paragraph-properties fo:margin-left="0cm" fo:margin-right="0cm" fo:margin-top="0cm" fo:margin-bottom="0cm" fo:line-height="100%" fo:text-align="start" fo:text-indent="0cm" style:punctuation-wrap="hanging" style:line-break="strict"/>
    </style:style>
    <style:style style:name="P7"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font-size="12pt" fo:font-weight="normal" style:font-size-asian="12pt" style:font-weight-asian="normal" style:font-size-complex="12pt" style:font-weight-complex="normal"/>
    </style:style>
    <style:style style:name="P8" style:family="paragraph">
      <style:paragraph-properties fo:text-align="center"/>
      <style:text-properties fo:font-size="12pt" style:font-size-asian="12pt" style:font-size-complex="12pt"/>
    </style:style>
    <style:style style:name="P9" style:family="paragraph">
      <style:paragraph-properties fo:margin-left="0cm" fo:margin-right="0cm" fo:margin-top="0cm" fo:margin-bottom="0cm" fo:line-height="100%" fo:text-align="end" fo:text-indent="0cm" style:punctuation-wrap="hanging" style:line-break="strict"/>
    </style:style>
    <style:style style:name="P10" style:family="paragraph">
      <style:paragraph-properties fo:margin-left="0cm" fo:margin-right="0cm" fo:margin-top="0cm" fo:margin-bottom="0cm" fo:line-height="100%" fo:text-align="end" fo:text-indent="0cm" style:punctuation-wrap="hanging" style:line-break="strict" style:writing-mode="lr-tb" style:font-independent-line-spacing="true"/>
      <style:text-properties fo:font-size="12pt" fo:font-weight="normal" style:font-size-asian="12pt" style:font-weight-asian="normal" style:font-size-complex="12pt" style:font-weight-complex="normal"/>
    </style:style>
    <style:style style:name="P11"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2pt" fo:font-weight="normal" style:font-size-asian="12pt" style:font-weight-asian="normal" style:font-size-complex="12pt" style:font-weight-complex="normal"/>
    </style:style>
    <style:style style:name="P12"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color="#ff3333" fo:font-size="12pt" fo:font-weight="normal" style:font-size-asian="12pt" style:font-weight-asian="normal" style:font-size-complex="12pt" style:font-weight-complex="normal"/>
    </style:style>
    <style:style style:name="P13" style:family="paragraph">
      <style:text-properties fo:font-size="12pt"/>
    </style:style>
    <style:style style:name="P14"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0pt" fo:font-weight="normal" style:font-size-asian="10pt" style:font-weight-asian="normal" style:font-size-complex="10pt" style:font-weight-complex="normal"/>
    </style:style>
    <style:style style:name="P15" style:family="paragraph">
      <style:paragraph-properties fo:text-align="center" style:punctuation-wrap="hanging" style:line-break="strict"/>
    </style:style>
    <style:style style:name="P16" style:family="paragraph">
      <style:paragraph-properties fo:text-align="start" style:punctuation-wrap="hanging" style:line-break="strict"/>
    </style:style>
    <style:style style:name="P17" style:family="paragraph">
      <style:paragraph-properties fo:margin-left="0cm" fo:margin-right="0cm" fo:margin-top="0cm" fo:margin-bottom="0cm" fo:line-height="100%" fo:text-align="justify" fo:text-indent="0cm" style:punctuation-wrap="hanging" style:line-break="strict"/>
    </style:style>
    <style:style style:name="P18" style:family="paragraph">
      <style:paragraph-properties fo:margin-left="0cm" fo:margin-right="0cm" fo:margin-top="0cm" fo:margin-bottom="0cm" fo:line-height="100%" fo:text-align="justify" fo:text-indent="0cm" style:punctuation-wrap="hanging" style:line-break="strict" style:writing-mode="lr-tb" style:font-independent-line-spacing="true"/>
      <style:text-properties fo:font-size="12pt" fo:font-weight="normal" style:font-size-asian="12pt" style:font-weight-asian="normal" style:font-size-complex="12pt" style:font-weight-complex="normal"/>
    </style:style>
    <style:style style:name="P19" style:family="paragraph">
      <style:paragraph-properties fo:text-align="end"/>
    </style:style>
    <style:style style:name="P20" style:family="paragraph">
      <style:paragraph-properties fo:text-align="center"/>
      <style:text-properties fo:font-size="14pt" style:font-size-asian="14pt" style:font-size-complex="14pt"/>
    </style:style>
    <style:style style:name="P21" style:family="paragraph">
      <style:paragraph-properties fo:text-align="center"/>
      <style:text-properties style:font-name="Liberation Sans1" fo:font-size="12pt" style:font-size-asian="12pt" style:font-size-complex="12pt"/>
    </style:style>
    <style:style style:name="P22" style:family="paragraph">
      <style:paragraph-properties fo:text-align="center"/>
      <style:text-properties fo:font-size="8pt" style:font-size-asian="8pt" style:font-size-complex="8pt"/>
    </style:style>
    <style:style style:name="P23" style:family="paragraph">
      <style:paragraph-properties fo:text-align="center"/>
      <style:text-properties fo:color="#ff3333" fo:font-size="8pt" style:font-size-asian="8pt" style:font-size-complex="8pt"/>
    </style:style>
    <style:style style:name="P24" style:family="paragraph">
      <style:paragraph-properties fo:margin-left="0cm" fo:margin-right="0cm" fo:margin-top="0cm" fo:margin-bottom="0cm" fo:line-height="100%" fo:text-align="center" fo:text-indent="0cm" style:punctuation-wrap="hanging" style:line-break="strict" style:font-independent-line-spacing="true"/>
      <style:text-properties fo:font-size="12pt" style:font-size-asian="12pt" style:font-size-complex="12pt"/>
    </style:style>
    <style:style style:name="P25" style:family="paragraph">
      <style:paragraph-properties fo:text-align="center"/>
      <style:text-properties fo:font-size="16pt"/>
    </style:style>
    <style:style style:name="P26" style:family="paragraph">
      <style:paragraph-properties fo:text-align="center"/>
      <style:text-properties fo:font-size="12pt"/>
    </style:style>
    <style:style style:name="P27" style:family="paragraph">
      <style:paragraph-properties fo:margin-left="0cm" fo:margin-right="0cm" fo:margin-top="0cm" fo:margin-bottom="0cm" fo:line-height="100%" fo:text-align="center" fo:text-indent="0cm" style:punctuation-wrap="hanging" style:line-break="strict"/>
      <style:text-properties fo:font-size="12pt"/>
    </style:style>
    <style:style style:name="P28" style:family="paragraph">
      <style:paragraph-properties fo:margin-left="0cm" fo:margin-right="0cm" fo:margin-top="0cm" fo:margin-bottom="0cm" fo:line-height="100%" fo:text-align="start" fo:text-indent="0cm" style:punctuation-wrap="hanging" style:line-break="strict"/>
      <style:text-properties fo:font-size="12pt"/>
    </style:style>
    <style:style style:name="P29" style:family="paragraph">
      <style:paragraph-properties fo:margin-left="0cm" fo:margin-right="0cm" fo:margin-top="0cm" fo:margin-bottom="0cm" fo:line-height="100%" fo:text-align="end" fo:text-indent="0cm" style:punctuation-wrap="hanging" style:line-break="strict"/>
      <style:text-properties fo:font-size="12pt"/>
    </style:style>
    <style:style style:name="P30" style:family="paragraph">
      <style:paragraph-properties fo:margin-left="0cm" fo:margin-right="0cm" fo:margin-top="0cm" fo:margin-bottom="0cm" fo:line-height="100%" fo:text-align="start" fo:text-indent="0cm" style:punctuation-wrap="hanging" style:line-break="strict"/>
      <style:text-properties fo:font-weight="bold" style:font-weight-asian="bold" style:font-weight-complex="bold"/>
    </style:style>
    <style:style style:name="P31"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font-size="12pt" fo:font-weight="bold" style:font-size-asian="12pt" style:font-weight-asian="bold" style:font-size-complex="12pt" style:font-weight-complex="bold"/>
    </style:style>
    <style:style style:name="P32" style:family="paragraph">
      <style:paragraph-properties fo:text-align="center"/>
      <style:text-properties fo:font-size="15pt" style:font-size-asian="15pt" style:font-size-complex="15pt"/>
    </style:style>
    <style:style style:name="P33" style:family="paragraph">
      <style:paragraph-properties fo:margin-left="0cm" fo:margin-right="0cm" fo:margin-top="0cm" fo:margin-bottom="0cm" fo:line-height="100%" fo:text-align="center" fo:text-indent="0cm" style:punctuation-wrap="hanging" style:line-break="strict" style:font-independent-line-spacing="true"/>
      <style:text-properties fo:font-size="8pt" style:font-size-asian="8pt" style:font-size-complex="8pt"/>
    </style:style>
    <style:style style:name="P34"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font-size="8pt" fo:font-weight="normal" style:font-size-asian="8pt" style:font-weight-asian="normal" style:font-size-complex="8pt" style:font-weight-complex="normal"/>
    </style:style>
    <style:style style:name="P35" style:family="paragraph">
      <style:paragraph-properties fo:text-align="center"/>
      <style:text-properties fo:font-size="10pt" style:font-size-asian="10pt" style:font-size-complex="10pt"/>
    </style:style>
    <style:style style:name="P36" style:family="paragraph">
      <style:paragraph-properties fo:text-align="start"/>
    </style:style>
    <style:style style:name="P37" style:family="paragraph">
      <style:paragraph-properties fo:text-align="start"/>
      <style:text-properties fo:font-size="12pt" style:font-size-asian="12pt" style:font-size-complex="12pt"/>
    </style:style>
    <style:style style:name="P38" style:family="paragraph">
      <style:paragraph-properties fo:margin-left="0cm" fo:margin-right="0cm" fo:margin-top="0cm" fo:margin-bottom="0cm" fo:line-height="100%" fo:text-align="start" fo:text-indent="0cm" style:punctuation-wrap="hanging" style:line-break="strict" style:writing-mode="lr-tb" style:font-independent-line-spacing="true"/>
      <style:text-properties fo:color="#ff3333" fo:font-size="10pt" fo:font-weight="normal" style:font-size-asian="10pt" style:font-weight-asian="normal" style:font-size-complex="10pt" style:font-weight-complex="normal"/>
    </style:style>
    <style:style style:name="P39" style:family="paragraph">
      <style:text-properties fo:font-size="15pt" style:font-size-asian="15pt" style:font-size-complex="15pt"/>
    </style:style>
    <style:style style:name="P40" style:family="paragraph">
      <style:paragraph-properties fo:margin-left="0cm" fo:margin-right="0cm" fo:margin-top="0cm" fo:margin-bottom="0cm" fo:line-height="100%" fo:text-align="center" fo:text-indent="0cm" style:punctuation-wrap="hanging" style:line-break="strict"/>
      <style:text-properties fo:font-weight="bold" style:font-weight-asian="bold" style:font-weight-complex="bold"/>
    </style:style>
    <style:style style:name="P41"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8pt" fo:font-weight="bold" style:font-size-asian="8pt" style:font-weight-asian="bold" style:font-size-complex="8pt" style:font-weight-complex="bold"/>
    </style:style>
    <style:style style:name="T1" style:family="text">
      <style:text-properties fo:font-size="16pt" style:font-size-asian="16pt" style:font-size-complex="16pt"/>
    </style:style>
    <style:style style:name="T2" style:family="text">
      <style:text-properties fo:color="#000000" style:font-name="Arial1" fo:font-size="10pt" fo:language="es" fo:country="ES" style:text-underline-style="none" fo:font-weight="bold" style:font-size-asian="10pt" style:font-weight-asian="bold" style:font-size-complex="10pt" style:font-weight-complex="bold"/>
    </style:style>
    <style:style style:name="T3" style:family="text">
      <style:text-properties style:use-window-font-color="true" style:font-name="Arial1" fo:font-size="12pt" fo:language="es" fo:country="ES" style:text-underline-style="none"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color="#000000" style:font-name="Arial1" fo:font-size="12pt" fo:language="es" fo:country="ES" style:text-underline-style="none" fo:font-weight="normal" style:font-size-asian="12pt" style:font-weight-asian="normal" style:font-size-complex="12pt" style:font-weight-complex="normal"/>
    </style:style>
    <style:style style:name="T6" style:family="text">
      <style:text-properties fo:color="#3333ff" style:font-name="Arial1" fo:font-size="12pt" fo:language="es" fo:country="ES" style:text-underline-style="none" fo:font-weight="normal" style:font-size-asian="12pt" style:font-weight-asian="normal" style:font-size-complex="12pt" style:font-weight-complex="normal"/>
    </style:style>
    <style:style style:name="T7" style:family="text">
      <style:text-properties fo:color="#ff3333" style:font-name="Arial1" fo:font-size="12pt" fo:language="es" fo:country="ES" style:text-underline-style="none" fo:font-weight="normal" style:font-size-asian="12pt" style:font-weight-asian="normal" style:font-size-complex="12pt" style:font-weight-complex="normal"/>
    </style:style>
    <style:style style:name="T8" style:family="text">
      <style:text-properties style:use-window-font-color="true" style:font-name="Arial1" fo:font-size="10pt" fo:language="es" fo:country="ES" style:text-underline-style="none" fo:font-weight="normal" style:font-size-asian="10pt" style:font-weight-asian="normal" style:font-size-complex="10pt" style:font-weight-complex="normal"/>
    </style:style>
    <style:style style:name="T9" style:family="text">
      <style:text-properties fo:color="#3333ff" style:font-name="Arial1" fo:font-size="10pt" fo:language="es" fo:country="ES" style:text-underline-style="none" fo:font-weight="normal" style:font-size-asian="10pt" style:font-weight-asian="normal" style:font-size-complex="10pt" style:font-weight-complex="normal"/>
    </style:style>
    <style:style style:name="T10" style:family="text">
      <style:text-properties fo:color="#000000" style:font-name="Arial1" fo:font-size="10pt" fo:language="es" fo:country="ES" style:text-underline-style="none" fo:font-weight="normal" style:font-size-asian="10pt" style:font-weight-asian="normal" style:font-size-complex="10pt" style:font-weight-complex="normal"/>
    </style:style>
    <style:style style:name="T11" style:family="text">
      <style:text-properties fo:color="#ff3333"/>
    </style:style>
    <style:style style:name="T12" style:family="text">
      <style:text-properties style:font-name="Arial1" fo:font-size="12pt" fo:language="es" fo:country="ES" style:text-underline-style="none" fo:font-weight="normal" style:font-size-asian="12pt" style:font-weight-asian="normal" style:font-size-complex="12pt" style:font-weight-complex="normal"/>
    </style:style>
    <style:style style:name="T13" style:family="text">
      <style:text-properties fo:color="#ff3333" style:font-name="Arial1" fo:font-size="12pt" fo:language="es" fo:country="ES" style:text-underline-style="none" fo:font-weight="bold" style:font-size-asian="12pt" style:font-weight-asian="bold" style:font-size-complex="12pt" style:font-weight-complex="bold"/>
    </style:style>
    <style:style style:name="T14" style:family="text">
      <style:text-properties fo:font-size="14pt" style:font-size-asian="14pt" style:font-size-complex="14pt"/>
    </style:style>
    <style:style style:name="T15" style:family="text">
      <style:text-properties style:font-name="Liberation Sans1" fo:font-size="12pt" style:font-size-asian="12pt" style:font-size-complex="12pt"/>
    </style:style>
    <style:style style:name="T16" style:family="text">
      <style:text-properties fo:font-size="8pt" style:font-size-asian="8pt" style:font-size-complex="8pt"/>
    </style:style>
    <style:style style:name="T17" style:family="text">
      <style:text-properties fo:color="#ff3333" fo:font-size="8pt" style:font-size-asian="8pt" style:font-size-complex="8pt"/>
    </style:style>
    <style:style style:name="T18" style:family="text">
      <style:text-properties fo:color="#0000ff" style:font-name="Arial1" fo:font-size="12pt" fo:language="es" fo:country="ES" style:text-underline-style="none" fo:font-weight="normal" style:font-size-asian="12pt" style:font-weight-asian="normal" style:font-size-complex="12pt" style:font-weight-complex="normal"/>
    </style:style>
    <style:style style:name="T19" style:family="text">
      <style:text-properties fo:color="#0000ff" style:text-outline="false" style:text-line-through-style="none" style:text-line-through-type="none" style:font-name="Arial1" fo:font-size="12pt" fo:language="es" fo:country="ES" fo:font-style="italic" fo:text-shadow="none" style:text-underline-style="none" fo:font-weight="normal" style:letter-kerning="true" style:font-name-asian="DejaVu Sans" style:font-size-asian="12pt" style:font-style-asian="italic" style:font-weight-asian="normal" style:font-name-complex="DejaVu Sans" style:font-size-complex="12pt" style:font-style-complex="italic" style:font-weight-complex="normal" style:text-emphasize="none" style:font-relief="none" style:text-overline-style="none" style:text-overline-color="font-color"/>
    </style:style>
    <style:style style:name="T20" style:family="text">
      <style:text-properties style:use-window-font-color="true" style:font-name="Arial1" fo:font-size="12pt" fo:language="es" fo:country="ES" style:text-underline-style="none" fo:font-weight="bold" style:font-size-asian="12pt" style:font-weight-asian="bold" style:font-size-complex="12pt" style:font-weight-complex="bold"/>
    </style:style>
    <style:style style:name="T21" style:family="text">
      <style:text-properties fo:font-size="15pt" style:font-size-asian="15pt" style:font-size-complex="15pt"/>
    </style:style>
    <style:style style:name="T22" style:family="text">
      <style:text-properties fo:color="#000000" style:font-name="Arial1" fo:font-size="8pt" fo:language="es" fo:country="ES" style:text-underline-style="none" fo:font-weight="bold" style:font-size-asian="8pt" style:font-weight-asian="bold" style:font-size-complex="8pt" style:font-weight-complex="bold"/>
    </style:style>
    <style:style style:name="T23" style:family="text">
      <style:text-properties style:use-window-font-color="true" style:font-name="Arial1" fo:font-size="8pt" fo:language="es" fo:country="ES" style:text-underline-style="none" fo:font-weight="normal" style:font-size-asian="8pt" style:font-weight-asian="normal" style:font-size-complex="8pt" style:font-weight-complex="normal"/>
    </style:style>
    <style:style style:name="T24" style:family="text">
      <style:text-properties fo:font-size="10pt" style:font-size-asian="10pt" style:font-size-complex="10pt"/>
    </style:style>
    <style:style style:name="T25" style:family="text">
      <style:text-properties fo:color="#ff3333" style:font-name="Arial1" fo:font-size="10pt" fo:language="es" fo:country="ES" style:text-underline-style="none" fo:font-weight="normal" style:font-size-asian="10pt" style:font-weight-asian="normal" style:font-size-complex="10pt" style:font-weight-complex="normal"/>
    </style:style>
    <style:style style:name="T26" style:family="text">
      <style:text-properties style:use-window-font-color="true" style:font-name="Arial1" fo:font-size="8pt" fo:language="es" fo:country="ES" style:text-underline-style="none" fo:font-weight="bold" style:font-size-asian="8pt" style:font-weight-asian="bold" style:font-size-complex="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StarSymbol" style:font-family-generic="roman" style:font-pitch="variable" fo:color="#000000" fo:font-size="100%"/>
      </text:list-level-style-bullet>
      <text:list-level-style-bullet text:level="3" text:bullet-char="•">
        <style:list-level-properties text:space-before="2.54cm" text:min-label-width="0.635cm"/>
        <style:text-properties fo:font-family="StarSymbol" style:font-family-generic="roman" style:font-pitch="variable" fo:color="#000000" fo:font-size="100%"/>
      </text:list-level-style-bullet>
      <text:list-level-style-bullet text:level="4" text:bullet-char="–">
        <style:list-level-properties text:space-before="3.81cm" text:min-label-width="0.635cm"/>
        <style:text-properties fo:font-family="StarSymbol" style:font-family-generic="roman" style:font-pitch="variable" fo:color="#000000" fo:font-size="100%"/>
      </text:list-level-style-bullet>
      <text:list-level-style-bullet text:level="5" text:bullet-char="»">
        <style:list-level-properties text:space-before="5.08cm" text:min-label-width="0.635cm"/>
        <style:text-properties fo:font-family="StarSymbol" style:font-family-generic="roman" style:font-pitch="variable" fo:color="#000000" fo:font-size="100%"/>
      </text:list-level-style-bullet>
      <text:list-level-style-bullet text:level="6" text:bullet-char="»">
        <style:list-level-properties text:space-before="5.08cm" text:min-label-width="0.635cm"/>
        <style:text-properties fo:font-family="StarSymbol" style:font-family-generic="roman" style:font-pitch="variable" fo:color="#000000" fo:font-size="100%"/>
      </text:list-level-style-bullet>
      <text:list-level-style-bullet text:level="7" text:bullet-char="»">
        <style:list-level-properties text:space-before="5.08cm" text:min-label-width="0.635cm"/>
        <style:text-properties fo:font-family="StarSymbol" style:font-family-generic="roman" style:font-pitch="variable" fo:color="#000000" fo:font-size="100%"/>
      </text:list-level-style-bullet>
      <text:list-level-style-bullet text:level="8" text:bullet-char="»">
        <style:list-level-properties text:space-before="5.08cm" text:min-label-width="0.635cm"/>
        <style:text-properties fo:font-family="StarSymbol" style:font-family-generic="roman" style:font-pitch="variable" fo:color="#000000" fo:font-size="100%"/>
      </text:list-level-style-bullet>
      <text:list-level-style-bullet text:level="9" text:bullet-char="»">
        <style:list-level-properties text:space-before="5.08cm" text:min-label-width="0.635cm"/>
        <style:text-properties fo:font-family="StarSymbol" style:font-family-generic="roman" style:font-pitch="variable" fo:color="#000000" fo:font-size="100%"/>
      </text:list-level-style-bullet>
      <text:list-level-style-bullet text:level="10" text:bullet-char="»">
        <style:list-level-properties text:space-before="5.08cm" text:min-label-width="0.635cm"/>
        <style:text-properties fo:font-family="StarSymbol"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Vacia" presentation:presentation-page-layout-name="AL1T1">
        <office:forms form:automatic-focus="false" form:apply-design-mode="false"/>
        <draw:custom-shape draw:style-name="gr1" draw:text-style-name="P2" draw:layer="layout" svg:width="8cm" svg:height="3cm" svg:x="14.9cm" svg:y="8cm">
          <text:p text:style-name="P1"><text:span text:style-name="T1">Tomcat 6</text:span></text:p>
          <draw:enhanced-geometry svg:viewBox="0 0 21600 21600" draw:type="rectangle" draw:enhanced-path="M 0 0 L 21600 0 21600 21600 0 21600 0 0 Z N"/>
        </draw:custom-shape>
        <draw:custom-shape draw:style-name="gr2" draw:text-style-name="P2" draw:layer="layout" svg:width="8cm" svg:height="3cm" svg:x="6.5cm" svg:y="8cm">
          <text:p text:style-name="P1"><text:span text:style-name="T1">Tomcat 6</text:span></text:p>
          <draw:enhanced-geometry svg:viewBox="0 0 21600 21600" draw:type="rectangle" draw:enhanced-path="M 0 0 L 21600 0 21600 21600 0 21600 0 0 Z N"/>
        </draw:custom-shape>
        <draw:custom-shape draw:style-name="gr3" draw:text-style-name="P4" xml:id="id1" draw:id="id1" draw:layer="layout" svg:width="3.4cm" svg:height="2.3cm" svg:x="10cm" svg:y="12.873cm">
          <text:list text:style-name="L2">
            <text:list-item>
              <text:p text:style-name="P3"><text:span text:style-name="T2">PostgreSQL 9.x</text:span></text:p>
            </text:list-item>
            <text:list-item>
              <text:p text:style-name="P3"><text:span text:style-name="T2">Maestro</text:span></text:p>
            </text:list-item>
            <text:list-item>
              <text:p text:style-name="P3"><text:span text:style-name="T2">sepim</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1" draw:layer="layout" svg:width="22.099cm" svg:height="1cm" svg:x="4.501cm" svg:y="0.5cm" presentation:class="title" presentation:user-transformed="true">
          <draw:text-box>
            <text:p>Arquitectura SEPIM</text:p>
          </draw:text-box>
        </draw:frame>
        <draw:custom-shape draw:style-name="gr4" draw:text-style-name="P5" draw:layer="layout" svg:width="3.3cm" svg:height="1.107cm" svg:x="6cm" svg:y="14.293cm">
          <text:p/>
          <draw:enhanced-geometry svg:viewBox="0 0 21600 21600" draw:type="mso-spt202" draw:enhanced-path="M 0 0 L 21600 0 21600 21600 0 21600 0 0 Z N"/>
        </draw:custom-shape>
        <draw:custom-shape draw:style-name="gr3" draw:text-style-name="P4" xml:id="id2" draw:id="id2" draw:layer="layout" svg:width="3.5cm" svg:height="2.3cm" svg:x="16.5cm" svg:y="12.873cm">
          <text:list text:style-name="L2">
            <text:list-item>
              <text:p text:style-name="P3"><text:span text:style-name="T2">PostgreSQL 9.x</text:span></text:p>
            </text:list-item>
            <text:list-item>
              <text:p text:style-name="P3"><text:span text:style-name="T2">Esclavo</text:span></text:p>
            </text:list-item>
            <text:list-item>
              <text:p text:style-name="P3"><text:span text:style-name="T2">sepim</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7" draw:layer="layout" svg:width="3.9cm" svg:height="0.768cm" svg:x="11.9cm" svg:y="15.473cm">
          <text:list text:style-name="L3">
            <text:list-header>
              <text:p text:style-name="P6"><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1.7cm" svg:y1="15.173cm" svg:x2="11.704cm" svg:y2="16.058cm" draw:start-shape="id1" draw:start-glue-point="7" svg:d="M11700 15173l4 885" svg:viewBox="0 0 5 886">
          <text:p/>
        </draw:connector>
        <draw:line draw:style-name="gr7" draw:text-style-name="P1" draw:layer="layout" svg:x1="11.8cm" svg:y1="8.572cm" svg:x2="14.8cm" svg:y2="8.572cm">
          <text:p/>
        </draw:line>
        <draw:line draw:style-name="gr7" draw:text-style-name="P1" draw:layer="layout" svg:x1="9cm" svg:y1="11.573cm" svg:x2="9cm" svg:y2="9.573cm">
          <text:p/>
        </draw:line>
        <draw:custom-shape draw:style-name="gr8" draw:text-style-name="P8" draw:layer="layout" svg:width="3.3cm" svg:height="1cm" svg:x="9.9cm" svg:y="9.173cm">
          <text:p text:style-name="P1"><text:span text:style-name="T4">SEPIM</text:span></text:p>
          <text:p text:style-name="P1"><text:span text:style-name="T4">Maestro</text:span></text:p>
          <draw:enhanced-geometry svg:viewBox="0 0 21600 21600" draw:glue-points="10800 0 0 10800 10800 21600 21600 10800" draw:type="flowchart-process" draw:enhanced-path="M 0 0 L 21600 0 21600 21600 0 21600 0 0 Z N"/>
        </draw:custom-shape>
        <draw:custom-shape draw:style-name="gr9" draw:text-style-name="P8" draw:layer="layout" svg:width="3.5cm" svg:height="1cm" svg:x="16.5cm" svg:y="9.173cm">
          <text:p text:style-name="P1"><text:span text:style-name="T4">SEPIM</text:span></text:p>
          <text:p text:style-name="P1"><text:span text:style-name="T4">Esclavo</text:span></text:p>
          <draw:enhanced-geometry svg:viewBox="0 0 21600 21600" draw:glue-points="10800 0 0 10800 10800 21600 21600 10800" draw:type="flowchart-process" draw:enhanced-path="M 0 0 L 21600 0 21600 21600 0 21600 0 0 Z N"/>
        </draw:custom-shape>
        <draw:connector draw:style-name="gr10" draw:text-style-name="P1" draw:layer="layout" draw:type="line" svg:x1="13.4cm" svg:y1="14.023cm" svg:x2="16.5cm" svg:y2="14.023cm" draw:start-shape="id1" draw:start-glue-point="8" draw:end-shape="id2" svg:d="M13400 14023h3100" svg:viewBox="0 0 3101 1">
          <text:p/>
        </draw:connector>
        <draw:connector draw:style-name="gr6" draw:text-style-name="P1" draw:layer="layout" draw:type="line" svg:x1="11.702cm" svg:y1="15.962cm" svg:x2="11.706cm" svg:y2="16.847cm" svg:d="M11702 15962l4 885" svg:viewBox="0 0 5 886">
          <text:p/>
        </draw:connector>
        <draw:custom-shape draw:style-name="gr11" draw:text-style-name="P7" draw:layer="layout" svg:width="3.9cm" svg:height="0.768cm" svg:x="11.855cm" svg:y="16.232cm">
          <text:list text:style-name="L3">
            <text:list-header>
              <text:p text:style-name="P6"><text:span text:style-name="T3">sepim_datos</text:span></text:p>
            </text:list-header>
          </text:list>
          <draw:enhanced-geometry svg:viewBox="0 0 21600 21600" draw:type="mso-spt202" draw:enhanced-path="M 0 0 L 21600 0 21600 21600 0 21600 0 0 Z N"/>
        </draw:custom-shape>
        <draw:custom-shape draw:style-name="gr12" draw:text-style-name="P7" draw:layer="layout" svg:width="3.9cm" svg:height="0.768cm" svg:x="18.6cm" svg:y="15.473cm">
          <text:list text:style-name="L3">
            <text:list-header>
              <text:p text:style-name="P6"><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8.4cm" svg:y1="15.173cm" svg:x2="18.404cm" svg:y2="16.058cm" svg:d="M18400 15173l4 885" svg:viewBox="0 0 5 886">
          <text:p/>
        </draw:connector>
        <draw:connector draw:style-name="gr6" draw:text-style-name="P1" draw:layer="layout" draw:type="line" svg:x1="18.402cm" svg:y1="15.962cm" svg:x2="18.406cm" svg:y2="16.847cm" svg:d="M18402 15962l4 885" svg:viewBox="0 0 5 886">
          <text:p/>
        </draw:connector>
        <draw:custom-shape draw:style-name="gr13" draw:text-style-name="P7" draw:layer="layout" svg:width="3.9cm" svg:height="0.768cm" svg:x="18.555cm" svg:y="16.232cm">
          <text:list text:style-name="L3">
            <text:list-header>
              <text:p text:style-name="P6"><text:span text:style-name="T3">sepim_datos</text:span></text:p>
            </text:list-header>
          </text:list>
          <draw:enhanced-geometry svg:viewBox="0 0 21600 21600" draw:type="mso-spt202" draw:enhanced-path="M 0 0 L 21600 0 21600 21600 0 21600 0 0 Z N"/>
        </draw:custom-shape>
        <draw:custom-shape draw:style-name="gr14" draw:text-style-name="P7" draw:layer="layout" svg:width="3.9cm" svg:height="0.768cm" svg:x="13.5cm" svg:y="13.173cm">
          <text:list text:style-name="L3">
            <text:list-header>
              <text:p text:style-name="P6"><text:span text:style-name="T3">replicación</text:span></text:p>
            </text:list-header>
          </text:list>
          <draw:enhanced-geometry svg:viewBox="0 0 21600 21600" draw:type="mso-spt202" draw:enhanced-path="M 0 0 L 21600 0 21600 21600 0 21600 0 0 Z N"/>
        </draw:custom-shape>
        <draw:line draw:style-name="gr15" draw:text-style-name="P1" draw:layer="layout" svg:x1="12.5cm" svg:y1="12.773cm" svg:x2="12.5cm" svg:y2="10.273cm">
          <text:p/>
        </draw:line>
        <draw:custom-shape draw:style-name="gr16" draw:text-style-name="P7" draw:layer="layout" svg:width="2.4cm" svg:height="0.768cm" svg:x="12.3cm" svg:y="11.373cm">
          <text:list text:style-name="L3">
            <text:list-header>
              <text:p text:style-name="P6"><text:span text:style-name="T3">Escritura</text:span></text:p>
            </text:list-header>
          </text:list>
          <draw:enhanced-geometry svg:viewBox="0 0 21600 21600" draw:type="mso-spt202" draw:enhanced-path="M 0 0 L 21600 0 21600 21600 0 21600 0 0 Z N"/>
        </draw:custom-shape>
        <draw:line draw:style-name="gr15" draw:text-style-name="P1" draw:layer="layout" svg:x1="10.7cm" svg:y1="10.273cm" svg:x2="10.7cm" svg:y2="12.773cm">
          <text:p/>
        </draw:line>
        <draw:custom-shape draw:style-name="gr17" draw:text-style-name="P7" draw:layer="layout" svg:width="2.4cm" svg:height="0.768cm" svg:x="8.3cm" svg:y="11.405cm">
          <text:list text:style-name="L3">
            <text:list-header>
              <text:p text:style-name="P9"><text:span text:style-name="T3">Lectura</text:span></text:p>
            </text:list-header>
          </text:list>
          <draw:enhanced-geometry svg:viewBox="0 0 21600 21600" draw:type="mso-spt202" draw:enhanced-path="M 0 0 L 21600 0 21600 21600 0 21600 0 0 Z N"/>
        </draw:custom-shape>
        <draw:line draw:style-name="gr15" draw:text-style-name="P1" draw:layer="layout" svg:x1="18.2cm" svg:y1="10.273cm" svg:x2="18.2cm" svg:y2="12.773cm">
          <text:p/>
        </draw:line>
        <draw:custom-shape draw:style-name="gr18" draw:text-style-name="P10" draw:layer="layout" svg:width="2.4cm" svg:height="0.768cm" svg:x="15.8cm" svg:y="11.405cm">
          <text:list text:style-name="L3">
            <text:list-header>
              <text:p text:style-name="P9"><text:span text:style-name="T3">Lectura</text:span></text:p>
            </text:list-header>
          </text:list>
          <draw:enhanced-geometry svg:viewBox="0 0 21600 21600" draw:type="mso-spt202" draw:enhanced-path="M 0 0 L 21600 0 21600 21600 0 21600 0 0 Z N"/>
        </draw:custom-shape>
        <draw:custom-shape draw:style-name="gr19" draw:text-style-name="P8" draw:layer="layout" svg:width="3.3cm" svg:height="1cm" svg:x="13.3cm" svg:y="4.673cm">
          <text:p text:style-name="P1"><text:span text:style-name="T4">Balanceador</text:span></text:p>
          <draw:enhanced-geometry svg:viewBox="0 0 21600 21600" draw:glue-points="10800 0 0 10800 10800 21600 21600 10800" draw:type="flowchart-process" draw:enhanced-path="M 0 0 L 21600 0 21600 21600 0 21600 0 0 Z N"/>
        </draw:custom-shape>
        <draw:line draw:style-name="gr20" draw:text-style-name="P1" draw:layer="layout" svg:x1="11.5cm" svg:y1="9.173cm" svg:x2="14.5cm" svg:y2="5.673cm">
          <text:p/>
        </draw:line>
        <draw:custom-shape draw:style-name="gr21" draw:text-style-name="P10" draw:layer="layout" svg:width="5.5cm" svg:height="1.275cm" svg:x="7.7cm" svg:y="6.173cm">
          <text:list text:style-name="L3">
            <text:list-header>
              <text:p text:style-name="P9"><text:span text:style-name="T3">Acceso administración</text:span></text:p>
            </text:list-header>
            <text:list-item>
              <text:p text:style-name="P9"><text:span text:style-name="T3">Acceso API consultas (1)</text:span></text:p>
            </text:list-item>
          </text:list>
          <draw:enhanced-geometry svg:viewBox="0 0 21600 21600" draw:type="mso-spt202" draw:enhanced-path="M 0 0 L 21600 0 21600 21600 0 21600 0 0 Z N"/>
        </draw:custom-shape>
        <draw:custom-shape draw:style-name="gr22" draw:text-style-name="P7" draw:layer="layout" svg:width="11.6cm" svg:height="0.768cm" svg:x="16.6cm" svg:y="6.198cm">
          <text:list text:style-name="L3">
            <text:list-item>
              <text:p text:style-name="P6"><text:span text:style-name="T3">Acceso API consultas (1)</text:span></text:p>
            </text:list-item>
          </text:list>
          <draw:enhanced-geometry svg:viewBox="0 0 21600 21600" draw:type="mso-spt202" draw:enhanced-path="M 0 0 L 21600 0 21600 21600 0 21600 0 0 Z N"/>
        </draw:custom-shape>
        <draw:line draw:style-name="gr20" draw:text-style-name="P1" draw:layer="layout" svg:x1="18cm" svg:y1="9.173cm" svg:x2="15.5cm" svg:y2="5.673cm">
          <text:p/>
        </draw:line>
        <draw:custom-shape draw:style-name="gr23" draw:text-style-name="P7" draw:layer="layout" svg:width="21.5cm" svg:height="1.275cm" svg:x="5cm" svg:y="18.1cm">
          <text:list text:style-name="L3">
            <text:list-item>
              <text:p text:style-name="P6"><text:span text:style-name="T3">(1) API consultas: </text:span></text:p>
            </text:list-item>
            <text:list-item>
              <text:p text:style-name="P6"><text:span text:style-name="T5">http://mapea-sigc.juntadeandalucia.es/sepim_server/</text:span><text:span text:style-name="T6">api/</text:span></text:p>
            </text:list-item>
          </text:list>
          <draw:enhanced-geometry svg:viewBox="0 0 21600 21600" draw:mirror-horizontal="false" draw:mirror-vertical="false" draw:type="mso-spt202" draw:enhanced-path="M 0 0 L 21600 0 21600 21600 0 21600 0 0 Z N"/>
        </draw:custom-shape>
        <draw:custom-shape draw:style-name="gr24" draw:text-style-name="P11" xml:id="id3" draw:id="id3" draw:layer="layout" svg:width="12.5cm" svg:height="1.275cm" svg:x="8.816cm" svg:y="2.021cm">
          <text:list text:style-name="L3">
            <text:list-header>
              <text:p text:style-name="P3"><text:span text:style-name="T3">Acceso</text:span></text:p>
            </text:list-header>
            <text:list-item>
              <text:p text:style-name="P3"><text:span text:style-name="T5">http://mapea-sigc.juntadeandalucia.es/sepim_server/</text:span></text:p>
            </text:list-item>
          </text:list>
          <draw:enhanced-geometry svg:viewBox="0 0 21600 21600" draw:type="mso-spt202" draw:enhanced-path="M 0 0 L 21600 0 21600 21600 0 21600 0 0 Z N"/>
        </draw:custom-shape>
        <draw:connector draw:style-name="gr25" draw:text-style-name="P1" draw:layer="layout" draw:type="line" svg:x1="15.066cm" svg:y1="3.296cm" svg:x2="15.066cm" svg:y2="4.694cm" draw:start-shape="id3" draw:start-glue-point="2" svg:d="M15066 3296v1398" svg:viewBox="0 0 1 1399">
          <text:p/>
        </draw:connector>
        <draw:custom-shape draw:style-name="gr26" draw:text-style-name="P1" draw:layer="layout" svg:width="5.5cm" svg:height="5cm" svg:x="15.4cm" svg:y="11.8cm">
          <text:p/>
          <draw:enhanced-geometry svg:viewBox="0 0 21600 21600" draw:glue-points="10800 0 3163 3163 0 10800 3163 18437 10800 21600 18437 18437 21600 10800 18437 3163" draw:text-areas="3163 3163 18437 18437" draw:type="forbidden" draw:modifiers="1052.3177604072"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7" draw:text-style-name="P12" draw:layer="layout" svg:width="6.5cm" svg:height="1.782cm" svg:x="20.2cm" svg:y="11.932cm">
          <text:list text:style-name="L3">
            <text:list-item>
              <text:p text:style-name="P3"><text:span text:style-name="T7">Actualmente no existe replicación del Postgresql en Producción</text:span></text:p>
            </text:list-item>
          </text:list>
          <draw:enhanced-geometry svg:viewBox="0 0 21600 21600" draw:type="mso-spt202" draw:enhanced-path="M 0 0 L 21600 0 21600 21600 0 21600 0 0 Z N"/>
        </draw:custom-shape>
        <draw:line draw:style-name="gr28" draw:text-style-name="P1" draw:layer="layout" svg:x1="16.5cm" svg:y1="10.5cm" svg:x2="13.5cm" svg:y2="13cm">
          <text:p/>
        </draw:line>
        <presentation:notes draw:style-name="dp2">
          <draw:page-thumbnail draw:style-name="gr29" draw:layer="layout" svg:width="14.848cm" svg:height="11.135cm" svg:x="3.075cm" svg:y="2.257cm" draw:page-number="1" presentation:class="page"/>
          <draw:frame presentation:style-name="pr2" draw:text-style-name="P13" draw:layer="layout" svg:width="16.799cm" svg:height="13.114cm" svg:x="2.1cm" svg:y="14.107cm" presentation:class="notes" presentation:placeholder="true">
            <draw:text-box/>
          </draw:frame>
        </presentation:notes>
      </draw:page>
      <draw:page draw:name="page2" draw:style-name="dp1" draw:master-page-name="Vacia_5f_" presentation:presentation-page-layout-name="AL1T1">
        <office:forms form:automatic-focus="false" form:apply-design-mode="false"/>
        <draw:custom-shape draw:style-name="gr30" draw:text-style-name="P2" draw:layer="layout" svg:width="11cm" svg:height="3cm" svg:x="4cm" svg:y="8.9cm">
          <text:p text:style-name="P1"><text:span text:style-name="T1">Tomcat 6</text:span></text:p>
          <draw:enhanced-geometry svg:viewBox="0 0 21600 21600" draw:type="rectangle" draw:enhanced-path="M 0 0 L 21600 0 21600 21600 0 21600 0 0 Z N"/>
        </draw:custom-shape>
        <draw:custom-shape draw:style-name="gr31" draw:text-style-name="P2" draw:layer="layout" svg:width="11cm" svg:height="3cm" svg:x="16.2cm" svg:y="8.9cm">
          <text:p text:style-name="P1"><text:span text:style-name="T1">Tomcat 6</text:span></text:p>
          <draw:enhanced-geometry svg:viewBox="0 0 21600 21600" draw:type="rectangle" draw:enhanced-path="M 0 0 L 21600 0 21600 21600 0 21600 0 0 Z N"/>
        </draw:custom-shape>
        <draw:frame presentation:style-name="pr3" draw:layer="layout" svg:width="22.099cm" svg:height="1cm" svg:x="4.501cm" svg:y="0.5cm" presentation:class="title" presentation:user-transformed="true">
          <draw:text-box>
            <text:p>Arquitectura Geobúsquedas actual</text:p>
          </draw:text-box>
        </draw:frame>
        <draw:custom-shape draw:style-name="gr32" draw:text-style-name="P5" draw:layer="layout" svg:width="3.3cm" svg:height="1.107cm" svg:x="6cm" svg:y="14.293cm">
          <text:p/>
          <draw:enhanced-geometry svg:viewBox="0 0 21600 21600" draw:type="mso-spt202" draw:enhanced-path="M 0 0 L 21600 0 21600 21600 0 21600 0 0 Z N"/>
        </draw:custom-shape>
        <draw:line draw:style-name="gr7" draw:text-style-name="P1" draw:layer="layout" svg:x1="11.8cm" svg:y1="8.572cm" svg:x2="14.8cm" svg:y2="8.572cm">
          <text:p/>
        </draw:line>
        <draw:line draw:style-name="gr7" draw:text-style-name="P1" draw:layer="layout" svg:x1="6.5cm" svg:y1="11.573cm" svg:x2="6.5cm" svg:y2="9.573cm">
          <text:p/>
        </draw:line>
        <draw:custom-shape draw:style-name="gr33" draw:text-style-name="P8" xml:id="id8" draw:id="id8" draw:layer="layout" svg:width="3.3cm" svg:height="1cm" svg:x="7.4cm" svg:y="9.173cm">
          <text:p text:style-name="P1"><text:span text:style-name="T4">Geobúsquedas</text:span></text:p>
          <text:p text:style-name="P1"><text:span text:style-name="T4">Maestro</text:span></text:p>
          <draw:enhanced-geometry svg:viewBox="0 0 21600 21600" draw:glue-points="10800 0 0 10800 10800 21600 21600 10800" draw:type="flowchart-process" draw:enhanced-path="M 0 0 L 21600 0 21600 21600 0 21600 0 0 Z N"/>
        </draw:custom-shape>
        <draw:custom-shape draw:style-name="gr34" draw:text-style-name="P8" draw:layer="layout" svg:width="3.5cm" svg:height="1cm" svg:x="18.9cm" svg:y="9.173cm">
          <text:p text:style-name="P1"><text:span text:style-name="T4">Geobúsquedas</text:span></text:p>
          <text:p text:style-name="P1"><text:span text:style-name="T4">Esclavo</text:span></text:p>
          <draw:enhanced-geometry svg:viewBox="0 0 21600 21600" draw:glue-points="10800 0 0 10800 10800 21600 21600 10800" draw:type="flowchart-process" draw:enhanced-path="M 0 0 L 21600 0 21600 21600 0 21600 0 0 Z N"/>
        </draw:custom-shape>
        <draw:line draw:style-name="gr35" draw:text-style-name="P1" draw:layer="layout" svg:x1="18.8cm" svg:y1="12.7cm" svg:x2="11.5cm" svg:y2="12.7cm">
          <text:p/>
        </draw:line>
        <draw:custom-shape draw:style-name="gr19" draw:text-style-name="P8" xml:id="id4" draw:id="id4" draw:layer="layout" svg:width="3.3cm" svg:height="1cm" svg:x="13.7cm" svg:y="4.673cm">
          <text:p text:style-name="P1"><text:span text:style-name="T4">Balanceador</text:span></text:p>
          <draw:enhanced-geometry svg:viewBox="0 0 21600 21600" draw:glue-points="10800 0 0 10800 10800 21600 21600 10800" draw:type="flowchart-process" draw:enhanced-path="M 0 0 L 21600 0 21600 21600 0 21600 0 0 Z N"/>
        </draw:custom-shape>
        <draw:custom-shape draw:style-name="gr36" draw:text-style-name="P14" xml:id="id5" draw:id="id5" draw:layer="layout" svg:width="12cm" svg:height="1.107cm" svg:x="3.8cm" svg:y="7.5cm">
          <text:list text:style-name="L3">
            <text:list-header>
              <text:p text:style-name="P3"><text:span text:style-name="T8">Acceso maestro – Solo RCJA</text:span></text:p>
            </text:list-header>
            <text:list-item>
              <text:p text:style-name="P6"><text:span text:style-name="T8">http://geobusquedas-sigc.</text:span><text:span text:style-name="T9">maestro</text:span><text:span text:style-name="T8">.juntadeandalucia.es/geobusquedas</text:span></text:p>
            </text:list-item>
          </text:list>
          <draw:enhanced-geometry svg:viewBox="0 0 21600 21600" draw:type="mso-spt202" draw:enhanced-path="M 0 0 L 21600 0 21600 21600 0 21600 0 0 Z N"/>
        </draw:custom-shape>
        <draw:custom-shape draw:style-name="gr37" draw:text-style-name="P11" xml:id="id6" draw:id="id6" draw:layer="layout" svg:width="11.5cm" svg:height="1.107cm" svg:x="15.6cm" svg:y="7.5cm">
          <text:list text:style-name="L3">
            <text:list-header>
              <text:p text:style-name="P3"><text:span text:style-name="T8">Acceso esclavo – Solo RCJA</text:span></text:p>
            </text:list-header>
            <text:list-item>
              <text:p text:style-name="P9"><text:span text:style-name="T10">http://geobusquedas-sigc.</text:span><text:span text:style-name="T9">esclavo</text:span><text:span text:style-name="T10">.juntadeandalucia.es/geobusquedas</text:span></text:p>
            </text:list-item>
          </text:list>
          <draw:enhanced-geometry svg:viewBox="0 0 21600 21600" draw:type="mso-spt202" draw:enhanced-path="M 0 0 L 21600 0 21600 21600 0 21600 0 0 Z N"/>
        </draw:custom-shape>
        <draw:custom-shape draw:style-name="gr38" draw:text-style-name="P8" xml:id="id9" draw:id="id9" draw:layer="layout" svg:width="2cm" svg:height="2cm" svg:x="7.5cm" svg:y="10.5cm">
          <text:p text:style-name="P1"><text:span text:style-name="T4">core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9" draw:text-style-name="P8" draw:layer="layout" svg:width="2cm" svg:height="2cm" svg:x="8.5cm" svg:y="11.5cm">
          <text:p text:style-name="P1"><text:span text:style-name="T4">core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svg:x1="13.7cm" svg:y1="5.173cm" svg:x2="9.8cm" svg:y2="7.5cm" draw:start-shape="id4" draw:start-glue-point="5" draw:end-shape="id5" svg:d="M13700 5173h-3900v2327" svg:viewBox="0 0 3901 2328">
          <text:p/>
        </draw:connector>
        <draw:connector draw:style-name="gr25" draw:text-style-name="P1" draw:layer="layout" svg:x1="17cm" svg:y1="5.173cm" svg:x2="21.35cm" svg:y2="7.5cm" draw:start-shape="id4" draw:start-glue-point="7" draw:end-shape="id6" svg:d="M17000 5173h4350v2327" svg:viewBox="0 0 4351 2328">
          <text:p/>
        </draw:connector>
        <draw:custom-shape draw:style-name="gr38" draw:text-style-name="P8" draw:layer="layout" svg:width="2cm" svg:height="2cm" svg:x="19.5cm" svg:y="10.5cm">
          <text:p text:style-name="P1"><text:span text:style-name="T4">core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9" draw:text-style-name="P8" draw:layer="layout" svg:width="2cm" svg:height="2cm" svg:x="20.5cm" svg:y="11.5cm">
          <text:p text:style-name="P1"><text:span text:style-name="T4">core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40" draw:text-style-name="P11" xml:id="id7" draw:id="id7" draw:layer="layout" svg:width="12.5cm" svg:height="1.275cm" svg:x="9.1cm" svg:y="2cm">
          <text:list text:style-name="L3">
            <text:list-header>
              <text:p text:style-name="P3"><text:span text:style-name="T3">Acceso común</text:span></text:p>
            </text:list-header>
            <text:list-item>
              <text:p text:style-name="P9"><text:span text:style-name="T3">http://geobusquedas-sigc.juntadeandalucia.es/geobusquedas</text:span></text:p>
            </text:list-item>
          </text:list>
          <draw:enhanced-geometry svg:viewBox="0 0 21600 21600" draw:type="mso-spt202" draw:enhanced-path="M 0 0 L 21600 0 21600 21600 0 21600 0 0 Z N"/>
        </draw:custom-shape>
        <draw:connector draw:style-name="gr25" draw:text-style-name="P1" draw:layer="layout" draw:type="line" svg:x1="15.35cm" svg:y1="3.275cm" svg:x2="15.35cm" svg:y2="4.673cm" draw:start-shape="id7" draw:start-glue-point="2" draw:end-shape="id4" draw:end-glue-point="4" svg:d="M15350 3275v1398" svg:viewBox="0 0 1 1399">
          <text:p/>
        </draw:connector>
        <draw:connector draw:style-name="gr25" draw:text-style-name="P1" draw:layer="layout" draw:type="curve" draw:line-skew="-0.624cm" svg:x1="7.4cm" svg:y1="9.673cm" svg:x2="7.5cm" svg:y2="11.5cm" draw:start-shape="id8" draw:start-glue-point="5" draw:end-shape="id9" draw:end-glue-point="5" svg:d="M7400 9673c-1687 0-1737 1827 100 1827" svg:viewBox="0 0 1373 1828">
          <text:p/>
        </draw:connector>
        <draw:custom-shape draw:style-name="gr41" draw:text-style-name="P11" draw:layer="layout" svg:width="8cm" svg:height="0.768cm" svg:x="10.9cm" svg:y="11.932cm">
          <text:list text:style-name="L3">
            <text:list-header>
              <text:p text:style-name="P3"><text:span text:style-name="T3">Replicación SOLR tras Optimize</text:span></text:p>
            </text:list-header>
          </text:list>
          <draw:enhanced-geometry svg:viewBox="0 0 21600 21600" draw:type="mso-spt202" draw:enhanced-path="M 0 0 L 21600 0 21600 21600 0 21600 0 0 Z N"/>
        </draw:custom-shape>
        <draw:custom-shape draw:style-name="gr42" draw:text-style-name="P12" draw:layer="layout" svg:width="9cm" svg:height="0.768cm" svg:x="17.5cm" svg:y="17.732cm">
          <text:list text:style-name="L3">
            <text:list-header>
              <text:p text:style-name="P3"><text:span text:style-name="T7">No se plantean cambios en la arquitectura</text:span></text:p>
            </text:list-header>
          </text:list>
          <draw:enhanced-geometry svg:viewBox="0 0 21600 21600" draw:type="mso-spt202" draw:enhanced-path="M 0 0 L 21600 0 21600 21600 0 21600 0 0 Z N"/>
        </draw:custom-shape>
        <presentation:notes draw:style-name="dp2">
          <draw:page-thumbnail draw:style-name="gr29" draw:layer="layout" svg:width="14.848cm" svg:height="11.135cm" svg:x="3.075cm" svg:y="2.257cm" draw:page-number="2" presentation:class="page"/>
          <draw:frame presentation:style-name="pr4" draw:text-style-name="P13" draw:layer="layout" svg:width="16.799cm" svg:height="13.114cm" svg:x="2.1cm" svg:y="14.107cm" presentation:class="notes" presentation:placeholder="true">
            <draw:text-box/>
          </draw:frame>
        </presentation:notes>
      </draw:page>
      <draw:page draw:name="page3" draw:style-name="dp1" draw:master-page-name="Vacia_5f_" presentation:presentation-page-layout-name="AL1T1">
        <office:forms form:automatic-focus="false" form:apply-design-mode="false"/>
        <draw:custom-shape draw:style-name="gr43" draw:text-style-name="P2" draw:layer="layout" svg:width="10.2cm" svg:height="4cm" svg:x="17.5cm" svg:y="8.9cm">
          <text:p text:style-name="P1"><text:span text:style-name="T1">Tomcat 6</text:span></text:p>
          <draw:enhanced-geometry svg:viewBox="0 0 21600 21600" draw:type="rectangle" draw:enhanced-path="M 0 0 L 21600 0 21600 21600 0 21600 0 0 Z N"/>
        </draw:custom-shape>
        <draw:custom-shape draw:style-name="gr44" draw:text-style-name="P2" draw:layer="layout" svg:width="10.2cm" svg:height="4cm" svg:x="4cm" svg:y="8.9cm">
          <text:p text:style-name="P1"><text:span text:style-name="T1">Tomcat 6</text:span></text:p>
          <draw:enhanced-geometry svg:viewBox="0 0 21600 21600" draw:type="rectangle" draw:enhanced-path="M 0 0 L 21600 0 21600 21600 0 21600 0 0 Z N"/>
        </draw:custom-shape>
        <draw:frame presentation:style-name="pr3" draw:layer="layout" svg:width="22.099cm" svg:height="1cm" svg:x="4.501cm" svg:y="0.5cm" presentation:class="title" presentation:user-transformed="true">
          <draw:text-box>
            <text:p>Arquitectura Geoprint inicial <text:span text:style-name="T11">(NO FINAL)</text:span></text:p>
          </draw:text-box>
        </draw:frame>
        <draw:custom-shape draw:style-name="gr45" draw:text-style-name="P5" draw:layer="layout" svg:width="3.3cm" svg:height="1.107cm" svg:x="6cm" svg:y="14.293cm">
          <text:p/>
          <draw:enhanced-geometry svg:viewBox="0 0 21600 21600" draw:type="mso-spt202" draw:enhanced-path="M 0 0 L 21600 0 21600 21600 0 21600 0 0 Z N"/>
        </draw:custom-shape>
        <draw:line draw:style-name="gr7" draw:text-style-name="P1" draw:layer="layout" svg:x1="11.8cm" svg:y1="8.572cm" svg:x2="14.8cm" svg:y2="8.572cm">
          <text:p/>
        </draw:line>
        <draw:line draw:style-name="gr7" draw:text-style-name="P1" draw:layer="layout" svg:x1="6.5cm" svg:y1="11.573cm" svg:x2="6.5cm" svg:y2="9.573cm">
          <text:p/>
        </draw:line>
        <draw:custom-shape draw:style-name="gr33" draw:text-style-name="P8" draw:layer="layout" svg:width="3.3cm" svg:height="1cm" svg:x="7.4cm" svg:y="9.173cm">
          <text:p text:style-name="P1"><text:span text:style-name="T4">Geoprint</text:span></text:p>
          <text:p text:style-name="P1"><text:span text:style-name="T4">Nodo1</text:span></text:p>
          <draw:enhanced-geometry svg:viewBox="0 0 21600 21600" draw:glue-points="10800 0 0 10800 10800 21600 21600 10800" draw:type="flowchart-process" draw:enhanced-path="M 0 0 L 21600 0 21600 21600 0 21600 0 0 Z N"/>
        </draw:custom-shape>
        <draw:custom-shape draw:style-name="gr34" draw:text-style-name="P8" draw:layer="layout" svg:width="3.5cm" svg:height="1cm" svg:x="18.9cm" svg:y="9.173cm">
          <text:p text:style-name="P1"><text:span text:style-name="T4">Geoprint</text:span></text:p>
          <text:p text:style-name="P1"><text:span text:style-name="T4">Nodo2</text:span></text:p>
          <draw:enhanced-geometry svg:viewBox="0 0 21600 21600" draw:glue-points="10800 0 0 10800 10800 21600 21600 10800" draw:type="flowchart-process" draw:enhanced-path="M 0 0 L 21600 0 21600 21600 0 21600 0 0 Z N"/>
        </draw:custom-shape>
        <draw:custom-shape draw:style-name="gr19" draw:text-style-name="P8" xml:id="id10" draw:id="id10" draw:layer="layout" svg:width="3.3cm" svg:height="1cm" svg:x="13.7cm" svg:y="4.673cm">
          <text:p text:style-name="P1"><text:span text:style-name="T4">Balanceador</text:span></text:p>
          <draw:enhanced-geometry svg:viewBox="0 0 21600 21600" draw:glue-points="10800 0 0 10800 10800 21600 21600 10800" draw:type="flowchart-process" draw:enhanced-path="M 0 0 L 21600 0 21600 21600 0 21600 0 0 Z N"/>
        </draw:custom-shape>
        <draw:custom-shape draw:style-name="gr46" draw:text-style-name="P11" xml:id="id11" draw:id="id11" draw:layer="layout" svg:width="11cm" svg:height="1.275cm" svg:x="3.5cm" svg:y="7.5cm">
          <text:list text:style-name="L3">
            <text:list-header>
              <text:p text:style-name="P3"><text:span text:style-name="T3">Acceso individual</text:span></text:p>
            </text:list-header>
            <text:list-item>
              <text:p text:style-name="P9"><text:span text:style-name="T3">http://geoprint-isgc.</text:span><text:span text:style-name="T6">ns1</text:span><text:span text:style-name="T3">.juntadeandalucia.es/geoprint</text:span></text:p>
            </text:list-item>
          </text:list>
          <draw:enhanced-geometry svg:viewBox="0 0 21600 21600" draw:type="mso-spt202" draw:enhanced-path="M 0 0 L 21600 0 21600 21600 0 21600 0 0 Z N"/>
        </draw:custom-shape>
        <draw:custom-shape draw:style-name="gr47" draw:text-style-name="P11" xml:id="id12" draw:id="id12" draw:layer="layout" svg:width="11.6cm" svg:height="1.275cm" svg:x="16.4cm" svg:y="7.5cm">
          <text:list text:style-name="L3">
            <text:list-header>
              <text:p text:style-name="P3"><text:span text:style-name="T5">Acceso individual</text:span></text:p>
            </text:list-header>
            <text:list-item>
              <text:p text:style-name="P9"><text:span text:style-name="T5">http://geoprint-isgc.</text:span><text:span text:style-name="T6">ns2</text:span><text:span text:style-name="T5">.juntadeandalucia.es/geoprint</text:span></text:p>
            </text:list-item>
          </text:list>
          <draw:enhanced-geometry svg:viewBox="0 0 21600 21600" draw:type="mso-spt202" draw:enhanced-path="M 0 0 L 21600 0 21600 21600 0 21600 0 0 Z N"/>
        </draw:custom-shape>
        <draw:custom-shape draw:style-name="gr48" draw:text-style-name="P8" xml:id="id14" draw:id="id14" draw:layer="layout" svg:width="3cm" svg:height="2cm" svg:x="7.5cm" svg:y="10.5cm">
          <text:p text:style-name="P1"><text:span text:style-name="T4">Config.ya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svg:x1="13.7cm" svg:y1="5.173cm" svg:x2="9cm" svg:y2="7.5cm" draw:start-shape="id10" draw:start-glue-point="5" draw:end-shape="id11" svg:d="M13700 5173h-4700v2327" svg:viewBox="0 0 4701 2328">
          <text:p/>
        </draw:connector>
        <draw:connector draw:style-name="gr25" draw:text-style-name="P1" draw:layer="layout" svg:x1="17cm" svg:y1="5.173cm" svg:x2="22.2cm" svg:y2="7.5cm" draw:start-shape="id10" draw:start-glue-point="7" draw:end-shape="id12" svg:d="M17000 5173h5200v2327" svg:viewBox="0 0 5201 2328">
          <text:p/>
        </draw:connector>
        <draw:custom-shape draw:style-name="gr49" draw:text-style-name="P11" xml:id="id13" draw:id="id13" draw:layer="layout" svg:width="12.5cm" svg:height="1.275cm" svg:x="9.1cm" svg:y="2cm">
          <text:list text:style-name="L3">
            <text:list-header>
              <text:p text:style-name="P3"><text:span text:style-name="T3">Acceso común</text:span></text:p>
            </text:list-header>
          </text:list>
          <text:list text:style-name="L1">
            <text:list-header>
              <text:p text:style-name="P15"><text:span text:style-name="T5">http://geoprint-sigc.juntadeandalucia.es/geoprint</text:span></text:p>
            </text:list-header>
          </text:list>
          <draw:enhanced-geometry svg:viewBox="0 0 21600 21600" draw:type="mso-spt202" draw:enhanced-path="M 0 0 L 21600 0 21600 21600 0 21600 0 0 Z N"/>
        </draw:custom-shape>
        <draw:connector draw:style-name="gr25" draw:text-style-name="P1" draw:layer="layout" draw:type="line" svg:x1="15.35cm" svg:y1="3.275cm" svg:x2="15.35cm" svg:y2="4.673cm" draw:start-shape="id13" draw:start-glue-point="2" draw:end-shape="id10" draw:end-glue-point="4" svg:d="M15350 3275v1398" svg:viewBox="0 0 1 1399">
          <text:p/>
        </draw:connector>
        <draw:custom-shape draw:style-name="gr48" draw:text-style-name="P8" xml:id="id16" draw:id="id16" draw:layer="layout" svg:width="3cm" svg:height="2cm" svg:x="19.1cm" svg:y="10.5cm">
          <text:p text:style-name="P1"><text:span text:style-name="T4">Config.ya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0" draw:text-style-name="P11" xml:id="id15" draw:id="id15" draw:layer="layout" svg:width="10.5cm" svg:height="1.782cm" svg:x="5.1cm" svg:y="13cm">
          <text:list text:style-name="L1">
            <text:list-header>
              <text:p text:style-name="P16"><text:span text:style-name="T5">Tiene configurado el parámetro 'proxyBaseUrl' a su url propia</text:span></text:p>
            </text:list-header>
          </text:list>
          <text:list text:style-name="L3">
            <text:list-header>
              <text:p text:style-name="P9"><text:span text:style-name="T12"/></text:p>
            </text:list-header>
          </text:list>
          <draw:enhanced-geometry svg:viewBox="0 0 21600 21600" draw:type="mso-spt202" draw:enhanced-path="M 0 0 L 21600 0 21600 21600 0 21600 0 0 Z N"/>
        </draw:custom-shape>
        <draw:custom-shape draw:style-name="gr51" draw:text-style-name="P7" xml:id="id17" draw:id="id17" draw:layer="layout" svg:width="10.5cm" svg:height="1.275cm" svg:x="17cm" svg:y="13cm">
          <text:list text:style-name="L3">
            <text:list-item>
              <text:p text:style-name="P6"><text:span text:style-name="T5">Tiene configurado el parámetro 'proxyBaseUrl' a su url propia</text:span></text:p>
            </text:list-item>
          </text:list>
          <draw:enhanced-geometry svg:viewBox="0 0 21600 21600" draw:type="mso-spt202" draw:enhanced-path="M 0 0 L 21600 0 21600 21600 0 21600 0 0 Z N"/>
        </draw:custom-shape>
        <draw:custom-shape draw:style-name="gr52" draw:text-style-name="P7" draw:layer="layout" svg:width="19cm" svg:height="1.782cm" svg:x="6cm" svg:y="14.818cm">
          <text:list text:style-name="L3">
            <text:list-item>
              <text:p text:style-name="P6"><text:span text:style-name="T3">El cliente se comunica por primera vez con el acceso genérico para que se describa, y ya cada nodo se describe dando su propio acceso para que las solicitudes de los documentos generados en el nodo lleguen a dicho nodo en vez de al otro.</text:span></text:p>
            </text:list-item>
          </text:list>
          <draw:enhanced-geometry svg:viewBox="0 0 21600 21600" draw:type="mso-spt202" draw:enhanced-path="M 0 0 L 21600 0 21600 21600 0 21600 0 0 Z N"/>
        </draw:custom-shape>
        <draw:connector draw:style-name="gr25" draw:text-style-name="P1" draw:layer="layout" draw:type="curve" svg:x1="7.5cm" svg:y1="11.5cm" svg:x2="5.1cm" svg:y2="13.891cm" draw:start-shape="id14" draw:start-glue-point="5" draw:end-shape="id15" svg:d="M7500 11500c-3996 0-2796 2391-2400 2391" svg:viewBox="0 0 2881 2392">
          <text:p/>
        </draw:connector>
        <draw:connector draw:style-name="gr25" draw:text-style-name="P1" draw:layer="layout" draw:type="curve" svg:x1="19.1cm" svg:y1="11.5cm" svg:x2="17cm" svg:y2="13.637cm" draw:start-shape="id16" draw:start-glue-point="5" draw:end-shape="id17" svg:d="M19100 11500c-3546 0-2496 2137-2100 2137" svg:viewBox="0 0 2557 2138">
          <text:p/>
        </draw:connector>
        <draw:custom-shape draw:style-name="gr53" draw:text-style-name="P18" draw:layer="layout" svg:width="19cm" svg:height="2.82cm" svg:x="5.901cm" svg:y="17.019cm">
          <text:list text:style-name="L3">
            <text:list-item>
              <text:p text:style-name="P17"><text:span text:style-name="T13">Aunque esta arquitectura es funcional, por política de la JdA, no se permiten abrir subdominios fuera de la RCJA, así que no se ha dado por válida. Esta solución sin embargo, podría aplicarse sin usar subdominios, usando por ejemplo “</text:span><text:span text:style-name="T13"><text:a xlink:href="http://geoprint-sigc-nodo1.juntadeandalucia/" xlink:type="simple">http://geoprint-sigc-nodo1.juntadeandalucia</text:a></text:span><text:span text:style-name="T13">.es”, pero la arquitectura definitiva es la reflejada en la siguiente diapositiva.</text:span></text:p>
            </text:list-item>
          </text:list>
          <draw:enhanced-geometry svg:viewBox="0 0 21600 21600" draw:type="mso-spt202" draw:enhanced-path="M 0 0 L 21600 0 21600 21600 0 21600 0 0 Z N"/>
        </draw:custom-shape>
        <presentation:notes draw:style-name="dp2">
          <draw:page-thumbnail draw:style-name="gr29" draw:layer="layout" svg:width="14.848cm" svg:height="11.135cm" svg:x="3.075cm" svg:y="2.257cm" draw:page-number="3" presentation:class="page"/>
          <draw:frame presentation:style-name="pr4" draw:text-style-name="P13" draw:layer="layout" svg:width="16.799cm" svg:height="13.114cm" svg:x="2.1cm" svg:y="14.107cm" presentation:class="notes" presentation:placeholder="true">
            <draw:text-box/>
          </draw:frame>
        </presentation:notes>
      </draw:page>
      <draw:page draw:name="page4" draw:style-name="dp1" draw:master-page-name="Vacia_5f_" presentation:presentation-page-layout-name="AL1T1">
        <office:forms form:automatic-focus="false" form:apply-design-mode="false"/>
        <draw:custom-shape draw:style-name="gr54" draw:text-style-name="P20" xml:id="id20" draw:id="id20" draw:layer="layout" svg:width="10.1cm" svg:height="6.9cm" svg:x="17.3cm" svg:y="6.2cm">
          <text:p text:style-name="P19"><text:span text:style-name="T14">precortem02</text:span></text:p>
          <draw:enhanced-geometry svg:viewBox="0 0 21600 21600" draw:type="rectangle" draw:enhanced-path="M 0 0 L 21600 0 21600 21600 0 21600 0 0 Z N"/>
        </draw:custom-shape>
        <draw:custom-shape draw:style-name="gr54" draw:text-style-name="P20" xml:id="id19" draw:id="id19" draw:layer="layout" svg:width="10.1cm" svg:height="6.9cm" svg:x="4.4cm" svg:y="6.2cm">
          <text:p text:style-name="P1"><text:span text:style-name="T14">precortem01</text:span></text:p>
          <draw:enhanced-geometry svg:viewBox="0 0 21600 21600" draw:type="rectangle" draw:enhanced-path="M 0 0 L 21600 0 21600 21600 0 21600 0 0 Z N"/>
        </draw:custom-shape>
        <draw:custom-shape draw:style-name="gr55" draw:text-style-name="P20" draw:layer="layout" svg:width="9cm" svg:height="4cm" svg:x="18cm" svg:y="8.9cm">
          <text:p text:style-name="P1"><text:span text:style-name="T14">Tomcat 6</text:span></text:p>
          <draw:enhanced-geometry svg:viewBox="0 0 21600 21600" draw:type="rectangle" draw:enhanced-path="M 0 0 L 21600 0 21600 21600 0 21600 0 0 Z N"/>
        </draw:custom-shape>
        <draw:custom-shape draw:style-name="gr56" draw:text-style-name="P20" draw:layer="layout" svg:width="8.5cm" svg:height="4cm" svg:x="4.6cm" svg:y="8.9cm">
          <text:p text:style-name="P1"><text:span text:style-name="T14">Tomcat 6</text:span></text:p>
          <draw:enhanced-geometry svg:viewBox="0 0 21600 21600" draw:type="rectangle" draw:enhanced-path="M 0 0 L 21600 0 21600 21600 0 21600 0 0 Z N"/>
        </draw:custom-shape>
        <draw:frame presentation:style-name="pr3" draw:layer="layout" svg:width="22.099cm" svg:height="1cm" svg:x="4.501cm" svg:y="0.5cm" presentation:class="title" presentation:user-transformed="true">
          <draw:text-box>
            <text:p>Arquitectura Geoprint final</text:p>
          </draw:text-box>
        </draw:frame>
        <draw:custom-shape draw:style-name="gr57" draw:text-style-name="P5" draw:layer="layout" svg:width="3.3cm" svg:height="1.107cm" svg:x="6cm" svg:y="14.293cm">
          <text:p/>
          <draw:enhanced-geometry svg:viewBox="0 0 21600 21600" draw:type="mso-spt202" draw:enhanced-path="M 0 0 L 21600 0 21600 21600 0 21600 0 0 Z N"/>
        </draw:custom-shape>
        <draw:line draw:style-name="gr7" draw:text-style-name="P1" draw:layer="layout" svg:x1="11.8cm" svg:y1="8.572cm" svg:x2="14.8cm" svg:y2="8.572cm">
          <text:p/>
        </draw:line>
        <draw:line draw:style-name="gr7" draw:text-style-name="P1" draw:layer="layout" svg:x1="6.5cm" svg:y1="11.573cm" svg:x2="6.5cm" svg:y2="9.573cm">
          <text:p/>
        </draw:line>
        <draw:custom-shape draw:style-name="gr58" draw:text-style-name="P8" xml:id="id27" draw:id="id27" draw:layer="layout" svg:width="3.7cm" svg:height="0.673cm" svg:x="7.5cm" svg:y="10.5cm">
          <text:p text:style-name="P1"><text:span text:style-name="T4">webapps\geoprint</text:span></text:p>
          <draw:enhanced-geometry svg:viewBox="0 0 21600 21600" draw:glue-points="10800 0 0 10800 10800 21600 21600 10800" draw:type="flowchart-process" draw:enhanced-path="M 0 0 L 21600 0 21600 21600 0 21600 0 0 Z N"/>
        </draw:custom-shape>
        <draw:custom-shape draw:style-name="gr59" draw:text-style-name="P8" xml:id="id29" draw:id="id29" draw:layer="layout" svg:width="3.8cm" svg:height="0.673cm" svg:x="20.7cm" svg:y="10.5cm">
          <text:p text:style-name="P1"><text:span text:style-name="T4">webapps\geoprint</text:span></text:p>
          <draw:enhanced-geometry svg:viewBox="0 0 21600 21600" draw:glue-points="10800 0 0 10800 10800 21600 21600 10800" draw:type="flowchart-process" draw:enhanced-path="M 0 0 L 21600 0 21600 21600 0 21600 0 0 Z N"/>
        </draw:custom-shape>
        <draw:custom-shape draw:style-name="gr19" draw:text-style-name="P8" xml:id="id18" draw:id="id18" draw:layer="layout" svg:width="3.3cm" svg:height="1cm" svg:x="13.7cm" svg:y="4.673cm">
          <text:p text:style-name="P1"><text:span text:style-name="T4">Balanceador</text:span></text:p>
          <draw:enhanced-geometry svg:viewBox="0 0 21600 21600" draw:glue-points="10800 0 0 10800 10800 21600 21600 10800" draw:type="flowchart-process" draw:enhanced-path="M 0 0 L 21600 0 21600 21600 0 21600 0 0 Z N"/>
        </draw:custom-shape>
        <draw:custom-shape draw:style-name="gr60" draw:text-style-name="P11" draw:layer="layout" svg:width="11cm" svg:height="1.275cm" svg:x="2.5cm" svg:y="3.725cm">
          <text:list text:style-name="L3">
            <text:list-header>
              <text:p text:style-name="P3"><text:span text:style-name="T3">Acceso individual</text:span></text:p>
            </text:list-header>
            <text:list-item>
              <text:p text:style-name="P9"><text:span text:style-name="T3">http://geoprint-isgc.juntadeandalucia.es/geoprint1</text:span></text:p>
            </text:list-item>
          </text:list>
          <draw:enhanced-geometry svg:viewBox="0 0 21600 21600" draw:type="mso-spt202" draw:enhanced-path="M 0 0 L 21600 0 21600 21600 0 21600 0 0 Z N"/>
        </draw:custom-shape>
        <draw:custom-shape draw:style-name="gr61" draw:text-style-name="P11" draw:layer="layout" svg:width="11.6cm" svg:height="1.275cm" svg:x="15.5cm" svg:y="3.725cm">
          <text:list text:style-name="L3">
            <text:list-header>
              <text:p text:style-name="P3"><text:span text:style-name="T5">Acceso individual</text:span></text:p>
            </text:list-header>
            <text:list-item>
              <text:p text:style-name="P9"><text:span text:style-name="T5">http://geoprint-isgc.juntadeandalucia.es/geoprint2</text:span></text:p>
            </text:list-item>
          </text:list>
          <draw:enhanced-geometry svg:viewBox="0 0 21600 21600" draw:type="mso-spt202" draw:enhanced-path="M 0 0 L 21600 0 21600 21600 0 21600 0 0 Z N"/>
        </draw:custom-shape>
        <draw:custom-shape draw:style-name="gr62" draw:text-style-name="P8" xml:id="id22" draw:id="id22" draw:layer="layout" svg:width="2.5cm" svg:height="1.5cm" svg:x="7.6cm" svg:y="11.3cm">
          <text:p text:style-name="P1"><text:span text:style-name="T4">Config.ya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svg:x1="13.7cm" svg:y1="5.173cm" svg:x2="9.45cm" svg:y2="6.2cm" draw:start-shape="id18" draw:start-glue-point="5" draw:end-shape="id19" draw:end-glue-point="0" svg:d="M13700 5173h-4250v1027" svg:viewBox="0 0 4251 1028">
          <text:p/>
        </draw:connector>
        <draw:connector draw:style-name="gr25" draw:text-style-name="P1" draw:layer="layout" svg:x1="17cm" svg:y1="5.173cm" svg:x2="22.35cm" svg:y2="6.2cm" draw:start-shape="id18" draw:start-glue-point="7" draw:end-shape="id20" draw:end-glue-point="0" svg:d="M17000 5173h5350v1027" svg:viewBox="0 0 5351 1028">
          <text:p/>
        </draw:connector>
        <draw:custom-shape draw:style-name="gr63" draw:text-style-name="P11" xml:id="id21" draw:id="id21" draw:layer="layout" svg:width="12.5cm" svg:height="1.275cm" svg:x="9.1cm" svg:y="2cm">
          <text:list text:style-name="L3">
            <text:list-header>
              <text:p text:style-name="P3"><text:span text:style-name="T3">Acceso común</text:span></text:p>
            </text:list-header>
          </text:list>
          <text:list text:style-name="L1">
            <text:list-header>
              <text:p text:style-name="P15"><text:span text:style-name="T5">http://geoprint-sigc.juntadeandalucia.es/geoprint</text:span></text:p>
            </text:list-header>
          </text:list>
          <draw:enhanced-geometry svg:viewBox="0 0 21600 21600" draw:type="mso-spt202" draw:enhanced-path="M 0 0 L 21600 0 21600 21600 0 21600 0 0 Z N"/>
        </draw:custom-shape>
        <draw:connector draw:style-name="gr25" draw:text-style-name="P1" draw:layer="layout" draw:type="line" svg:x1="15.35cm" svg:y1="3.275cm" svg:x2="15.35cm" svg:y2="4.673cm" draw:start-shape="id21" draw:start-glue-point="2" draw:end-shape="id18" draw:end-glue-point="4" svg:d="M15350 3275v1398" svg:viewBox="0 0 1 1399">
          <text:p/>
        </draw:connector>
        <draw:custom-shape draw:style-name="gr64" draw:text-style-name="P8" xml:id="id24" draw:id="id24" draw:layer="layout" svg:width="2.6cm" svg:height="1.5cm" svg:x="20.8cm" svg:y="11.3cm">
          <text:p text:style-name="P1"><text:span text:style-name="T4">Config.ya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5" draw:text-style-name="P7" xml:id="id23" draw:id="id23" draw:layer="layout" svg:width="10.5cm" svg:height="2.289cm" svg:x="5.1cm" svg:y="13cm">
          <text:list text:style-name="L1">
            <text:list-header>
              <text:p text:style-name="P16"><text:span text:style-name="T5">Tiene configurado el parámetro 'proxyBaseUrl' a su url propia </text:span></text:p>
              <text:p text:style-name="P16"><text:span text:style-name="T5">http://geoprint-sigc.juntadeandalucia.es/geoprint1</text:span></text:p>
            </text:list-header>
          </text:list>
          <text:list text:style-name="L3">
            <text:list-header>
              <text:p text:style-name="P9"><text:span text:style-name="T12"/></text:p>
            </text:list-header>
          </text:list>
          <draw:enhanced-geometry svg:viewBox="0 0 21600 21600" draw:type="mso-spt202" draw:enhanced-path="M 0 0 L 21600 0 21600 21600 0 21600 0 0 Z N"/>
        </draw:custom-shape>
        <draw:custom-shape draw:style-name="gr66" draw:text-style-name="P7" xml:id="id25" draw:id="id25" draw:layer="layout" svg:width="10.5cm" svg:height="1.782cm" svg:x="17cm" svg:y="13cm">
          <text:list text:style-name="L3">
            <text:list-item>
              <text:p text:style-name="P6"><text:span text:style-name="T5">Tiene configurado el parámetro 'proxyBaseUrl' a su url propia</text:span></text:p>
            </text:list-item>
            <text:list-item>
              <text:p text:style-name="P9"><text:span text:style-name="T5">http://geoprint-sigc.juntadeandalucia.es/geoprint2</text:span></text:p>
            </text:list-item>
          </text:list>
          <draw:enhanced-geometry svg:viewBox="0 0 21600 21600" draw:type="mso-spt202" draw:enhanced-path="M 0 0 L 21600 0 21600 21600 0 21600 0 0 Z N"/>
        </draw:custom-shape>
        <draw:custom-shape draw:style-name="gr67" draw:text-style-name="P7" draw:layer="layout" svg:width="19cm" svg:height="1.782cm" svg:x="6cm" svg:y="15.618cm">
          <text:list text:style-name="L3">
            <text:list-item>
              <text:p text:style-name="P6"><text:span text:style-name="T3">El cliente se comunica por primera vez con el acceso genérico para que se describa, y ya cada nodo se describe dando su propio contexto para que las solicitudes de los documentos generados en el nodo lleguen a dicho nodo en vez de al otro.</text:span></text:p>
            </text:list-item>
          </text:list>
          <draw:enhanced-geometry svg:viewBox="0 0 21600 21600" draw:type="mso-spt202" draw:enhanced-path="M 0 0 L 21600 0 21600 21600 0 21600 0 0 Z N"/>
        </draw:custom-shape>
        <draw:connector draw:style-name="gr25" draw:text-style-name="P1" draw:layer="layout" draw:type="curve" svg:x1="7.6cm" svg:y1="12.05cm" svg:x2="5.1cm" svg:y2="14.144cm" draw:start-shape="id22" draw:start-glue-point="5" draw:end-shape="id23" svg:d="M7600 12050c-4146 0-2896 2094-2500 2094" svg:viewBox="0 0 2989 2095">
          <text:p/>
        </draw:connector>
        <draw:connector draw:style-name="gr25" draw:text-style-name="P1" draw:layer="layout" draw:type="curve" svg:x1="20.8cm" svg:y1="12.05cm" svg:x2="17cm" svg:y2="13.891cm" draw:start-shape="id24" draw:start-glue-point="5" draw:end-shape="id25" svg:d="M20800 12050c-6096 0-4196 1841-3800 1841" svg:viewBox="0 0 4392 1842">
          <text:p/>
        </draw:connector>
        <draw:custom-shape draw:style-name="gr68" draw:text-style-name="P12" draw:layer="layout" svg:width="9cm" svg:height="0.768cm" svg:x="17.499cm" svg:y="17.791cm">
          <text:list text:style-name="L3">
            <text:list-header>
              <text:p text:style-name="P3"><text:span text:style-name="T7">No se plantean cambios en la arquitectura</text:span></text:p>
            </text:list-header>
          </text:list>
          <draw:enhanced-geometry svg:viewBox="0 0 21600 21600" draw:type="mso-spt202" draw:enhanced-path="M 0 0 L 21600 0 21600 21600 0 21600 0 0 Z N"/>
        </draw:custom-shape>
        <draw:custom-shape draw:style-name="gr33" draw:text-style-name="P8" draw:layer="layout" svg:width="3.3cm" svg:height="1cm" svg:x="4.7cm" svg:y="7.2cm">
          <text:p text:style-name="P1"><text:span text:style-name="T4">Apach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9" draw:text-style-name="P8" draw:layer="layout" svg:width="2.8cm" svg:height="1cm" svg:x="17.6cm" svg:y="7cm">
          <text:p text:style-name="P1"><text:span text:style-name="T4">Apache</text:span></text:p>
          <draw:enhanced-geometry svg:viewBox="0 0 21600 21600" draw:glue-points="10800 0 0 10800 10800 21600 21600 10800" draw:type="flowchart-process" draw:enhanced-path="M 0 0 L 21600 0 21600 21600 0 21600 0 0 Z N"/>
        </draw:custom-shape>
        <draw:custom-shape draw:style-name="gr70" draw:text-style-name="P21" xml:id="id26" draw:id="id26" draw:layer="layout" svg:width="3.701cm" svg:height="0.673cm" svg:x="7.5cm" svg:y="9.2cm">
          <text:p text:style-name="P1"><text:span text:style-name="T15">webapps\geoprint1</text:span></text:p>
          <draw:enhanced-geometry svg:viewBox="0 0 21600 21600" draw:glue-points="10800 0 0 10800 10800 21600 21600 10800" draw:type="flowchart-process" draw:enhanced-path="M 0 0 L 21600 0 21600 21600 0 21600 0 0 Z N"/>
        </draw:custom-shape>
        <draw:custom-shape draw:style-name="gr58" draw:text-style-name="P21" xml:id="id28" draw:id="id28" draw:layer="layout" svg:width="3.7cm" svg:height="0.673cm" svg:x="20.8cm" svg:y="9.027cm">
          <text:p text:style-name="P1"><text:span text:style-name="T15">webapps\geoprint2</text:span></text:p>
          <draw:enhanced-geometry svg:viewBox="0 0 21600 21600" draw:glue-points="10800 0 0 10800 10800 21600 21600 10800" draw:type="flowchart-process" draw:enhanced-path="M 0 0 L 21600 0 21600 21600 0 21600 0 0 Z N"/>
        </draw:custom-shape>
        <draw:custom-shape draw:style-name="gr71" draw:text-style-name="P22" draw:layer="layout" svg:width="7.199cm" svg:height="1cm" svg:x="7.301cm" svg:y="6.5cm">
          <text:p text:style-name="P1"><text:span text:style-name="T16">ProxyPass /geoprint <text:s/>ajp://localhost:8009/geoprint1</text:span></text:p>
          <draw:enhanced-geometry svg:viewBox="0 0 21600 21600" draw:glue-points="10800 0 0 10800 10800 21600 21600 10800" draw:type="flowchart-process" draw:enhanced-path="M 0 0 L 21600 0 21600 21600 0 21600 0 0 Z N"/>
        </draw:custom-shape>
        <draw:custom-shape draw:style-name="gr71" draw:text-style-name="P22" draw:layer="layout" svg:width="7.199cm" svg:height="1cm" svg:x="20.368cm" svg:y="6.624cm">
          <text:p text:style-name="P1"><text:span text:style-name="T16">ProxyPass /geoprint <text:s/>ajp://localhost:8009/geoprint2</text:span></text:p>
          <draw:enhanced-geometry svg:viewBox="0 0 21600 21600" draw:glue-points="10800 0 0 10800 10800 21600 21600 10800" draw:type="flowchart-process" draw:enhanced-path="M 0 0 L 21600 0 21600 21600 0 21600 0 0 Z N"/>
        </draw:custom-shape>
        <draw:connector draw:style-name="gr72" draw:text-style-name="P1" draw:layer="layout" draw:type="curve" svg:x1="11.201cm" svg:y1="9.537cm" svg:x2="11.2cm" svg:y2="10.837cm" draw:start-shape="id26" draw:start-glue-point="7" draw:end-shape="id27" draw:end-glue-point="7" svg:d="M11201 9537c751 0 752 1300-1 1300" svg:viewBox="0 0 566 1301">
          <text:p/>
        </draw:connector>
        <draw:connector draw:style-name="gr72" draw:text-style-name="P1" draw:layer="layout" draw:type="curve" svg:x1="20.8cm" svg:y1="9.364cm" svg:x2="20.7cm" svg:y2="10.836cm" draw:start-shape="id28" draw:start-glue-point="5" draw:end-shape="id29" svg:d="M20800 9364c-901 0-851 1472-100 1472" svg:viewBox="0 0 671 1473">
          <text:p/>
        </draw:connector>
        <draw:custom-shape draw:style-name="gr73" draw:text-style-name="P23" draw:layer="layout" svg:width="2.167cm" svg:height="1cm" svg:x="11.3cm" svg:y="8.924cm">
          <text:p text:style-name="P1"><text:span text:style-name="T17">Enlace</text:span></text:p>
          <text:p text:style-name="P1"><text:span text:style-name="T17"><text:s/></text:span><text:span text:style-name="T17">simbólico</text:span></text:p>
          <draw:enhanced-geometry svg:viewBox="0 0 21600 21600" draw:glue-points="10800 0 0 10800 10800 21600 21600 10800" draw:type="flowchart-process" draw:enhanced-path="M 0 0 L 21600 0 21600 21600 0 21600 0 0 Z N"/>
        </draw:custom-shape>
        <draw:custom-shape draw:style-name="gr73" draw:text-style-name="P23" draw:layer="layout" svg:width="2.167cm" svg:height="1cm" svg:x="18.297cm" svg:y="9.018cm">
          <text:p text:style-name="P1"><text:span text:style-name="T17">Enlace </text:span></text:p>
          <text:p text:style-name="P1"><text:span text:style-name="T17">simbólico</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29" draw:layer="layout" svg:width="14.848cm" svg:height="11.135cm" svg:x="3.075cm" svg:y="2.257cm" draw:page-number="4" presentation:class="page"/>
          <draw:frame presentation:style-name="pr4" draw:text-style-name="P13" draw:layer="layout" svg:width="16.799cm" svg:height="13.114cm" svg:x="2.1cm" svg:y="14.107cm" presentation:class="notes" presentation:placeholder="true">
            <draw:text-box/>
          </draw:frame>
        </presentation:notes>
      </draw:page>
      <draw:page draw:name="page5" draw:style-name="dp1" draw:master-page-name="Vacia_5f_" presentation:presentation-page-layout-name="AL1T1">
        <office:forms form:automatic-focus="false" form:apply-design-mode="false"/>
        <draw:custom-shape draw:style-name="gr43" draw:text-style-name="P2" xml:id="id34" draw:id="id34" draw:layer="layout" svg:width="10.2cm" svg:height="4cm" svg:x="15.7cm" svg:y="7.7cm">
          <text:p text:style-name="P1"><text:span text:style-name="T1">Tomcat 6</text:span></text:p>
          <draw:enhanced-geometry svg:viewBox="0 0 21600 21600" draw:type="rectangle" draw:enhanced-path="M 0 0 L 21600 0 21600 21600 0 21600 0 0 Z N"/>
        </draw:custom-shape>
        <draw:custom-shape draw:style-name="gr44" draw:text-style-name="P2" xml:id="id33" draw:id="id33" draw:layer="layout" svg:width="10.2cm" svg:height="4cm" svg:x="4.5cm" svg:y="7.7cm">
          <text:p text:style-name="P1"><text:span text:style-name="T1">Tomcat 6</text:span></text:p>
          <draw:enhanced-geometry svg:viewBox="0 0 21600 21600" draw:type="rectangle" draw:enhanced-path="M 0 0 L 21600 0 21600 21600 0 21600 0 0 Z N"/>
        </draw:custom-shape>
        <draw:custom-shape draw:style-name="gr74" draw:text-style-name="P24" xml:id="id30" draw:id="id30" draw:layer="layout" svg:width="3.4cm" svg:height="2.3cm" svg:x="9.2cm" svg:y="12.373cm">
          <text:list text:style-name="L2">
            <text:list-item>
              <text:p text:style-name="P3"><text:span text:style-name="T2">PostgreSQL 9.x </text:span></text:p>
            </text:list-item>
            <text:list-item>
              <text:p text:style-name="P3"><text:span text:style-name="T2">Maestro</text:span></text:p>
            </text:list-item>
            <text:list-item>
              <text:p text:style-name="P3"><text:span text:style-name="T2">wmts</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3" draw:layer="layout" svg:width="22.099cm" svg:height="1cm" svg:x="4.501cm" svg:y="0.5cm" presentation:class="title" presentation:user-transformed="true">
          <draw:text-box>
            <text:p>Arquitectura Temáticos actual</text:p>
          </draw:text-box>
        </draw:frame>
        <draw:custom-shape draw:style-name="gr75" draw:text-style-name="P5" draw:layer="layout" svg:width="3.3cm" svg:height="1.107cm" svg:x="6cm" svg:y="14.293cm">
          <text:p/>
          <draw:enhanced-geometry svg:viewBox="0 0 21600 21600" draw:type="mso-spt202" draw:enhanced-path="M 0 0 L 21600 0 21600 21600 0 21600 0 0 Z N"/>
        </draw:custom-shape>
        <draw:custom-shape draw:style-name="gr76" draw:text-style-name="P24" xml:id="id31" draw:id="id31" draw:layer="layout" svg:width="3.5cm" svg:height="2.3cm" svg:x="16.5cm" svg:y="12.373cm">
          <text:list text:style-name="L2">
            <text:list-item>
              <text:p text:style-name="P3"><text:span text:style-name="T2">PostgreSQL 9.x</text:span></text:p>
            </text:list-item>
            <text:list-item>
              <text:p text:style-name="P3"><text:span text:style-name="T2">Esclavo</text:span></text:p>
            </text:list-item>
            <text:list-item>
              <text:p text:style-name="P3"><text:span text:style-name="T2">wmts</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7" draw:text-style-name="P7" draw:layer="layout" svg:width="3.9cm" svg:height="0.768cm" svg:x="11.1cm" svg:y="14.973cm">
          <text:list text:style-name="L3">
            <text:list-header>
              <text:p text:style-name="P6"><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0.9cm" svg:y1="14.673cm" svg:x2="10.904cm" svg:y2="15.558cm" draw:start-shape="id30" draw:start-glue-point="7" svg:d="M10900 14673l4 885" svg:viewBox="0 0 5 886">
          <text:p/>
        </draw:connector>
        <draw:line draw:style-name="gr7" draw:text-style-name="P1" draw:layer="layout" svg:x1="11.4cm" svg:y1="8.072cm" svg:x2="14.4cm" svg:y2="8.072cm">
          <text:p/>
        </draw:line>
        <draw:line draw:style-name="gr7" draw:text-style-name="P1" draw:layer="layout" svg:x1="8.2cm" svg:y1="11.073cm" svg:x2="8.2cm" svg:y2="9.073cm">
          <text:p/>
        </draw:line>
        <draw:custom-shape draw:style-name="gr33" draw:text-style-name="P8" draw:layer="layout" svg:width="3.3cm" svg:height="1cm" svg:x="7.4cm" svg:y="8.673cm">
          <text:p text:style-name="P1"><text:span text:style-name="T4">ThematicServer</text:span></text:p>
          <text:p text:style-name="P1"><text:span text:style-name="T4">nodo1</text:span></text:p>
          <draw:enhanced-geometry svg:viewBox="0 0 21600 21600" draw:glue-points="10800 0 0 10800 10800 21600 21600 10800" draw:type="flowchart-process" draw:enhanced-path="M 0 0 L 21600 0 21600 21600 0 21600 0 0 Z N"/>
        </draw:custom-shape>
        <draw:custom-shape draw:style-name="gr34" draw:text-style-name="P8" draw:layer="layout" svg:width="3.5cm" svg:height="1cm" svg:x="16.5cm" svg:y="8.673cm">
          <text:p text:style-name="P1"><text:span text:style-name="T4">ThematicServer</text:span></text:p>
          <text:p text:style-name="P1"><text:span text:style-name="T4">Esclavo</text:span></text:p>
          <draw:enhanced-geometry svg:viewBox="0 0 21600 21600" draw:glue-points="10800 0 0 10800 10800 21600 21600 10800" draw:type="flowchart-process" draw:enhanced-path="M 0 0 L 21600 0 21600 21600 0 21600 0 0 Z N"/>
        </draw:custom-shape>
        <draw:connector draw:style-name="gr10" draw:text-style-name="P1" draw:layer="layout" draw:type="line" svg:x1="12.6cm" svg:y1="13.523cm" svg:x2="16.5cm" svg:y2="13.523cm" draw:start-shape="id30" draw:start-glue-point="8" draw:end-shape="id31" svg:d="M12600 13523h3900" svg:viewBox="0 0 3901 1">
          <text:p/>
        </draw:connector>
        <draw:connector draw:style-name="gr6" draw:text-style-name="P1" draw:layer="layout" draw:type="line" svg:x1="10.902cm" svg:y1="15.162cm" svg:x2="10.906cm" svg:y2="16.047cm" svg:d="M10902 15162l4 885" svg:viewBox="0 0 5 886">
          <text:p/>
        </draw:connector>
        <draw:custom-shape draw:style-name="gr78" draw:text-style-name="P7" draw:layer="layout" svg:width="3.9cm" svg:height="0.768cm" svg:x="11.055cm" svg:y="15.432cm">
          <text:list text:style-name="L3">
            <text:list-item>
              <text:p text:style-name="P6"><text:span text:style-name="T3">datos_municipios</text:span></text:p>
            </text:list-item>
          </text:list>
          <draw:enhanced-geometry svg:viewBox="0 0 21600 21600" draw:type="mso-spt202" draw:enhanced-path="M 0 0 L 21600 0 21600 21600 0 21600 0 0 Z N"/>
        </draw:custom-shape>
        <draw:custom-shape draw:style-name="gr79" draw:text-style-name="P7" draw:layer="layout" svg:width="3.9cm" svg:height="0.768cm" svg:x="18.6cm" svg:y="14.973cm">
          <text:list text:style-name="L3">
            <text:list-header>
              <text:p text:style-name="P6"><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8.4cm" svg:y1="14.673cm" svg:x2="18.404cm" svg:y2="15.558cm" svg:d="M18400 14673l4 885" svg:viewBox="0 0 5 886">
          <text:p/>
        </draw:connector>
        <draw:connector draw:style-name="gr6" draw:text-style-name="P1" draw:layer="layout" draw:type="line" svg:x1="18.402cm" svg:y1="15.162cm" svg:x2="18.406cm" svg:y2="16.047cm" svg:d="M18402 15162l4 885" svg:viewBox="0 0 5 886">
          <text:p/>
        </draw:connector>
        <draw:custom-shape draw:style-name="gr80" draw:text-style-name="P7" draw:layer="layout" svg:width="3.9cm" svg:height="0.768cm" svg:x="18.555cm" svg:y="15.432cm">
          <text:list text:style-name="L3">
            <text:list-item>
              <text:p text:style-name="P6"><text:span text:style-name="T5">datos_municipios</text:span></text:p>
            </text:list-item>
          </text:list>
          <draw:enhanced-geometry svg:viewBox="0 0 21600 21600" draw:type="mso-spt202" draw:enhanced-path="M 0 0 L 21600 0 21600 21600 0 21600 0 0 Z N"/>
        </draw:custom-shape>
        <draw:custom-shape draw:style-name="gr81" draw:text-style-name="P7" draw:layer="layout" svg:width="3.9cm" svg:height="0.768cm" svg:x="12.7cm" svg:y="12.673cm">
          <text:list text:style-name="L3">
            <text:list-header>
              <text:p text:style-name="P6"><text:span text:style-name="T3">replicación</text:span></text:p>
            </text:list-header>
          </text:list>
          <draw:enhanced-geometry svg:viewBox="0 0 21600 21600" draw:type="mso-spt202" draw:enhanced-path="M 0 0 L 21600 0 21600 21600 0 21600 0 0 Z N"/>
        </draw:custom-shape>
        <draw:line draw:style-name="gr15" draw:text-style-name="P1" draw:layer="layout" svg:x1="11.3cm" svg:y1="12.273cm" svg:x2="11.3cm" svg:y2="9.773cm">
          <text:p/>
        </draw:line>
        <draw:custom-shape draw:style-name="gr82" draw:text-style-name="P7" draw:layer="layout" svg:width="2.4cm" svg:height="0.768cm" svg:x="11.2cm" svg:y="10.573cm">
          <text:list text:style-name="L3">
            <text:list-header>
              <text:p text:style-name="P6"><text:span text:style-name="T3">Escritura</text:span></text:p>
            </text:list-header>
          </text:list>
          <draw:enhanced-geometry svg:viewBox="0 0 21600 21600" draw:type="mso-spt202" draw:enhanced-path="M 0 0 L 21600 0 21600 21600 0 21600 0 0 Z N"/>
        </draw:custom-shape>
        <draw:line draw:style-name="gr15" draw:text-style-name="P1" draw:layer="layout" svg:x1="10.6cm" svg:y1="9.773cm" svg:x2="10.6cm" svg:y2="12.273cm">
          <text:p/>
        </draw:line>
        <draw:custom-shape draw:style-name="gr83" draw:text-style-name="P10" draw:layer="layout" svg:width="2.4cm" svg:height="0.768cm" svg:x="8.3cm" svg:y="10.605cm">
          <text:list text:style-name="L3">
            <text:list-header>
              <text:p text:style-name="P9"><text:span text:style-name="T3">Lectura</text:span></text:p>
            </text:list-header>
          </text:list>
          <draw:enhanced-geometry svg:viewBox="0 0 21600 21600" draw:type="mso-spt202" draw:enhanced-path="M 0 0 L 21600 0 21600 21600 0 21600 0 0 Z N"/>
        </draw:custom-shape>
        <draw:line draw:style-name="gr15" draw:text-style-name="P1" draw:layer="layout" svg:x1="18.2cm" svg:y1="9.773cm" svg:x2="18.2cm" svg:y2="12.273cm">
          <text:p/>
        </draw:line>
        <draw:custom-shape draw:style-name="gr84" draw:text-style-name="P10" draw:layer="layout" svg:width="2.4cm" svg:height="0.768cm" svg:x="15.9cm" svg:y="10.605cm">
          <text:list text:style-name="L3">
            <text:list-header>
              <text:p text:style-name="P9"><text:span text:style-name="T3">Lectura</text:span></text:p>
            </text:list-header>
          </text:list>
          <draw:enhanced-geometry svg:viewBox="0 0 21600 21600" draw:type="mso-spt202" draw:enhanced-path="M 0 0 L 21600 0 21600 21600 0 21600 0 0 Z N"/>
        </draw:custom-shape>
        <draw:custom-shape draw:style-name="gr19" draw:text-style-name="P8" xml:id="id32" draw:id="id32" draw:layer="layout" svg:width="3.3cm" svg:height="1cm" svg:x="13.3cm" svg:y="4.673cm">
          <text:p text:style-name="P1"><text:span text:style-name="T4">Balanceador</text:span></text:p>
          <draw:enhanced-geometry svg:viewBox="0 0 21600 21600" draw:glue-points="10800 0 0 10800 10800 21600 21600 10800" draw:type="flowchart-process" draw:enhanced-path="M 0 0 L 21600 0 21600 21600 0 21600 0 0 Z N"/>
        </draw:custom-shape>
        <draw:custom-shape draw:style-name="gr85" draw:text-style-name="P10" draw:layer="layout" svg:width="5.5cm" svg:height="1.275cm" svg:x="4cm" svg:y="5.725cm">
          <text:list text:style-name="L3">
            <text:list-item>
              <text:p text:style-name="P9"><text:span text:style-name="T3">Acceso API escrituras (1)</text:span></text:p>
            </text:list-item>
            <text:list-item>
              <text:p text:style-name="P9"><text:span text:style-name="T3">Acceso API consultas (2)</text:span></text:p>
            </text:list-item>
          </text:list>
          <draw:enhanced-geometry svg:viewBox="0 0 21600 21600" draw:type="mso-spt202" draw:enhanced-path="M 0 0 L 21600 0 21600 21600 0 21600 0 0 Z N"/>
        </draw:custom-shape>
        <draw:custom-shape draw:style-name="gr86" draw:text-style-name="P7" draw:layer="layout" svg:width="21.5cm" svg:height="1.275cm" svg:x="4.9cm" svg:y="16.4cm">
          <text:list text:style-name="L3">
            <text:list-item>
              <text:p text:style-name="P6"><text:span text:style-name="T3">(1) API escrituras: </text:span></text:p>
            </text:list-item>
            <text:list-item>
              <text:p text:style-name="P6"><text:span text:style-name="T5">http://tematicos-sigc.juntadeandalucia.es</text:span><text:span text:style-name="T3">/thematicsServlet?</text:span><text:span text:style-name="T18">REQUEST=addJoin</text:span></text:p>
            </text:list-item>
          </text:list>
          <draw:enhanced-geometry svg:viewBox="0 0 21600 21600" draw:mirror-horizontal="false" draw:mirror-vertical="false" draw:type="mso-spt202" draw:enhanced-path="M 0 0 L 21600 0 21600 21600 0 21600 0 0 Z N"/>
        </draw:custom-shape>
        <draw:custom-shape draw:style-name="gr33" draw:text-style-name="P8" draw:layer="layout" svg:width="3.3cm" svg:height="1cm" svg:x="11.001cm" svg:y="8.674cm">
          <text:p text:style-name="P1"><text:span text:style-name="T4">geosTematicos</text:span></text:p>
          <text:p text:style-name="P1"><text:span text:style-name="T4">nodo1</text:span></text:p>
          <draw:enhanced-geometry svg:viewBox="0 0 21600 21600" draw:glue-points="10800 0 0 10800 10800 21600 21600 10800" draw:type="flowchart-process" draw:enhanced-path="M 0 0 L 21600 0 21600 21600 0 21600 0 0 Z N"/>
        </draw:custom-shape>
        <draw:custom-shape draw:style-name="gr33" draw:text-style-name="P8" draw:layer="layout" svg:width="3.3cm" svg:height="1cm" svg:x="20.302cm" svg:y="8.675cm">
          <text:p text:style-name="P1"><text:span text:style-name="T4">geosTematicos</text:span></text:p>
          <text:p text:style-name="P1"><text:span text:style-name="T4">nodo2</text:span></text:p>
          <draw:enhanced-geometry svg:viewBox="0 0 21600 21600" draw:glue-points="10800 0 0 10800 10800 21600 21600 10800" draw:type="flowchart-process" draw:enhanced-path="M 0 0 L 21600 0 21600 21600 0 21600 0 0 Z N"/>
        </draw:custom-shape>
        <draw:connector draw:style-name="gr6" draw:text-style-name="P1" draw:layer="layout" draw:type="line" svg:x1="10.904cm" svg:y1="15.651cm" svg:x2="10.908cm" svg:y2="16.536cm" svg:d="M10904 15651l4 885" svg:viewBox="0 0 5 886">
          <text:p/>
        </draw:connector>
        <draw:custom-shape draw:style-name="gr87" draw:text-style-name="P7" draw:layer="layout" svg:width="3.9cm" svg:height="0.768cm" svg:x="10.99cm" svg:y="15.991cm">
          <text:list text:style-name="L3">
            <text:list-item>
              <text:p text:style-name="P6"><text:span text:style-name="T3">temporales</text:span></text:p>
            </text:list-item>
          </text:list>
          <draw:enhanced-geometry svg:viewBox="0 0 21600 21600" draw:type="mso-spt202" draw:enhanced-path="M 0 0 L 21600 0 21600 21600 0 21600 0 0 Z N"/>
        </draw:custom-shape>
        <draw:connector draw:style-name="gr6" draw:text-style-name="P1" draw:layer="layout" draw:type="line" svg:x1="18.402cm" svg:y1="15.675cm" svg:x2="18.406cm" svg:y2="16.56cm" svg:d="M18402 15675l4 885" svg:viewBox="0 0 5 886">
          <text:p/>
        </draw:connector>
        <draw:custom-shape draw:style-name="gr88" draw:text-style-name="P7" draw:layer="layout" svg:width="3.9cm" svg:height="0.768cm" svg:x="18.555cm" svg:y="16.015cm">
          <text:list text:style-name="L3">
            <text:list-item>
              <text:p text:style-name="P6"><text:span text:style-name="T3">temporales</text:span></text:p>
            </text:list-item>
          </text:list>
          <draw:enhanced-geometry svg:viewBox="0 0 21600 21600" draw:type="mso-spt202" draw:enhanced-path="M 0 0 L 21600 0 21600 21600 0 21600 0 0 Z N"/>
        </draw:custom-shape>
        <draw:custom-shape draw:style-name="gr89" draw:text-style-name="P11" draw:layer="layout" svg:width="16.176cm" svg:height="1.275cm" svg:x="7cm" svg:y="2.056cm">
          <text:list text:style-name="L3">
            <text:list-header>
              <text:p text:style-name="P3"><text:span text:style-name="T3">Acceso común</text:span></text:p>
            </text:list-header>
          </text:list>
          <text:list text:style-name="L1">
            <text:list-header>
              <text:p text:style-name="P15"><text:span text:style-name="T5">http://tematicos-sigc.juntadeandalucia.es</text:span></text:p>
            </text:list-header>
          </text:list>
          <draw:enhanced-geometry svg:viewBox="0 0 21600 21600" draw:mirror-horizontal="false" draw:mirror-vertical="false" draw:type="mso-spt202" draw:enhanced-path="M 0 0 L 21600 0 21600 21600 0 21600 0 0 Z N"/>
        </draw:custom-shape>
        <draw:connector draw:style-name="gr25" draw:text-style-name="P1" draw:layer="layout" draw:type="line" svg:x1="14.95cm" svg:y1="3.275cm" svg:x2="14.95cm" svg:y2="4.673cm" svg:d="M14950 3275v1398" svg:viewBox="0 0 1 1399">
          <text:p/>
        </draw:connector>
        <draw:custom-shape draw:style-name="gr90" draw:text-style-name="P10" draw:layer="layout" svg:width="5.5cm" svg:height="0.768cm" svg:x="21cm" svg:y="5.732cm">
          <text:list text:style-name="L3">
            <text:list-item>
              <text:p text:style-name="P6"><text:span text:style-name="T3">Acceso API consultas (2)</text:span></text:p>
            </text:list-item>
          </text:list>
          <draw:enhanced-geometry svg:viewBox="0 0 21600 21600" draw:type="mso-spt202" draw:enhanced-path="M 0 0 L 21600 0 21600 21600 0 21600 0 0 Z N"/>
        </draw:custom-shape>
        <draw:custom-shape draw:style-name="gr91" draw:text-style-name="P7" draw:layer="layout" svg:width="20.5cm" svg:height="2.289cm" svg:x="4.9cm" svg:y="17.625cm">
          <text:p text:style-name="P16"><text:span text:style-name="T3">(2) API consultas:</text:span></text:p>
          <text:p text:style-name="P16"><text:span text:style-name="T19">service=wms&amp;Request=getCapabilities</text:span></text:p>
          <text:p text:style-name="P16"><text:span text:style-name="T19">service=WMS&amp;version=&lt;version_servicio_WMS&gt;&amp;Request=getLayerDescription&amp;Layers=&lt;layer_name&gt;</text:span></text:p>
          <text:p text:style-name="P16"><text:span text:style-name="T19">request=GetGeoJSON&amp;dynamicUniqueId=&lt;dynamicID&gt;&amp;query_layers=&lt;...&gt;&amp;callback=&lt;...&gt;</text:span></text:p>
          <draw:enhanced-geometry svg:viewBox="0 0 21600 21600" draw:type="mso-spt202" draw:enhanced-path="M 0 0 L 21600 0 21600 21600 0 21600 0 0 Z N"/>
        </draw:custom-shape>
        <draw:connector draw:style-name="gr25" draw:text-style-name="P1" draw:layer="layout" svg:x1="13.3cm" svg:y1="5.173cm" svg:x2="9.6cm" svg:y2="7.7cm" draw:start-shape="id32" draw:start-glue-point="5" draw:end-shape="id33" svg:d="M13300 5173h-3700v2527" svg:viewBox="0 0 3701 2528">
          <text:p/>
        </draw:connector>
        <draw:connector draw:style-name="gr25" draw:text-style-name="P1" draw:layer="layout" svg:x1="16.6cm" svg:y1="5.173cm" svg:x2="20.8cm" svg:y2="7.7cm" draw:start-shape="id32" draw:start-glue-point="7" draw:end-shape="id34" draw:end-glue-point="0" svg:d="M16600 5173h4200v2527" svg:viewBox="0 0 4201 2528">
          <text:p/>
        </draw:connector>
        <draw:custom-shape draw:style-name="gr92" draw:text-style-name="P12" draw:layer="layout" svg:width="9cm" svg:height="0.768cm" svg:x="19cm" svg:y="11.732cm">
          <text:list text:style-name="L3">
            <text:list-header>
              <text:p text:style-name="P3"><text:span text:style-name="T7">Ver (2) en diapositiva global</text:span></text:p>
            </text:list-header>
          </text:list>
          <draw:enhanced-geometry svg:viewBox="0 0 21600 21600" draw:type="mso-spt202" draw:enhanced-path="M 0 0 L 21600 0 21600 21600 0 21600 0 0 Z N"/>
        </draw:custom-shape>
        <draw:custom-shape draw:style-name="gr93" draw:text-style-name="P8" draw:layer="layout" svg:width="3.5cm" svg:height="0.7cm" svg:x="5cm" svg:y="9.8cm">
          <draw:glue-point draw:id="4" svg:x="3.571cm" svg:y="-5cm"/>
          <text:p text:style-name="P1"><text:span text:style-name="T4">mapasTematic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8" draw:layer="layout" svg:width="3.5cm" svg:height="0.7cm" svg:x="5.001cm" svg:y="10.601cm">
          <draw:glue-point draw:id="4" svg:x="3.571cm" svg:y="-5cm"/>
          <text:p text:style-name="P1"><text:span text:style-name="T4">thematic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8" draw:layer="layout" svg:width="3.5cm" svg:height="0.7cm" svg:x="21.501cm" svg:y="9.801cm">
          <draw:glue-point draw:id="4" svg:x="3.571cm" svg:y="-5cm"/>
          <text:p text:style-name="P1"><text:span text:style-name="T4">mapasTematic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3" draw:text-style-name="P8" draw:layer="layout" svg:width="3.5cm" svg:height="0.7cm" svg:x="21.502cm" svg:y="10.602cm">
          <draw:glue-point draw:id="4" svg:x="3.571cm" svg:y="-5cm"/>
          <text:p text:style-name="P1"><text:span text:style-name="T4">thematic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 draw:layer="layout" svg:width="5.5cm" svg:height="5cm" svg:x="15.608cm" svg:y="11.501cm">
          <text:p/>
          <draw:enhanced-geometry svg:viewBox="0 0 21600 21600" draw:glue-points="10800 0 3163 3163 0 10800 3163 18437 10800 21600 18437 18437 21600 10800 18437 3163" draw:text-areas="3163 3163 18437 18437" draw:type="forbidden" draw:modifiers="1052.3177604072"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94" draw:text-style-name="P12" draw:layer="layout" svg:width="6.5cm" svg:height="1.782cm" svg:x="20.808cm" svg:y="12.933cm">
          <text:list text:style-name="L3">
            <text:list-item>
              <text:p text:style-name="P3"><text:span text:style-name="T7">Actualmente no existe replicación del Postgresql en Producción</text:span></text:p>
            </text:list-item>
          </text:list>
          <draw:enhanced-geometry svg:viewBox="0 0 21600 21600" draw:type="mso-spt202" draw:enhanced-path="M 0 0 L 21600 0 21600 21600 0 21600 0 0 Z N"/>
        </draw:custom-shape>
        <draw:line draw:style-name="gr28" draw:text-style-name="P1" draw:layer="layout" svg:x1="16.708cm" svg:y1="10.201cm" svg:x2="13.708cm" svg:y2="12.701cm">
          <text:p/>
        </draw:line>
        <presentation:notes draw:style-name="dp2">
          <draw:page-thumbnail draw:style-name="gr29" draw:layer="layout" svg:width="14.848cm" svg:height="11.135cm" svg:x="3.075cm" svg:y="2.257cm" draw:page-number="5" presentation:class="page"/>
          <draw:frame presentation:style-name="pr4" draw:text-style-name="P13" draw:layer="layout" svg:width="16.799cm" svg:height="13.114cm" svg:x="2.1cm" svg:y="14.107cm" presentation:class="notes" presentation:placeholder="true">
            <draw:text-box/>
          </draw:frame>
        </presentation:notes>
      </draw:page>
      <draw:page draw:name="page6" draw:style-name="dp1" draw:master-page-name="Vacia_5f_" presentation:presentation-page-layout-name="AL1T1">
        <office:forms form:automatic-focus="false" form:apply-design-mode="false"/>
        <draw:custom-shape draw:style-name="gr95" draw:text-style-name="P2" xml:id="id36" draw:id="id36" draw:layer="Diseño" svg:width="11cm" svg:height="3cm" svg:x="4cm" svg:y="7.5cm">
          <text:p text:style-name="P25"><text:span text:style-name="T1">Apache 2.2.3</text:span></text:p>
          <text:p text:style-name="P25"><text:span text:style-name="T1">PHP 5.2</text:span></text:p>
          <draw:enhanced-geometry svg:viewBox="0 0 21600 21600" draw:type="rectangle" draw:enhanced-path="M 0 0 L 21600 0 21600 21600 0 21600 0 0 Z N"/>
        </draw:custom-shape>
        <draw:custom-shape draw:style-name="gr96" draw:text-style-name="P2" xml:id="id37" draw:id="id37" draw:layer="Diseño" svg:width="11cm" svg:height="3cm" svg:x="16.2cm" svg:y="7.5cm">
          <text:p text:style-name="P25"><text:span text:style-name="T1">Apache 2.2.3</text:span></text:p>
          <text:p text:style-name="P25"><text:span text:style-name="T1">PHP 5.2</text:span></text:p>
          <draw:enhanced-geometry svg:viewBox="0 0 21600 21600" draw:type="rectangle" draw:enhanced-path="M 0 0 L 21600 0 21600 21600 0 21600 0 0 Z N"/>
        </draw:custom-shape>
        <draw:frame presentation:style-name="pr3" draw:layer="layout" svg:width="22.099cm" svg:height="1cm" svg:x="4.501cm" svg:y="0.5cm" presentation:class="title" presentation:user-transformed="true">
          <draw:text-box>
            <text:p>Arquitectura Jara actual</text:p>
          </draw:text-box>
        </draw:frame>
        <draw:custom-shape draw:style-name="gr97" draw:text-style-name="P5" draw:layer="Diseño" svg:width="3.3cm" svg:height="1.107cm" svg:x="6cm" svg:y="14.293cm">
          <text:p/>
          <draw:enhanced-geometry svg:viewBox="0 0 21600 21600" draw:type="mso-spt202" draw:enhanced-path="M 0 0 L 21600 0 21600 21600 0 21600 0 0 Z N"/>
        </draw:custom-shape>
        <draw:line draw:style-name="gr7" draw:text-style-name="P1" draw:layer="layout" svg:x1="11.8cm" svg:y1="7.172cm" svg:x2="14.8cm" svg:y2="7.172cm">
          <text:p/>
        </draw:line>
        <draw:line draw:style-name="gr7" draw:text-style-name="P1" draw:layer="layout" svg:x1="8.6cm" svg:y1="10.173cm" svg:x2="8.6cm" svg:y2="8.173cm">
          <text:p/>
        </draw:line>
        <draw:custom-shape draw:style-name="gr98" draw:text-style-name="P8" xml:id="id39" draw:id="id39" draw:layer="Diseño" svg:width="3.3cm" svg:height="1cm" svg:x="9.5cm" svg:y="7.773cm">
          <text:p text:style-name="P26"><text:span text:style-name="T4">Jara</text:span></text:p>
          <text:p text:style-name="P26"><text:span text:style-name="T4">nodo1</text:span></text:p>
          <draw:enhanced-geometry svg:viewBox="0 0 21600 21600" draw:glue-points="10800 0 0 10800 10800 21600 21600 10800" draw:type="flowchart-process" draw:enhanced-path="M 0 0 L 21600 0 21600 21600 0 21600 0 0 Z N"/>
        </draw:custom-shape>
        <draw:custom-shape draw:style-name="gr99" draw:text-style-name="P8" draw:layer="Diseño" svg:width="3.5cm" svg:height="1cm" svg:x="16.9cm" svg:y="7.773cm">
          <text:p text:style-name="P26"><text:span text:style-name="T4">Jara</text:span></text:p>
          <text:p text:style-name="P26"><text:span text:style-name="T4">nodo2</text:span></text:p>
          <draw:enhanced-geometry svg:viewBox="0 0 21600 21600" draw:glue-points="10800 0 0 10800 10800 21600 21600 10800" draw:type="flowchart-process" draw:enhanced-path="M 0 0 L 21600 0 21600 21600 0 21600 0 0 Z N"/>
        </draw:custom-shape>
        <draw:custom-shape draw:style-name="gr100" draw:text-style-name="P8" xml:id="id35" draw:id="id35" draw:layer="Diseño" svg:width="3.3cm" svg:height="1cm" svg:x="13.7cm" svg:y="4.673cm">
          <text:p text:style-name="P26"><text:span text:style-name="T4">Balanceador</text:span></text:p>
          <draw:enhanced-geometry svg:viewBox="0 0 21600 21600" draw:glue-points="10800 0 0 10800 10800 21600 21600 10800" draw:type="flowchart-process" draw:enhanced-path="M 0 0 L 21600 0 21600 21600 0 21600 0 0 Z N"/>
        </draw:custom-shape>
        <draw:custom-shape draw:style-name="gr101" draw:text-style-name="P8" xml:id="id40" draw:id="id40" draw:layer="Diseño" svg:width="2cm" svg:height="2cm" svg:x="6.9cm" svg:y="9.1cm">
          <text:p text:style-name="P26"><text:span text:style-name="T4">config1</text:span></text:p>
          <text:p text:style-name="P26"><text:span text:style-name="T4">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2" draw:text-style-name="P8" draw:layer="Diseño" svg:width="2cm" svg:height="2cm" svg:x="7.9cm" svg:y="10.1cm">
          <text:p text:style-name="P26"><text:span text:style-name="T4">config2</text:span></text:p>
          <text:p text:style-name="P26"><text:span text:style-name="T4">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svg:x1="13.7cm" svg:y1="5.173cm" svg:x2="9.5cm" svg:y2="7.5cm" draw:start-shape="id35" draw:start-glue-point="5" draw:end-shape="id36" svg:d="M13700 5173h-4200v2327" svg:viewBox="0 0 4201 2328">
          <text:p/>
        </draw:connector>
        <draw:connector draw:style-name="gr25" draw:text-style-name="P1" draw:layer="layout" svg:x1="17cm" svg:y1="5.173cm" svg:x2="21.7cm" svg:y2="7.5cm" draw:start-shape="id35" draw:start-glue-point="7" draw:end-shape="id37" svg:d="M17000 5173h4700v2327" svg:viewBox="0 0 4701 2328">
          <text:p/>
        </draw:connector>
        <draw:custom-shape draw:style-name="gr101" draw:text-style-name="P8" xml:id="id41" draw:id="id41" draw:layer="Diseño" svg:width="2cm" svg:height="2cm" svg:x="21.2cm" svg:y="9.3cm">
          <text:p text:style-name="P26"><text:span text:style-name="T4">config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2" draw:text-style-name="P8" draw:layer="Diseño" svg:width="2cm" svg:height="2cm" svg:x="22.2cm" svg:y="10.3cm">
          <text:p text:style-name="P26"><text:span text:style-name="T4">config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3" draw:text-style-name="P11" xml:id="id38" draw:id="id38" draw:layer="Diseño" svg:width="12.5cm" svg:height="1.275cm" svg:x="9.1cm" svg:y="2cm">
          <text:list text:style-name="L3">
            <text:list-header>
              <text:p text:style-name="P27"><text:span text:style-name="T3">Acceso</text:span></text:p>
            </text:list-header>
            <text:list-item>
              <text:p text:style-name="P27"><text:span text:style-name="T3">http://www.juntadeandalucia.es/servicios/mapas/jara.php</text:span></text:p>
            </text:list-item>
          </text:list>
          <draw:enhanced-geometry svg:viewBox="0 0 21600 21600" draw:type="mso-spt202" draw:enhanced-path="M 0 0 L 21600 0 21600 21600 0 21600 0 0 Z N"/>
        </draw:custom-shape>
        <draw:connector draw:style-name="gr25" draw:text-style-name="P1" draw:layer="layout" draw:type="line" svg:x1="15.35cm" svg:y1="3.275cm" svg:x2="15.35cm" svg:y2="4.673cm" draw:start-shape="id38" draw:start-glue-point="2" draw:end-shape="id35" draw:end-glue-point="4" svg:d="M15350 3275v1398" svg:viewBox="0 0 1 1399">
          <text:p/>
        </draw:connector>
        <draw:connector draw:style-name="gr25" draw:text-style-name="P1" draw:layer="layout" draw:type="curve" svg:x1="9.5cm" svg:y1="8.273cm" svg:x2="7.9cm" svg:y2="9.1cm" draw:start-shape="id39" draw:start-glue-point="5" draw:end-shape="id40" draw:end-glue-point="4" svg:d="M9500 8273c-1067 0-1600 275-1600 827" svg:viewBox="0 0 1601 828">
          <text:p/>
        </draw:connector>
        <draw:connector draw:style-name="gr25" draw:text-style-name="P1" draw:layer="layout" draw:type="curve" draw:line-skew="-0.231cm" svg:x1="20.4cm" svg:y1="8.273cm" svg:x2="22.2cm" svg:y2="9.3cm" draw:end-shape="id41" draw:end-glue-point="4" svg:d="M20400 8273c0 48 1800-465 1800 1027" svg:viewBox="0 0 1801 1076">
          <text:p/>
        </draw:connector>
        <draw:custom-shape draw:style-name="gr104" draw:text-style-name="P24" xml:id="id42" draw:id="id42" draw:layer="Diseño" svg:width="3.4cm" svg:height="2.3cm" svg:x="10.394cm" svg:y="11.41cm">
          <text:list text:style-name="L2">
            <text:list-item>
              <text:p text:style-name="P27"><text:span text:style-name="T2">PostgreSQL 9.x </text:span></text:p>
            </text:list-item>
            <text:list-item>
              <text:p text:style-name="P27"><text:span text:style-name="T2">Maestro</text:span></text:p>
            </text:list-item>
            <text:list-item>
              <text:p text:style-name="P27"><text:span text:style-name="T2">spatialdata</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5" draw:text-style-name="P24" xml:id="id43" draw:id="id43" draw:layer="Diseño" svg:width="3.5cm" svg:height="2.3cm" svg:x="16.394cm" svg:y="11.41cm">
          <text:list text:style-name="L2">
            <text:list-item>
              <text:p text:style-name="P27"><text:span text:style-name="T2">PostgreSQL 9.x</text:span></text:p>
            </text:list-item>
            <text:list-item>
              <text:p text:style-name="P27"><text:span text:style-name="T2">Esclavo</text:span></text:p>
            </text:list-item>
            <text:list-item>
              <text:p text:style-name="P27"><text:span text:style-name="T2">spatialdata</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6" draw:text-style-name="P7" draw:layer="Diseño" svg:width="3.9cm" svg:height="0.768cm" svg:x="12.294cm" svg:y="14.01cm">
          <text:list text:style-name="L3">
            <text:list-header>
              <text:p text:style-name="P28"><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2.094cm" svg:y1="13.71cm" svg:x2="12.098cm" svg:y2="14.595cm" draw:start-shape="id42" draw:start-glue-point="7" svg:d="M12094 13710l4 885" svg:viewBox="0 0 5 886">
          <text:p/>
        </draw:connector>
        <draw:line draw:style-name="gr7" draw:text-style-name="P1" draw:layer="layout" svg:x1="8.894cm" svg:y1="10.11cm" svg:x2="8.894cm" svg:y2="8.11cm">
          <text:p/>
        </draw:line>
        <draw:connector draw:style-name="gr10" draw:text-style-name="P1" draw:layer="layout" draw:type="line" svg:x1="13.794cm" svg:y1="12.56cm" svg:x2="16.394cm" svg:y2="12.56cm" draw:start-shape="id42" draw:start-glue-point="8" draw:end-shape="id43" svg:d="M13794 12560h2600" svg:viewBox="0 0 2601 1">
          <text:p/>
        </draw:connector>
        <draw:custom-shape draw:style-name="gr107" draw:text-style-name="P7" draw:layer="Diseño" svg:width="3.9cm" svg:height="0.768cm" svg:x="18.494cm" svg:y="14.01cm">
          <text:list text:style-name="L3">
            <text:list-header>
              <text:p text:style-name="P28"><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8.294cm" svg:y1="13.71cm" svg:x2="18.298cm" svg:y2="14.595cm" svg:d="M18294 13710l4 885" svg:viewBox="0 0 5 886">
          <text:p/>
        </draw:connector>
        <draw:custom-shape draw:style-name="gr108" draw:text-style-name="P7" draw:layer="Diseño" svg:width="2.806cm" svg:height="0.768cm" svg:x="13.894cm" svg:y="11.71cm">
          <text:list text:style-name="L3">
            <text:list-header>
              <text:p text:style-name="P28"><text:span text:style-name="T3">replicación</text:span></text:p>
            </text:list-header>
          </text:list>
          <draw:enhanced-geometry svg:viewBox="0 0 21600 21600" draw:type="mso-spt202" draw:enhanced-path="M 0 0 L 21600 0 21600 21600 0 21600 0 0 Z N"/>
        </draw:custom-shape>
        <draw:line draw:style-name="gr15" draw:text-style-name="P1" draw:layer="layout" svg:x1="11.994cm" svg:y1="8.81cm" svg:x2="11.994cm" svg:y2="11.31cm">
          <text:p/>
        </draw:line>
        <draw:custom-shape draw:style-name="gr109" draw:text-style-name="P10" draw:layer="Diseño" svg:width="2.4cm" svg:height="0.768cm" svg:x="11.394cm" svg:y="9.542cm">
          <text:list text:style-name="L3">
            <text:list-header>
              <text:p text:style-name="P29"><text:span text:style-name="T3">Lectura</text:span></text:p>
            </text:list-header>
          </text:list>
          <draw:enhanced-geometry svg:viewBox="0 0 21600 21600" draw:type="mso-spt202" draw:enhanced-path="M 0 0 L 21600 0 21600 21600 0 21600 0 0 Z N"/>
        </draw:custom-shape>
        <draw:line draw:style-name="gr15" draw:text-style-name="P1" draw:layer="layout" svg:x1="18.094cm" svg:y1="8.81cm" svg:x2="18.094cm" svg:y2="11.31cm">
          <text:p/>
        </draw:line>
        <draw:custom-shape draw:style-name="gr110" draw:text-style-name="P10" draw:layer="Diseño" svg:width="2.4cm" svg:height="0.768cm" svg:x="15.694cm" svg:y="9.542cm">
          <text:list text:style-name="L3">
            <text:list-header>
              <text:p text:style-name="P29"><text:span text:style-name="T3">Lectura</text:span></text:p>
            </text:list-header>
          </text:list>
          <draw:enhanced-geometry svg:viewBox="0 0 21600 21600" draw:type="mso-spt202" draw:enhanced-path="M 0 0 L 21600 0 21600 21600 0 21600 0 0 Z N"/>
        </draw:custom-shape>
        <draw:custom-shape draw:style-name="gr111" draw:text-style-name="P12" draw:layer="Diseño" svg:width="9cm" svg:height="1.275cm" svg:x="16.5cm" svg:y="16.232cm">
          <text:list text:style-name="L3">
            <text:list-header>
              <text:p text:style-name="P27"><text:span text:style-name="T7">Pendiente cambio. Ver (4) en diapositiva global</text:span></text:p>
            </text:list-header>
          </text:list>
          <draw:enhanced-geometry svg:viewBox="0 0 21600 21600" draw:type="mso-spt202" draw:enhanced-path="M 0 0 L 21600 0 21600 21600 0 21600 0 0 Z N"/>
        </draw:custom-shape>
        <draw:custom-shape draw:style-name="gr112" draw:text-style-name="P1" draw:layer="Diseño" svg:width="5.5cm" svg:height="5cm" svg:x="15.408cm" svg:y="10.201cm">
          <text:p/>
          <draw:enhanced-geometry svg:viewBox="0 0 21600 21600" draw:glue-points="10800 0 3163 3163 0 10800 3163 18437 10800 21600 18437 18437 21600 10800 18437 3163" draw:text-areas="3163 3163 18437 18437" draw:type="forbidden" draw:modifiers="1052.3177604072"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13" draw:text-style-name="P12" draw:layer="Diseño" svg:width="6.5cm" svg:height="1.782cm" svg:x="20.308cm" svg:y="12.933cm">
          <text:list text:style-name="L3">
            <text:list-item>
              <text:p text:style-name="P27"><text:span text:style-name="T7">Actualmente no existe replicación del Postgresql en Producción</text:span></text:p>
            </text:list-item>
          </text:list>
          <draw:enhanced-geometry svg:viewBox="0 0 21600 21600" draw:type="mso-spt202" draw:enhanced-path="M 0 0 L 21600 0 21600 21600 0 21600 0 0 Z N"/>
        </draw:custom-shape>
        <draw:line draw:style-name="gr28" draw:text-style-name="P1" draw:layer="layout" svg:x1="16.508cm" svg:y1="8.901cm" svg:x2="13.508cm" svg:y2="11.401cm">
          <text:p/>
        </draw:line>
        <presentation:notes draw:style-name="dp2">
          <office:forms form:automatic-focus="false" form:apply-design-mode="false"/>
          <draw:page-thumbnail draw:style-name="gr29" draw:layer="layout" svg:width="14.848cm" svg:height="11.135cm" svg:x="3.075cm" svg:y="2.257cm" draw:page-number="6" presentation:class="page"/>
          <draw:frame presentation:style-name="pr4" draw:text-style-name="P13" draw:layer="layout" svg:width="16.799cm" svg:height="13.114cm" svg:x="2.1cm" svg:y="14.107cm" presentation:class="notes" presentation:placeholder="true">
            <draw:text-box/>
          </draw:frame>
        </presentation:notes>
      </draw:page>
      <draw:page draw:name="page7" draw:style-name="dp1" draw:master-page-name="Vacia_5f_" presentation:presentation-page-layout-name="AL1T1">
        <office:forms form:automatic-focus="false" form:apply-design-mode="false"/>
        <draw:custom-shape draw:style-name="gr30" draw:text-style-name="P2" xml:id="id45" draw:id="id45" draw:layer="layout" svg:width="11cm" svg:height="3cm" svg:x="4cm" svg:y="7.5cm">
          <text:p text:style-name="P1"><text:span text:style-name="T1">Apache 2.2.3</text:span></text:p>
          <text:p text:style-name="P1"><text:span text:style-name="T1">PHP 5.2</text:span></text:p>
          <draw:enhanced-geometry svg:viewBox="0 0 21600 21600" draw:type="rectangle" draw:enhanced-path="M 0 0 L 21600 0 21600 21600 0 21600 0 0 Z N"/>
        </draw:custom-shape>
        <draw:custom-shape draw:style-name="gr31" draw:text-style-name="P2" xml:id="id46" draw:id="id46" draw:layer="layout" svg:width="11cm" svg:height="3cm" svg:x="16.2cm" svg:y="7.5cm">
          <text:p text:style-name="P1"><text:span text:style-name="T1">Apache 2.2.3</text:span></text:p>
          <text:p text:style-name="P1"><text:span text:style-name="T1">PHP 5.2</text:span></text:p>
          <draw:enhanced-geometry svg:viewBox="0 0 21600 21600" draw:type="rectangle" draw:enhanced-path="M 0 0 L 21600 0 21600 21600 0 21600 0 0 Z N"/>
        </draw:custom-shape>
        <draw:frame presentation:style-name="pr3" draw:layer="layout" svg:width="22.099cm" svg:height="1cm" svg:x="4.501cm" svg:y="0.5cm" presentation:class="title" presentation:user-transformed="true">
          <draw:text-box>
            <text:p>Arquitectura Jara anterior</text:p>
          </draw:text-box>
        </draw:frame>
        <draw:custom-shape draw:style-name="gr114" draw:text-style-name="P5" draw:layer="layout" svg:width="3.3cm" svg:height="1.107cm" svg:x="6cm" svg:y="14.293cm">
          <text:p/>
          <draw:enhanced-geometry svg:viewBox="0 0 21600 21600" draw:type="mso-spt202" draw:enhanced-path="M 0 0 L 21600 0 21600 21600 0 21600 0 0 Z N"/>
        </draw:custom-shape>
        <draw:line draw:style-name="gr7" draw:text-style-name="P1" draw:layer="layout" svg:x1="11.8cm" svg:y1="7.172cm" svg:x2="14.8cm" svg:y2="7.172cm">
          <text:p/>
        </draw:line>
        <draw:line draw:style-name="gr7" draw:text-style-name="P1" draw:layer="layout" svg:x1="8.6cm" svg:y1="10.173cm" svg:x2="8.6cm" svg:y2="8.173cm">
          <text:p/>
        </draw:line>
        <draw:custom-shape draw:style-name="gr33" draw:text-style-name="P8" draw:layer="layout" svg:width="3.3cm" svg:height="1cm" svg:x="9.5cm" svg:y="7.773cm">
          <text:p text:style-name="P1"><text:span text:style-name="T4">Jara</text:span></text:p>
          <text:p text:style-name="P1"><text:span text:style-name="T4">nodo1</text:span></text:p>
          <draw:enhanced-geometry svg:viewBox="0 0 21600 21600" draw:glue-points="10800 0 0 10800 10800 21600 21600 10800" draw:type="flowchart-process" draw:enhanced-path="M 0 0 L 21600 0 21600 21600 0 21600 0 0 Z N"/>
        </draw:custom-shape>
        <draw:custom-shape draw:style-name="gr34" draw:text-style-name="P8" draw:layer="layout" svg:width="3.5cm" svg:height="1cm" svg:x="16.9cm" svg:y="7.773cm">
          <text:p text:style-name="P1"><text:span text:style-name="T4">Jara</text:span></text:p>
          <text:p text:style-name="P1"><text:span text:style-name="T4">nodo2</text:span></text:p>
          <draw:enhanced-geometry svg:viewBox="0 0 21600 21600" draw:glue-points="10800 0 0 10800 10800 21600 21600 10800" draw:type="flowchart-process" draw:enhanced-path="M 0 0 L 21600 0 21600 21600 0 21600 0 0 Z N"/>
        </draw:custom-shape>
        <draw:custom-shape draw:style-name="gr19" draw:text-style-name="P8" xml:id="id44" draw:id="id44" draw:layer="layout" svg:width="3.3cm" svg:height="1cm" svg:x="13.7cm" svg:y="4.673cm">
          <text:p text:style-name="P1"><text:span text:style-name="T4">Balanceador</text:span></text:p>
          <draw:enhanced-geometry svg:viewBox="0 0 21600 21600" draw:glue-points="10800 0 0 10800 10800 21600 21600 10800" draw:type="flowchart-process" draw:enhanced-path="M 0 0 L 21600 0 21600 21600 0 21600 0 0 Z N"/>
        </draw:custom-shape>
        <draw:custom-shape draw:style-name="gr38" draw:text-style-name="P8" draw:layer="layout" svg:width="2cm" svg:height="2cm" svg:x="14.2cm" svg:y="17.2cm">
          <text:p text:style-name="P1"><text:span text:style-name="T4">config1</text:span></text:p>
          <text:p text:style-name="P1"><text:span text:style-name="T4">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9" draw:text-style-name="P8" draw:layer="layout" svg:width="2cm" svg:height="2cm" svg:x="15.2cm" svg:y="18.2cm">
          <text:p text:style-name="P1"><text:span text:style-name="T4">config2</text:span></text:p>
          <text:p text:style-name="P1"><text:span text:style-name="T4">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svg:x1="13.7cm" svg:y1="5.173cm" svg:x2="9.5cm" svg:y2="7.5cm" draw:start-shape="id44" draw:start-glue-point="5" draw:end-shape="id45" svg:d="M13700 5173h-4200v2327" svg:viewBox="0 0 4201 2328">
          <text:p/>
        </draw:connector>
        <draw:connector draw:style-name="gr25" draw:text-style-name="P1" draw:layer="layout" svg:x1="17cm" svg:y1="5.173cm" svg:x2="21.7cm" svg:y2="7.5cm" draw:start-shape="id44" draw:start-glue-point="7" draw:end-shape="id46" svg:d="M17000 5173h4700v2327" svg:viewBox="0 0 4701 2328">
          <text:p/>
        </draw:connector>
        <draw:custom-shape draw:style-name="gr115" draw:text-style-name="P11" xml:id="id47" draw:id="id47" draw:layer="layout" svg:width="12.5cm" svg:height="1.275cm" svg:x="9.1cm" svg:y="2cm">
          <text:list text:style-name="L3">
            <text:list-header>
              <text:p text:style-name="P3"><text:span text:style-name="T3">Acceso</text:span></text:p>
            </text:list-header>
            <text:list-item>
              <text:p text:style-name="P3"><text:span text:style-name="T3">http://www.juntadeandalucia.es/servicios/mapas/jara.php</text:span></text:p>
            </text:list-item>
          </text:list>
          <draw:enhanced-geometry svg:viewBox="0 0 21600 21600" draw:type="mso-spt202" draw:enhanced-path="M 0 0 L 21600 0 21600 21600 0 21600 0 0 Z N"/>
        </draw:custom-shape>
        <draw:connector draw:style-name="gr25" draw:text-style-name="P1" draw:layer="layout" draw:type="line" svg:x1="15.35cm" svg:y1="3.275cm" svg:x2="15.35cm" svg:y2="4.673cm" draw:start-shape="id47" draw:start-glue-point="2" draw:end-shape="id44" draw:end-glue-point="4" svg:d="M15350 3275v1398" svg:viewBox="0 0 1 1399">
          <text:p/>
        </draw:connector>
        <draw:custom-shape draw:style-name="gr116" draw:text-style-name="P24" xml:id="id48" draw:id="id48" draw:layer="layout" svg:width="3.4cm" svg:height="2.3cm" svg:x="13.894cm" svg:y="11.51cm">
          <text:list text:style-name="L2">
            <text:list-item>
              <text:p text:style-name="P3"><text:span text:style-name="T2">PostgreSQL 9.x </text:span></text:p>
            </text:list-item>
            <text:list-item>
              <text:p text:style-name="P3"><text:span text:style-name="T2">spatialdata</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7" draw:text-style-name="P7" draw:layer="layout" svg:width="3.9cm" svg:height="0.768cm" svg:x="15.794cm" svg:y="14.11cm">
          <text:list text:style-name="L3">
            <text:list-header>
              <text:p text:style-name="P6"><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5.594cm" svg:y1="13.81cm" svg:x2="15.598cm" svg:y2="14.695cm" draw:start-shape="id48" draw:start-glue-point="7" svg:d="M15594 13810l4 885" svg:viewBox="0 0 5 886">
          <text:p/>
        </draw:connector>
        <draw:line draw:style-name="gr7" draw:text-style-name="P1" draw:layer="layout" svg:x1="8.894cm" svg:y1="10.11cm" svg:x2="8.894cm" svg:y2="8.11cm">
          <text:p/>
        </draw:line>
        <draw:line draw:style-name="gr15" draw:text-style-name="P1" draw:layer="layout" svg:x1="11.994cm" svg:y1="8.81cm" svg:x2="14cm" svg:y2="11.5cm">
          <text:p/>
        </draw:line>
        <draw:custom-shape draw:style-name="gr118" draw:text-style-name="P10" draw:layer="layout" svg:width="2.4cm" svg:height="0.768cm" svg:x="12.394cm" svg:y="9.542cm">
          <text:list text:style-name="L3">
            <text:list-header>
              <text:p text:style-name="P9"><text:span text:style-name="T3">Lectura</text:span></text:p>
            </text:list-header>
          </text:list>
          <draw:enhanced-geometry svg:viewBox="0 0 21600 21600" draw:type="mso-spt202" draw:enhanced-path="M 0 0 L 21600 0 21600 21600 0 21600 0 0 Z N"/>
        </draw:custom-shape>
        <draw:custom-shape draw:style-name="gr119" draw:text-style-name="P10" draw:layer="layout" svg:width="2.4cm" svg:height="0.768cm" svg:x="15.694cm" svg:y="9.542cm">
          <text:list text:style-name="L3">
            <text:list-header>
              <text:p text:style-name="P9"><text:span text:style-name="T3">Lectura</text:span></text:p>
            </text:list-header>
          </text:list>
          <draw:enhanced-geometry svg:viewBox="0 0 21600 21600" draw:type="mso-spt202" draw:enhanced-path="M 0 0 L 21600 0 21600 21600 0 21600 0 0 Z N"/>
        </draw:custom-shape>
        <draw:line draw:style-name="gr120" draw:text-style-name="P1" draw:layer="layout" svg:x1="19cm" svg:y1="9cm" svg:x2="17cm" svg:y2="11.5cm">
          <text:p/>
        </draw:line>
        <draw:line draw:style-name="gr121" draw:text-style-name="P1" draw:layer="layout" svg:x1="7.6cm" svg:y1="16.5cm" svg:x2="23.6cm" svg:y2="16.5cm">
          <text:p/>
        </draw:line>
        <draw:custom-shape draw:style-name="gr122" draw:text-style-name="P31" draw:layer="layout" svg:width="1.5cm" svg:height="0.768cm" svg:x="6.2cm" svg:y="16.132cm">
          <text:list text:style-name="L3">
            <text:list-header>
              <text:p text:style-name="P30"><text:span text:style-name="T20">NFS</text:span></text:p>
            </text:list-header>
          </text:list>
          <draw:enhanced-geometry svg:viewBox="0 0 21600 21600" draw:type="mso-spt202" draw:enhanced-path="M 0 0 L 21600 0 21600 21600 0 21600 0 0 Z N"/>
        </draw:custom-shape>
        <draw:line draw:style-name="gr123" draw:text-style-name="P1" draw:layer="layout" svg:x1="15.5cm" svg:y1="16.5cm" svg:x2="15.5cm" svg:y2="17cm">
          <text:p/>
        </draw:line>
        <draw:line draw:style-name="gr124" draw:text-style-name="P1" draw:layer="layout" svg:x1="10.5cm" svg:y1="16.4cm" svg:x2="10.5cm" svg:y2="8.9cm">
          <text:p/>
        </draw:line>
        <draw:line draw:style-name="gr124" draw:text-style-name="P1" draw:layer="layout" svg:x1="19.9cm" svg:y1="16.401cm" svg:x2="19.9cm" svg:y2="8.901cm">
          <text:p/>
        </draw:line>
        <presentation:notes draw:style-name="dp2">
          <draw:page-thumbnail draw:style-name="gr29" draw:layer="layout" svg:width="14.848cm" svg:height="11.135cm" svg:x="3.075cm" svg:y="2.257cm" draw:page-number="7" presentation:class="page"/>
          <draw:frame presentation:style-name="pr4" draw:text-style-name="P13" draw:layer="layout" svg:width="16.799cm" svg:height="13.114cm" svg:x="2.1cm" svg:y="14.107cm" presentation:class="notes" presentation:placeholder="true">
            <draw:text-box/>
          </draw:frame>
        </presentation:notes>
      </draw:page>
      <draw:page draw:name="page8" draw:style-name="dp1" draw:master-page-name="Vacia_5f_" presentation:presentation-page-layout-name="AL1T1">
        <office:forms form:automatic-focus="false" form:apply-design-mode="false"/>
        <draw:custom-shape draw:style-name="gr95" draw:text-style-name="P2" xml:id="id50" draw:id="id50" draw:layer="Diseño" svg:width="11cm" svg:height="3cm" svg:x="4cm" svg:y="7.5cm">
          <text:p text:style-name="P25"><text:span text:style-name="T1">Apache 2.2.3</text:span></text:p>
          <text:p text:style-name="P25"><text:span text:style-name="T1">PHP 5.2</text:span></text:p>
          <draw:enhanced-geometry svg:viewBox="0 0 21600 21600" draw:type="rectangle" draw:enhanced-path="M 0 0 L 21600 0 21600 21600 0 21600 0 0 Z N"/>
        </draw:custom-shape>
        <draw:custom-shape draw:style-name="gr96" draw:text-style-name="P2" xml:id="id51" draw:id="id51" draw:layer="Diseño" svg:width="11cm" svg:height="3cm" svg:x="16.2cm" svg:y="7.5cm">
          <text:p text:style-name="P25"><text:span text:style-name="T1">Apache 2.2.3</text:span></text:p>
          <text:p text:style-name="P25"><text:span text:style-name="T1">PHP 5.2</text:span></text:p>
          <draw:enhanced-geometry svg:viewBox="0 0 21600 21600" draw:type="rectangle" draw:enhanced-path="M 0 0 L 21600 0 21600 21600 0 21600 0 0 Z N"/>
        </draw:custom-shape>
        <draw:frame presentation:style-name="pr3" draw:layer="layout" svg:width="22.099cm" svg:height="1cm" svg:x="4.501cm" svg:y="0.5cm" presentation:class="title" presentation:user-transformed="true">
          <draw:text-box>
            <text:p>Arquitectura Jara actual</text:p>
          </draw:text-box>
        </draw:frame>
        <draw:custom-shape draw:style-name="gr125" draw:text-style-name="P5" draw:layer="Diseño" svg:width="3.3cm" svg:height="1.107cm" svg:x="6cm" svg:y="14.293cm">
          <text:p/>
          <draw:enhanced-geometry svg:viewBox="0 0 21600 21600" draw:type="mso-spt202" draw:enhanced-path="M 0 0 L 21600 0 21600 21600 0 21600 0 0 Z N"/>
        </draw:custom-shape>
        <draw:line draw:style-name="gr7" draw:text-style-name="P1" draw:layer="layout" svg:x1="11.8cm" svg:y1="7.172cm" svg:x2="14.8cm" svg:y2="7.172cm">
          <text:p/>
        </draw:line>
        <draw:line draw:style-name="gr7" draw:text-style-name="P1" draw:layer="layout" svg:x1="8.6cm" svg:y1="10.173cm" svg:x2="8.6cm" svg:y2="8.173cm">
          <text:p/>
        </draw:line>
        <draw:custom-shape draw:style-name="gr98" draw:text-style-name="P8" xml:id="id53" draw:id="id53" draw:layer="Diseño" svg:width="3.3cm" svg:height="1cm" svg:x="9.5cm" svg:y="7.773cm">
          <text:p text:style-name="P26"><text:span text:style-name="T4">Jara</text:span></text:p>
          <text:p text:style-name="P26"><text:span text:style-name="T4">nodo1</text:span></text:p>
          <draw:enhanced-geometry svg:viewBox="0 0 21600 21600" draw:glue-points="10800 0 0 10800 10800 21600 21600 10800" draw:type="flowchart-process" draw:enhanced-path="M 0 0 L 21600 0 21600 21600 0 21600 0 0 Z N"/>
        </draw:custom-shape>
        <draw:custom-shape draw:style-name="gr99" draw:text-style-name="P8" draw:layer="Diseño" svg:width="3.5cm" svg:height="1cm" svg:x="16.9cm" svg:y="7.773cm">
          <text:p text:style-name="P26"><text:span text:style-name="T4">Jara</text:span></text:p>
          <text:p text:style-name="P26"><text:span text:style-name="T4">nodo2</text:span></text:p>
          <draw:enhanced-geometry svg:viewBox="0 0 21600 21600" draw:glue-points="10800 0 0 10800 10800 21600 21600 10800" draw:type="flowchart-process" draw:enhanced-path="M 0 0 L 21600 0 21600 21600 0 21600 0 0 Z N"/>
        </draw:custom-shape>
        <draw:custom-shape draw:style-name="gr100" draw:text-style-name="P8" xml:id="id49" draw:id="id49" draw:layer="Diseño" svg:width="3.3cm" svg:height="1cm" svg:x="13.7cm" svg:y="4.673cm">
          <text:p text:style-name="P26"><text:span text:style-name="T4">Balanceador</text:span></text:p>
          <draw:enhanced-geometry svg:viewBox="0 0 21600 21600" draw:glue-points="10800 0 0 10800 10800 21600 21600 10800" draw:type="flowchart-process" draw:enhanced-path="M 0 0 L 21600 0 21600 21600 0 21600 0 0 Z N"/>
        </draw:custom-shape>
        <draw:custom-shape draw:style-name="gr101" draw:text-style-name="P8" xml:id="id54" draw:id="id54" draw:layer="Diseño" svg:width="2cm" svg:height="2cm" svg:x="6.9cm" svg:y="9.1cm">
          <text:p text:style-name="P26"><text:span text:style-name="T4">config1</text:span></text:p>
          <text:p text:style-name="P26"><text:span text:style-name="T4">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2" draw:text-style-name="P8" draw:layer="Diseño" svg:width="2cm" svg:height="2cm" svg:x="7.9cm" svg:y="10.1cm">
          <text:p text:style-name="P26"><text:span text:style-name="T4">config2</text:span></text:p>
          <text:p text:style-name="P26"><text:span text:style-name="T4">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svg:x1="13.7cm" svg:y1="5.173cm" svg:x2="9.5cm" svg:y2="7.5cm" draw:start-shape="id49" draw:start-glue-point="5" draw:end-shape="id50" svg:d="M13700 5173h-4200v2327" svg:viewBox="0 0 4201 2328">
          <text:p/>
        </draw:connector>
        <draw:connector draw:style-name="gr25" draw:text-style-name="P1" draw:layer="layout" svg:x1="17cm" svg:y1="5.173cm" svg:x2="21.7cm" svg:y2="7.5cm" draw:start-shape="id49" draw:start-glue-point="7" draw:end-shape="id51" svg:d="M17000 5173h4700v2327" svg:viewBox="0 0 4701 2328">
          <text:p/>
        </draw:connector>
        <draw:custom-shape draw:style-name="gr101" draw:text-style-name="P8" xml:id="id55" draw:id="id55" draw:layer="Diseño" svg:width="2cm" svg:height="2cm" svg:x="21.2cm" svg:y="9.3cm">
          <text:p text:style-name="P26"><text:span text:style-name="T4">config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2" draw:text-style-name="P8" draw:layer="Diseño" svg:width="2cm" svg:height="2cm" svg:x="22.2cm" svg:y="10.3cm">
          <text:p text:style-name="P26"><text:span text:style-name="T4">config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6" draw:text-style-name="P11" xml:id="id52" draw:id="id52" draw:layer="Diseño" svg:width="12.5cm" svg:height="1.275cm" svg:x="9.1cm" svg:y="2cm">
          <text:list text:style-name="L3">
            <text:list-header>
              <text:p text:style-name="P27"><text:span text:style-name="T3">Acceso</text:span></text:p>
            </text:list-header>
            <text:list-item>
              <text:p text:style-name="P27"><text:span text:style-name="T3">http://www.juntadeandalucia.es/servicios/mapas/jara.php</text:span></text:p>
            </text:list-item>
          </text:list>
          <draw:enhanced-geometry svg:viewBox="0 0 21600 21600" draw:type="mso-spt202" draw:enhanced-path="M 0 0 L 21600 0 21600 21600 0 21600 0 0 Z N"/>
        </draw:custom-shape>
        <draw:connector draw:style-name="gr25" draw:text-style-name="P1" draw:layer="layout" draw:type="line" svg:x1="15.35cm" svg:y1="3.275cm" svg:x2="15.35cm" svg:y2="4.673cm" draw:start-shape="id52" draw:start-glue-point="2" draw:end-shape="id49" draw:end-glue-point="4" svg:d="M15350 3275v1398" svg:viewBox="0 0 1 1399">
          <text:p/>
        </draw:connector>
        <draw:connector draw:style-name="gr25" draw:text-style-name="P1" draw:layer="layout" draw:type="curve" svg:x1="9.5cm" svg:y1="8.273cm" svg:x2="7.9cm" svg:y2="9.1cm" draw:start-shape="id53" draw:start-glue-point="5" draw:end-shape="id54" draw:end-glue-point="4" svg:d="M9500 8273c-1067 0-1600 275-1600 827" svg:viewBox="0 0 1601 828">
          <text:p/>
        </draw:connector>
        <draw:connector draw:style-name="gr25" draw:text-style-name="P1" draw:layer="layout" draw:type="curve" draw:line-skew="-0.231cm" svg:x1="20.4cm" svg:y1="8.273cm" svg:x2="22.2cm" svg:y2="9.3cm" draw:end-shape="id55" draw:end-glue-point="4" svg:d="M20400 8273c0 48 1800-465 1800 1027" svg:viewBox="0 0 1801 1076">
          <text:p/>
        </draw:connector>
        <draw:custom-shape draw:style-name="gr127" draw:text-style-name="P24" xml:id="id56" draw:id="id56" draw:layer="Diseño" svg:width="3.4cm" svg:height="2.3cm" svg:x="10.394cm" svg:y="11.41cm">
          <text:list text:style-name="L2">
            <text:list-item>
              <text:p text:style-name="P27"><text:span text:style-name="T2">PostgreSQL 9.x </text:span></text:p>
            </text:list-item>
            <text:list-item>
              <text:p text:style-name="P27"><text:span text:style-name="T2">Maestro</text:span></text:p>
            </text:list-item>
            <text:list-item>
              <text:p text:style-name="P27"><text:span text:style-name="T2">spatialdata</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8" draw:text-style-name="P24" xml:id="id57" draw:id="id57" draw:layer="Diseño" svg:width="3.5cm" svg:height="2.3cm" svg:x="16.394cm" svg:y="11.41cm">
          <text:list text:style-name="L2">
            <text:list-item>
              <text:p text:style-name="P27"><text:span text:style-name="T2">PostgreSQL 9.x</text:span></text:p>
            </text:list-item>
            <text:list-item>
              <text:p text:style-name="P27"><text:span text:style-name="T2">Esclavo</text:span></text:p>
            </text:list-item>
            <text:list-item>
              <text:p text:style-name="P27"><text:span text:style-name="T2">spatialdata</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7" draw:layer="Diseño" svg:width="3.9cm" svg:height="0.768cm" svg:x="12.294cm" svg:y="14.01cm">
          <text:list text:style-name="L3">
            <text:list-header>
              <text:p text:style-name="P28"><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2.094cm" svg:y1="13.71cm" svg:x2="12.098cm" svg:y2="14.595cm" draw:start-shape="id56" draw:start-glue-point="7" svg:d="M12094 13710l4 885" svg:viewBox="0 0 5 886">
          <text:p/>
        </draw:connector>
        <draw:line draw:style-name="gr7" draw:text-style-name="P1" draw:layer="layout" svg:x1="8.894cm" svg:y1="10.11cm" svg:x2="8.894cm" svg:y2="8.11cm">
          <text:p/>
        </draw:line>
        <draw:connector draw:style-name="gr10" draw:text-style-name="P1" draw:layer="layout" draw:type="line" svg:x1="13.794cm" svg:y1="12.56cm" svg:x2="16.394cm" svg:y2="12.56cm" draw:start-shape="id56" draw:start-glue-point="8" draw:end-shape="id57" svg:d="M13794 12560h2600" svg:viewBox="0 0 2601 1">
          <text:p/>
        </draw:connector>
        <draw:custom-shape draw:style-name="gr130" draw:text-style-name="P7" draw:layer="Diseño" svg:width="3.9cm" svg:height="0.768cm" svg:x="18.494cm" svg:y="14.01cm">
          <text:list text:style-name="L3">
            <text:list-header>
              <text:p text:style-name="P28"><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8.294cm" svg:y1="13.71cm" svg:x2="18.298cm" svg:y2="14.595cm" svg:d="M18294 13710l4 885" svg:viewBox="0 0 5 886">
          <text:p/>
        </draw:connector>
        <draw:custom-shape draw:style-name="gr131" draw:text-style-name="P7" draw:layer="Diseño" svg:width="2.806cm" svg:height="0.768cm" svg:x="13.894cm" svg:y="11.71cm">
          <text:list text:style-name="L3">
            <text:list-header>
              <text:p text:style-name="P28"><text:span text:style-name="T3">replicación</text:span></text:p>
            </text:list-header>
          </text:list>
          <draw:enhanced-geometry svg:viewBox="0 0 21600 21600" draw:type="mso-spt202" draw:enhanced-path="M 0 0 L 21600 0 21600 21600 0 21600 0 0 Z N"/>
        </draw:custom-shape>
        <draw:line draw:style-name="gr15" draw:text-style-name="P1" draw:layer="layout" svg:x1="11.994cm" svg:y1="8.81cm" svg:x2="11.994cm" svg:y2="11.31cm">
          <text:p/>
        </draw:line>
        <draw:custom-shape draw:style-name="gr132" draw:text-style-name="P10" draw:layer="Diseño" svg:width="2.4cm" svg:height="0.768cm" svg:x="11.394cm" svg:y="9.542cm">
          <text:list text:style-name="L3">
            <text:list-header>
              <text:p text:style-name="P29"><text:span text:style-name="T3">Lectura</text:span></text:p>
            </text:list-header>
          </text:list>
          <draw:enhanced-geometry svg:viewBox="0 0 21600 21600" draw:type="mso-spt202" draw:enhanced-path="M 0 0 L 21600 0 21600 21600 0 21600 0 0 Z N"/>
        </draw:custom-shape>
        <draw:line draw:style-name="gr15" draw:text-style-name="P1" draw:layer="layout" svg:x1="18.094cm" svg:y1="8.81cm" svg:x2="18.094cm" svg:y2="11.31cm">
          <text:p/>
        </draw:line>
        <draw:custom-shape draw:style-name="gr133" draw:text-style-name="P10" draw:layer="Diseño" svg:width="2.4cm" svg:height="0.768cm" svg:x="15.694cm" svg:y="9.542cm">
          <text:list text:style-name="L3">
            <text:list-header>
              <text:p text:style-name="P29"><text:span text:style-name="T3">Lectura</text:span></text:p>
            </text:list-header>
          </text:list>
          <draw:enhanced-geometry svg:viewBox="0 0 21600 21600" draw:type="mso-spt202" draw:enhanced-path="M 0 0 L 21600 0 21600 21600 0 21600 0 0 Z N"/>
        </draw:custom-shape>
        <draw:custom-shape draw:style-name="gr134" draw:text-style-name="P12" draw:layer="Diseño" svg:width="9cm" svg:height="1.275cm" svg:x="16.5cm" svg:y="16.232cm">
          <text:list text:style-name="L3">
            <text:list-header>
              <text:p text:style-name="P27"><text:span text:style-name="T7">Pendiente cambio. Ver (4) en diapositiva global</text:span></text:p>
            </text:list-header>
          </text:list>
          <draw:enhanced-geometry svg:viewBox="0 0 21600 21600" draw:type="mso-spt202" draw:enhanced-path="M 0 0 L 21600 0 21600 21600 0 21600 0 0 Z N"/>
        </draw:custom-shape>
        <draw:custom-shape draw:style-name="gr112" draw:text-style-name="P1" draw:layer="Diseño" svg:width="5.5cm" svg:height="5cm" svg:x="15.408cm" svg:y="10.201cm">
          <text:p/>
          <draw:enhanced-geometry svg:viewBox="0 0 21600 21600" draw:glue-points="10800 0 3163 3163 0 10800 3163 18437 10800 21600 18437 18437 21600 10800 18437 3163" draw:text-areas="3163 3163 18437 18437" draw:type="forbidden" draw:modifiers="1052.3177604072"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35" draw:text-style-name="P12" draw:layer="Diseño" svg:width="6.5cm" svg:height="1.782cm" svg:x="20.308cm" svg:y="12.933cm">
          <text:list text:style-name="L3">
            <text:list-item>
              <text:p text:style-name="P27"><text:span text:style-name="T7">Actualmente no existe replicación del Postgresql en Producción</text:span></text:p>
            </text:list-item>
          </text:list>
          <draw:enhanced-geometry svg:viewBox="0 0 21600 21600" draw:type="mso-spt202" draw:enhanced-path="M 0 0 L 21600 0 21600 21600 0 21600 0 0 Z N"/>
        </draw:custom-shape>
        <draw:line draw:style-name="gr28" draw:text-style-name="P1" draw:layer="layout" svg:x1="16.508cm" svg:y1="8.901cm" svg:x2="13.508cm" svg:y2="11.401cm">
          <text:p/>
        </draw:line>
        <presentation:notes draw:style-name="dp2">
          <office:forms form:automatic-focus="false" form:apply-design-mode="false"/>
          <draw:page-thumbnail draw:style-name="gr29" draw:layer="layout" svg:width="14.848cm" svg:height="11.135cm" svg:x="3.075cm" svg:y="2.257cm" draw:page-number="8" presentation:class="page"/>
          <draw:frame presentation:style-name="pr4" draw:text-style-name="P13" draw:layer="layout" svg:width="16.799cm" svg:height="13.114cm" svg:x="2.1cm" svg:y="14.107cm" presentation:class="notes" presentation:placeholder="true">
            <draw:text-box/>
          </draw:frame>
        </presentation:notes>
      </draw:page>
      <draw:page draw:name="page9" draw:style-name="dp1" draw:master-page-name="Vacia_5f_" presentation:presentation-page-layout-name="AL1T1">
        <office:forms form:automatic-focus="false" form:apply-design-mode="false"/>
        <draw:custom-shape draw:style-name="gr30" draw:text-style-name="P2" xml:id="id59" draw:id="id59" draw:layer="layout" svg:width="11cm" svg:height="3cm" svg:x="4cm" svg:y="7.5cm">
          <text:p text:style-name="P1"><text:span text:style-name="T1">Tomcat6</text:span></text:p>
          <draw:enhanced-geometry svg:viewBox="0 0 21600 21600" draw:type="rectangle" draw:enhanced-path="M 0 0 L 21600 0 21600 21600 0 21600 0 0 Z N"/>
        </draw:custom-shape>
        <draw:custom-shape draw:style-name="gr31" draw:text-style-name="P2" xml:id="id60" draw:id="id60" draw:layer="layout" svg:width="11cm" svg:height="3cm" svg:x="16.2cm" svg:y="7.5cm">
          <text:p text:style-name="P1"><text:span text:style-name="T1">Tomcat6</text:span></text:p>
          <draw:enhanced-geometry svg:viewBox="0 0 21600 21600" draw:type="rectangle" draw:enhanced-path="M 0 0 L 21600 0 21600 21600 0 21600 0 0 Z N"/>
        </draw:custom-shape>
        <draw:frame presentation:style-name="pr3" draw:layer="layout" svg:width="22.099cm" svg:height="1cm" svg:x="4.501cm" svg:y="0.5cm" presentation:class="title" presentation:user-transformed="true">
          <draw:text-box>
            <text:p>Arquitectura Panel SIGC propuesta</text:p>
          </draw:text-box>
        </draw:frame>
        <draw:custom-shape draw:style-name="gr136" draw:text-style-name="P5" draw:layer="layout" svg:width="3.3cm" svg:height="1.107cm" svg:x="6cm" svg:y="14.293cm">
          <text:p/>
          <draw:enhanced-geometry svg:viewBox="0 0 21600 21600" draw:type="mso-spt202" draw:enhanced-path="M 0 0 L 21600 0 21600 21600 0 21600 0 0 Z N"/>
        </draw:custom-shape>
        <draw:line draw:style-name="gr7" draw:text-style-name="P1" draw:layer="layout" svg:x1="11.8cm" svg:y1="7.172cm" svg:x2="14.8cm" svg:y2="7.172cm">
          <text:p/>
        </draw:line>
        <draw:line draw:style-name="gr7" draw:text-style-name="P1" draw:layer="layout" svg:x1="8.6cm" svg:y1="10.173cm" svg:x2="8.6cm" svg:y2="8.173cm">
          <text:p/>
        </draw:line>
        <draw:custom-shape draw:style-name="gr33" draw:text-style-name="P8" draw:layer="layout" svg:width="3.3cm" svg:height="1cm" svg:x="9.5cm" svg:y="7.773cm">
          <text:p text:style-name="P1"><text:span text:style-name="T4">Panel SIGC</text:span></text:p>
          <text:p text:style-name="P1"><text:span text:style-name="T4">nodo1</text:span></text:p>
          <draw:enhanced-geometry svg:viewBox="0 0 21600 21600" draw:glue-points="10800 0 0 10800 10800 21600 21600 10800" draw:type="flowchart-process" draw:enhanced-path="M 0 0 L 21600 0 21600 21600 0 21600 0 0 Z N"/>
        </draw:custom-shape>
        <draw:custom-shape draw:style-name="gr34" draw:text-style-name="P8" draw:layer="layout" svg:width="3.5cm" svg:height="1cm" svg:x="16.9cm" svg:y="7.773cm">
          <text:p text:style-name="P1"><text:span text:style-name="T4">PanelSIGC</text:span></text:p>
          <text:p text:style-name="P1"><text:span text:style-name="T4">nodo2</text:span></text:p>
          <draw:enhanced-geometry svg:viewBox="0 0 21600 21600" draw:glue-points="10800 0 0 10800 10800 21600 21600 10800" draw:type="flowchart-process" draw:enhanced-path="M 0 0 L 21600 0 21600 21600 0 21600 0 0 Z N"/>
        </draw:custom-shape>
        <draw:custom-shape draw:style-name="gr19" draw:text-style-name="P8" xml:id="id58" draw:id="id58" draw:layer="layout" svg:width="3.3cm" svg:height="1cm" svg:x="13.7cm" svg:y="4.673cm">
          <text:p text:style-name="P1"><text:span text:style-name="T4">Balanceador</text:span></text:p>
          <draw:enhanced-geometry svg:viewBox="0 0 21600 21600" draw:glue-points="10800 0 0 10800 10800 21600 21600 10800" draw:type="flowchart-process" draw:enhanced-path="M 0 0 L 21600 0 21600 21600 0 21600 0 0 Z N"/>
        </draw:custom-shape>
        <draw:connector draw:style-name="gr25" draw:text-style-name="P1" draw:layer="layout" svg:x1="13.7cm" svg:y1="5.173cm" svg:x2="9.5cm" svg:y2="7.5cm" draw:start-shape="id58" draw:start-glue-point="5" draw:end-shape="id59" svg:d="M13700 5173h-4200v2327" svg:viewBox="0 0 4201 2328">
          <text:p/>
        </draw:connector>
        <draw:connector draw:style-name="gr25" draw:text-style-name="P1" draw:layer="layout" svg:x1="17cm" svg:y1="5.173cm" svg:x2="21.7cm" svg:y2="7.5cm" draw:start-shape="id58" draw:start-glue-point="7" draw:end-shape="id60" svg:d="M17000 5173h4700v2327" svg:viewBox="0 0 4701 2328">
          <text:p/>
        </draw:connector>
        <draw:custom-shape draw:style-name="gr137" draw:text-style-name="P11" xml:id="id61" draw:id="id61" draw:layer="layout" svg:width="12.5cm" svg:height="1.275cm" svg:x="9.1cm" svg:y="2cm">
          <text:list text:style-name="L3">
            <text:list-header>
              <text:p text:style-name="P3"><text:span text:style-name="T3">Acceso</text:span></text:p>
            </text:list-header>
            <text:list-item>
              <text:p text:style-name="P3"><text:span text:style-name="T3">http://panel-sigc.juntadeandalucia.es?</text:span></text:p>
            </text:list-item>
          </text:list>
          <draw:enhanced-geometry svg:viewBox="0 0 21600 21600" draw:type="mso-spt202" draw:enhanced-path="M 0 0 L 21600 0 21600 21600 0 21600 0 0 Z N"/>
        </draw:custom-shape>
        <draw:connector draw:style-name="gr25" draw:text-style-name="P1" draw:layer="layout" draw:type="line" svg:x1="15.35cm" svg:y1="3.275cm" svg:x2="15.35cm" svg:y2="4.673cm" draw:start-shape="id61" draw:start-glue-point="2" draw:end-shape="id58" draw:end-glue-point="4" svg:d="M15350 3275v1398" svg:viewBox="0 0 1 1399">
          <text:p/>
        </draw:connector>
        <draw:custom-shape draw:style-name="gr138" draw:text-style-name="P24" xml:id="id62" draw:id="id62" draw:layer="layout" svg:width="3.4cm" svg:height="2.3cm" svg:x="13.5cm" svg:y="12.5cm">
          <text:list text:style-name="L2">
            <text:list-item>
              <text:p text:style-name="P3"><text:span text:style-name="T2">PostgreSQL 9.x </text:span></text:p>
            </text:list-item>
            <text:list-item>
              <text:p text:style-name="P3"><text:span text:style-name="T2">Maestro</text:span></text:p>
            </text:list-item>
            <text:list-item>
              <text:p text:style-name="P3"><text:span text:style-name="T2">panelsigc</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24" xml:id="id63" draw:id="id63" draw:layer="layout" svg:width="3.5cm" svg:height="2.3cm" svg:x="20cm" svg:y="14.5cm">
          <text:list text:style-name="L2">
            <text:list-item>
              <text:p text:style-name="P3"><text:span text:style-name="T2">PostgreSQL 9.x</text:span></text:p>
            </text:list-item>
            <text:list-item>
              <text:p text:style-name="P3"><text:span text:style-name="T2">Esclavo</text:span></text:p>
            </text:list-item>
            <text:list-item>
              <text:p text:style-name="P3"><text:span text:style-name="T2">panelsigc</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0" draw:text-style-name="P7" draw:layer="layout" svg:width="3.9cm" svg:height="0.768cm" svg:x="15.4cm" svg:y="15.1cm">
          <text:list text:style-name="L3">
            <text:list-header>
              <text:p text:style-name="P6"><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5.2cm" svg:y1="14.8cm" svg:x2="15.204cm" svg:y2="15.685cm" draw:start-shape="id62" draw:start-glue-point="7" svg:d="M15200 14800l4 885" svg:viewBox="0 0 5 886">
          <text:p/>
        </draw:connector>
        <draw:line draw:style-name="gr7" draw:text-style-name="P1" draw:layer="layout" svg:x1="8.894cm" svg:y1="10.11cm" svg:x2="8.894cm" svg:y2="8.11cm">
          <text:p/>
        </draw:line>
        <draw:connector draw:style-name="gr10" draw:text-style-name="P1" draw:layer="layout" draw:type="line" svg:x1="16.9cm" svg:y1="13.65cm" svg:x2="20cm" svg:y2="15.65cm" draw:start-shape="id62" draw:start-glue-point="8" draw:end-shape="id63" svg:d="M16900 13650l3100 2000" svg:viewBox="0 0 3101 2001">
          <text:p/>
        </draw:connector>
        <draw:custom-shape draw:style-name="gr141" draw:text-style-name="P7" draw:layer="layout" svg:width="3.9cm" svg:height="0.768cm" svg:x="22.1cm" svg:y="17.1cm">
          <text:list text:style-name="L3">
            <text:list-header>
              <text:p text:style-name="P6"><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21.9cm" svg:y1="16.8cm" svg:x2="21.904cm" svg:y2="17.685cm" svg:d="M21900 16800l4 885" svg:viewBox="0 0 5 886">
          <text:p/>
        </draw:connector>
        <draw:custom-shape draw:style-name="gr142" draw:text-style-name="P7" draw:layer="layout" svg:width="2.806cm" svg:height="0.768cm" svg:x="17.594cm" svg:y="13.532cm">
          <text:list text:style-name="L3">
            <text:list-header>
              <text:p text:style-name="P6"><text:span text:style-name="T3">replicación</text:span></text:p>
            </text:list-header>
          </text:list>
          <draw:enhanced-geometry svg:viewBox="0 0 21600 21600" draw:type="mso-spt202" draw:enhanced-path="M 0 0 L 21600 0 21600 21600 0 21600 0 0 Z N"/>
        </draw:custom-shape>
        <draw:line draw:style-name="gr15" draw:text-style-name="P1" draw:layer="layout" svg:x1="11.494cm" svg:y1="8.91cm" svg:x2="13.5cm" svg:y2="12.5cm">
          <text:p/>
        </draw:line>
        <draw:custom-shape draw:style-name="gr143" draw:text-style-name="P10" draw:layer="layout" svg:width="2.4cm" svg:height="0.768cm" svg:x="9.6cm" svg:y="9.632cm">
          <text:list text:style-name="L3">
            <text:list-header>
              <text:p text:style-name="P9"><text:span text:style-name="T3">Lectura</text:span></text:p>
            </text:list-header>
          </text:list>
          <draw:enhanced-geometry svg:viewBox="0 0 21600 21600" draw:type="mso-spt202" draw:enhanced-path="M 0 0 L 21600 0 21600 21600 0 21600 0 0 Z N"/>
        </draw:custom-shape>
        <draw:line draw:style-name="gr15" draw:text-style-name="P1" draw:layer="layout" svg:x1="18cm" svg:y1="9cm" svg:x2="15.5cm" svg:y2="12.3cm">
          <text:p/>
        </draw:line>
        <draw:custom-shape draw:style-name="gr144" draw:text-style-name="P10" draw:layer="layout" svg:width="2.4cm" svg:height="0.768cm" svg:x="13.6cm" svg:y="6cm">
          <text:list text:style-name="L3">
            <text:list-header>
              <text:p text:style-name="P9"><text:span text:style-name="T3">Lectura</text:span></text:p>
            </text:list-header>
          </text:list>
          <draw:enhanced-geometry svg:viewBox="0 0 21600 21600" draw:type="mso-spt202" draw:enhanced-path="M 0 0 L 21600 0 21600 21600 0 21600 0 0 Z N"/>
        </draw:custom-shape>
        <draw:line draw:style-name="gr15" draw:text-style-name="P1" draw:layer="layout" svg:x1="14cm" svg:y1="12.5cm" svg:x2="12cm" svg:y2="8.9cm">
          <text:p/>
        </draw:line>
        <draw:custom-shape draw:style-name="gr145" draw:text-style-name="P7" draw:layer="layout" svg:width="2.4cm" svg:height="0.768cm" svg:x="12.4cm" svg:y="8.9cm">
          <text:list text:style-name="L3">
            <text:list-header>
              <text:p text:style-name="P6"><text:span text:style-name="T3">Escritura</text:span></text:p>
            </text:list-header>
          </text:list>
          <draw:enhanced-geometry svg:viewBox="0 0 21600 21600" draw:type="mso-spt202" draw:enhanced-path="M 0 0 L 21600 0 21600 21600 0 21600 0 0 Z N"/>
        </draw:custom-shape>
        <draw:line draw:style-name="gr15" draw:text-style-name="P1" draw:layer="layout" svg:x1="15.9cm" svg:y1="12.5cm" svg:x2="18.5cm" svg:y2="9cm">
          <text:p/>
        </draw:line>
        <draw:custom-shape draw:style-name="gr146" draw:text-style-name="P7" draw:layer="layout" svg:width="2.4cm" svg:height="0.768cm" svg:x="17.1cm" svg:y="10.732cm">
          <text:list text:style-name="L3">
            <text:list-header>
              <text:p text:style-name="P6"><text:span text:style-name="T3">Escritura</text:span></text:p>
            </text:list-header>
          </text:list>
          <draw:enhanced-geometry svg:viewBox="0 0 21600 21600" draw:type="mso-spt202" draw:enhanced-path="M 0 0 L 21600 0 21600 21600 0 21600 0 0 Z N"/>
        </draw:custom-shape>
        <draw:custom-shape draw:style-name="gr147" draw:text-style-name="P10" draw:layer="layout" svg:width="2.4cm" svg:height="0.768cm" svg:x="14cm" svg:y="10.732cm">
          <text:list text:style-name="L3">
            <text:list-header>
              <text:p text:style-name="P9"><text:span text:style-name="T3">Lectura</text:span></text:p>
            </text:list-header>
          </text:list>
          <draw:enhanced-geometry svg:viewBox="0 0 21600 21600" draw:type="mso-spt202" draw:enhanced-path="M 0 0 L 21600 0 21600 21600 0 21600 0 0 Z N"/>
        </draw:custom-shape>
        <draw:custom-shape draw:style-name="gr148" draw:text-style-name="P7" draw:layer="layout" svg:width="15.5cm" svg:height="1.782cm" svg:x="4.5cm" svg:y="17cm">
          <text:list text:style-name="L3">
            <text:list-item>
              <text:p text:style-name="P6"><text:span text:style-name="T3">Para que ambos nodos puedan escribir, deben hacerlo sobre la misma BD, ya que no puede separarse la lectura de la escritura en la lógica. La BD esclava haría de copia de seguridad.</text:span></text:p>
            </text:list-item>
          </text:list>
          <draw:enhanced-geometry svg:viewBox="0 0 21600 21600" draw:type="mso-spt202" draw:enhanced-path="M 0 0 L 21600 0 21600 21600 0 21600 0 0 Z N"/>
        </draw:custom-shape>
        <draw:custom-shape draw:style-name="gr26" draw:text-style-name="P1" draw:layer="layout" svg:width="5.5cm" svg:height="5cm" svg:x="19.008cm" svg:y="13.001cm">
          <text:p/>
          <draw:enhanced-geometry svg:viewBox="0 0 21600 21600" draw:glue-points="10800 0 3163 3163 0 10800 3163 18437 10800 21600 18437 18437 21600 10800 18437 3163" draw:text-areas="3163 3163 18437 18437" draw:type="forbidden" draw:modifiers="1052.3177604072"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9" draw:text-style-name="P12" draw:layer="layout" svg:width="6.5cm" svg:height="1.782cm" svg:x="21cm" svg:y="11.5cm">
          <text:list text:style-name="L3">
            <text:list-item>
              <text:p text:style-name="P3"><text:span text:style-name="T7">Actualmente no existe replicación del Postgresql en Producción</text:span></text:p>
            </text:list-item>
          </text:list>
          <draw:enhanced-geometry svg:viewBox="0 0 21600 21600" draw:type="mso-spt202" draw:enhanced-path="M 0 0 L 21600 0 21600 21600 0 21600 0 0 Z N"/>
        </draw:custom-shape>
        <presentation:notes draw:style-name="dp2">
          <draw:page-thumbnail draw:style-name="gr29" draw:layer="layout" svg:width="14.848cm" svg:height="11.135cm" svg:x="3.075cm" svg:y="2.257cm" draw:page-number="9" presentation:class="page"/>
          <draw:frame presentation:style-name="pr4" draw:text-style-name="P13" draw:layer="layout" svg:width="16.799cm" svg:height="13.114cm" svg:x="2.1cm" svg:y="14.107cm" presentation:class="notes" presentation:placeholder="true">
            <draw:text-box/>
          </draw:frame>
        </presentation:notes>
      </draw:page>
      <draw:page draw:name="page10" draw:style-name="dp1" draw:master-page-name="Vacia_5f_" presentation:presentation-page-layout-name="AL1T1">
        <office:forms form:automatic-focus="false" form:apply-design-mode="false"/>
        <draw:custom-shape draw:style-name="gr150" draw:text-style-name="P32" xml:id="id65" draw:id="id65" draw:layer="layout" svg:width="10.5cm" svg:height="4cm" svg:x="4cm" svg:y="6.1cm">
          <draw:glue-point draw:id="4" svg:x="2.619cm" svg:y="-5cm"/>
          <text:p text:style-name="P1"><text:span text:style-name="T21">Tomcat6</text:span></text:p>
          <draw:enhanced-geometry svg:viewBox="0 0 21600 21600" draw:type="rectangle" draw:enhanced-path="M 0 0 L 21600 0 21600 21600 0 21600 0 0 Z N"/>
        </draw:custom-shape>
        <draw:custom-shape draw:style-name="gr151" draw:text-style-name="P32" xml:id="id66" draw:id="id66" draw:layer="layout" svg:width="11cm" svg:height="4cm" svg:x="16.2cm" svg:y="6.1cm">
          <draw:glue-point draw:id="4" svg:x="-2.909cm" svg:y="-5cm"/>
          <text:p text:style-name="P1"><text:span text:style-name="T21">Tomcat6</text:span></text:p>
          <draw:enhanced-geometry svg:viewBox="0 0 21600 21600" draw:type="rectangle" draw:enhanced-path="M 0 0 L 21600 0 21600 21600 0 21600 0 0 Z N"/>
        </draw:custom-shape>
        <draw:frame presentation:style-name="pr3" draw:layer="layout" svg:width="22.099cm" svg:height="1cm" svg:x="4.501cm" svg:y="0.5cm" presentation:class="title" presentation:user-transformed="true">
          <draw:text-box>
            <text:p>Arquitectura CDA actual</text:p>
          </draw:text-box>
        </draw:frame>
        <draw:custom-shape draw:style-name="gr152" draw:text-style-name="P5" draw:layer="layout" svg:width="3.3cm" svg:height="1.107cm" svg:x="6cm" svg:y="14.293cm">
          <text:p/>
          <draw:enhanced-geometry svg:viewBox="0 0 21600 21600" draw:type="mso-spt202" draw:enhanced-path="M 0 0 L 21600 0 21600 21600 0 21600 0 0 Z N"/>
        </draw:custom-shape>
        <draw:line draw:style-name="gr7" draw:text-style-name="P1" draw:layer="layout" svg:x1="11.8cm" svg:y1="5.772cm" svg:x2="14.8cm" svg:y2="5.772cm">
          <text:p/>
        </draw:line>
        <draw:line draw:style-name="gr7" draw:text-style-name="P1" draw:layer="layout" svg:x1="8.6cm" svg:y1="8.773cm" svg:x2="8.6cm" svg:y2="6.773cm">
          <text:p/>
        </draw:line>
        <draw:custom-shape draw:style-name="gr33" draw:text-style-name="P8" xml:id="id69" draw:id="id69" draw:layer="layout" svg:width="3.3cm" svg:height="1cm" svg:x="10.8cm" svg:y="7.373cm">
          <text:p text:style-name="P1"><text:span text:style-name="T4">CallejeroWS</text:span></text:p>
          <text:p text:style-name="P1"><text:span text:style-name="T4">nodo1</text:span></text:p>
          <draw:enhanced-geometry svg:viewBox="0 0 21600 21600" draw:glue-points="10800 0 0 10800 10800 21600 21600 10800" draw:type="flowchart-process" draw:enhanced-path="M 0 0 L 21600 0 21600 21600 0 21600 0 0 Z N"/>
        </draw:custom-shape>
        <draw:custom-shape draw:style-name="gr34" draw:text-style-name="P8" xml:id="id71" draw:id="id71" draw:layer="layout" svg:width="3.5cm" svg:height="1cm" svg:x="16.9cm" svg:y="7.273cm">
          <text:p text:style-name="P1"><text:span text:style-name="T4">CallejeroWS</text:span></text:p>
          <text:p text:style-name="P1"><text:span text:style-name="T4">nodo2</text:span></text:p>
          <draw:enhanced-geometry svg:viewBox="0 0 21600 21600" draw:glue-points="10800 0 0 10800 10800 21600 21600 10800" draw:type="flowchart-process" draw:enhanced-path="M 0 0 L 21600 0 21600 21600 0 21600 0 0 Z N"/>
        </draw:custom-shape>
        <draw:custom-shape draw:style-name="gr19" draw:text-style-name="P8" xml:id="id64" draw:id="id64" draw:layer="layout" svg:width="3.3cm" svg:height="1cm" svg:x="13.7cm" svg:y="4.073cm">
          <text:p text:style-name="P1"><text:span text:style-name="T4">Balanceador</text:span></text:p>
          <draw:enhanced-geometry svg:viewBox="0 0 21600 21600" draw:glue-points="10800 0 0 10800 10800 21600 21600 10800" draw:type="flowchart-process" draw:enhanced-path="M 0 0 L 21600 0 21600 21600 0 21600 0 0 Z N"/>
        </draw:custom-shape>
        <draw:connector draw:style-name="gr25" draw:text-style-name="P1" draw:layer="layout" svg:x1="13.7cm" svg:y1="4.573cm" svg:x2="11.999cm" svg:y2="6.1cm" draw:start-shape="id64" draw:start-glue-point="5" draw:end-shape="id65" draw:end-glue-point="4" svg:d="M13700 4573h-1701v1527" svg:viewBox="0 0 1702 1528">
          <text:p/>
        </draw:connector>
        <draw:connector draw:style-name="gr25" draw:text-style-name="P1" draw:layer="layout" svg:x1="17cm" svg:y1="4.573cm" svg:x2="18.501cm" svg:y2="6.1cm" draw:start-shape="id64" draw:start-glue-point="7" draw:end-shape="id66" draw:end-glue-point="4" svg:d="M17000 4573h1501v1527" svg:viewBox="0 0 1502 1528">
          <text:p/>
        </draw:connector>
        <draw:custom-shape draw:style-name="gr153" draw:text-style-name="P7" xml:id="id68" draw:id="id68" draw:layer="layout" svg:width="2cm" svg:height="0.768cm" svg:x="11.5cm" svg:y="14.2cm">
          <text:list text:style-name="L3">
            <text:list-header>
              <text:p text:style-name="P6"><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2.5cm" svg:y1="13.5cm" svg:x2="12.5cm" svg:y2="14.2cm" draw:start-shape="id67" draw:start-glue-point="7" draw:end-shape="id68" svg:d="M12500 13500v700" svg:viewBox="0 0 1 701">
          <text:p/>
        </draw:connector>
        <draw:line draw:style-name="gr7" draw:text-style-name="P1" draw:layer="layout" svg:x1="10.094cm" svg:y1="8.71cm" svg:x2="10.094cm" svg:y2="6.71cm">
          <text:p/>
        </draw:line>
        <draw:custom-shape draw:style-name="gr154" draw:text-style-name="P7" draw:layer="layout" svg:width="3.9cm" svg:height="0.768cm" svg:x="19cm" svg:y="13.9cm">
          <text:list text:style-name="L3">
            <text:list-header>
              <text:p text:style-name="P6"><text:span text:style-name="T3">public</text:span></text:p>
            </text:list-header>
          </text:list>
          <draw:enhanced-geometry svg:viewBox="0 0 21600 21600" draw:type="mso-spt202" draw:enhanced-path="M 0 0 L 21600 0 21600 21600 0 21600 0 0 Z N"/>
        </draw:custom-shape>
        <draw:connector draw:style-name="gr6" draw:text-style-name="P1" draw:layer="layout" draw:type="line" svg:x1="18.8cm" svg:y1="13.6cm" svg:x2="18.804cm" svg:y2="14.485cm" svg:d="M18800 13600l4 885" svg:viewBox="0 0 5 886">
          <text:p/>
        </draw:connector>
        <draw:custom-shape draw:style-name="gr155" draw:text-style-name="P10" draw:layer="layout" svg:width="2.4cm" svg:height="0.768cm" svg:x="12.2cm" svg:y="10.532cm">
          <text:list text:style-name="L3">
            <text:list-header>
              <text:p text:style-name="P9"><text:span text:style-name="T3">Lectura</text:span></text:p>
            </text:list-header>
          </text:list>
          <draw:enhanced-geometry svg:viewBox="0 0 21600 21600" draw:type="mso-spt202" draw:enhanced-path="M 0 0 L 21600 0 21600 21600 0 21600 0 0 Z N"/>
        </draw:custom-shape>
        <draw:custom-shape draw:style-name="gr156" draw:text-style-name="P10" draw:layer="layout" svg:width="2.4cm" svg:height="0.768cm" svg:x="18cm" svg:y="10.5cm">
          <text:list text:style-name="L3">
            <text:list-header>
              <text:p text:style-name="P9"><text:span text:style-name="T3">Lectura</text:span></text:p>
            </text:list-header>
          </text:list>
          <draw:enhanced-geometry svg:viewBox="0 0 21600 21600" draw:type="mso-spt202" draw:enhanced-path="M 0 0 L 21600 0 21600 21600 0 21600 0 0 Z N"/>
        </draw:custom-shape>
        <draw:custom-shape draw:style-name="gr157" draw:text-style-name="P24" xml:id="id67" draw:id="id67" draw:layer="layout" svg:width="3.4cm" svg:height="2.3cm" svg:x="10.8cm" svg:y="11.2cm">
          <text:list text:style-name="L2">
            <text:list-item>
              <text:p text:style-name="P3"><text:span text:style-name="T2">PostgreSQL 8.3 </text:span></text:p>
              <text:p text:style-name="P3"><text:span text:style-name="T2">callejero</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8" draw:text-style-name="P24" xml:id="id70" draw:id="id70" draw:layer="layout" svg:width="3.5cm" svg:height="2.3cm" svg:x="16.9cm" svg:y="11.3cm">
          <text:list text:style-name="L2">
            <text:list-item>
              <text:p text:style-name="P3"><text:span text:style-name="T2">PostgreSQL 8.3</text:span></text:p>
            </text:list-item>
            <text:list-item>
              <text:p text:style-name="P3"><text:span text:style-name="T2">callejero</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9" draw:text-style-name="P8" draw:layer="layout" svg:width="3.1cm" svg:height="0.7cm" svg:x="21.2cm" svg:y="6.4cm">
          <draw:glue-point draw:id="8" svg:x="2.575cm" svg:y="-2.142cm"/>
          <text:p text:style-name="P1"><text:span text:style-name="T4">Mapea</text:span></text:p>
          <draw:enhanced-geometry svg:viewBox="0 0 21600 21600" draw:glue-points="10800 0 0 10800 10800 21600 21600 10800" draw:type="flowchart-process" draw:enhanced-path="M 0 0 L 21600 0 21600 21600 0 21600 0 0 Z N"/>
        </draw:custom-shape>
        <draw:custom-shape draw:style-name="gr159" draw:text-style-name="P8" draw:layer="layout" svg:width="3.1cm" svg:height="0.7cm" svg:x="21.201cm" svg:y="7.201cm">
          <text:p text:style-name="P1"><text:span text:style-name="T4">geoscallejero</text:span></text:p>
          <draw:enhanced-geometry svg:viewBox="0 0 21600 21600" draw:glue-points="10800 0 0 10800 10800 21600 21600 10800" draw:type="flowchart-process" draw:enhanced-path="M 0 0 L 21600 0 21600 21600 0 21600 0 0 Z N"/>
        </draw:custom-shape>
        <draw:custom-shape draw:style-name="gr159" draw:text-style-name="P8" xml:id="id73" draw:id="id73" draw:layer="layout" svg:width="3.1cm" svg:height="0.7cm" svg:x="6.9cm" svg:y="6.4cm">
          <draw:glue-point draw:id="8" svg:x="-3.181cm" svg:y="-2.142cm"/>
          <text:p text:style-name="P1"><text:span text:style-name="T4">Mapea</text:span></text:p>
          <draw:enhanced-geometry svg:viewBox="0 0 21600 21600" draw:glue-points="10800 0 0 10800 10800 21600 21600 10800" draw:type="flowchart-process" draw:enhanced-path="M 0 0 L 21600 0 21600 21600 0 21600 0 0 Z N"/>
        </draw:custom-shape>
        <draw:custom-shape draw:style-name="gr160" draw:text-style-name="P8" draw:layer="layout" svg:width="3.1cm" svg:height="0.7cm" svg:x="6.9cm" svg:y="8cm">
          <text:p text:style-name="P1"><text:span text:style-name="T4">callejero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8" draw:layer="layout" svg:width="3.1cm" svg:height="0.7cm" svg:x="6.901cm" svg:y="7.201cm">
          <text:p text:style-name="P1"><text:span text:style-name="T4">geoscallejero</text:span></text:p>
          <draw:enhanced-geometry svg:viewBox="0 0 21600 21600" draw:glue-points="10800 0 0 10800 10800 21600 21600 10800" draw:type="flowchart-process" draw:enhanced-path="M 0 0 L 21600 0 21600 21600 0 21600 0 0 Z N"/>
        </draw:custom-shape>
        <draw:custom-shape draw:style-name="gr160" draw:text-style-name="P8" draw:layer="layout" svg:width="3.1cm" svg:height="0.7cm" svg:x="21.2cm" svg:y="8cm">
          <text:p text:style-name="P1"><text:span text:style-name="T4">callejero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12" draw:layer="layout" svg:width="9cm" svg:height="1.275cm" svg:x="18cm" svg:y="15.5cm">
          <text:list text:style-name="L3">
            <text:list-header>
              <text:p text:style-name="P3"><text:span text:style-name="T7">(*) Para dar de baja. Pendiente redirecciones servicios OGC?</text:span></text:p>
            </text:list-header>
          </text:list>
          <draw:enhanced-geometry svg:viewBox="0 0 21600 21600" draw:type="mso-spt202" draw:enhanced-path="M 0 0 L 21600 0 21600 21600 0 21600 0 0 Z N"/>
        </draw:custom-shape>
        <draw:custom-shape draw:style-name="gr162" draw:text-style-name="P12" draw:layer="layout" svg:width="1cm" svg:height="0.768cm" svg:x="14cm" svg:y="12.6cm">
          <text:list text:style-name="L3">
            <text:list-header>
              <text:p text:style-name="P3"><text:span text:style-name="T7">(*)</text:span></text:p>
            </text:list-header>
          </text:list>
          <draw:enhanced-geometry svg:viewBox="0 0 21600 21600" draw:type="mso-spt202" draw:enhanced-path="M 0 0 L 21600 0 21600 21600 0 21600 0 0 Z N"/>
        </draw:custom-shape>
        <draw:custom-shape draw:style-name="gr163" draw:text-style-name="P12" draw:layer="layout" svg:width="1cm" svg:height="0.768cm" svg:x="20.2cm" svg:y="12.632cm">
          <text:list text:style-name="L3">
            <text:list-header>
              <text:p text:style-name="P3"><text:span text:style-name="T7">(*)</text:span></text:p>
            </text:list-header>
          </text:list>
          <draw:enhanced-geometry svg:viewBox="0 0 21600 21600" draw:type="mso-spt202" draw:enhanced-path="M 0 0 L 21600 0 21600 21600 0 21600 0 0 Z N"/>
        </draw:custom-shape>
        <draw:custom-shape draw:style-name="gr164" draw:text-style-name="P12" draw:layer="layout" svg:width="1cm" svg:height="0.768cm" svg:x="6cm" svg:y="7.9cm">
          <text:list text:style-name="L3">
            <text:list-header>
              <text:p text:style-name="P3"><text:span text:style-name="T7">(*)</text:span></text:p>
            </text:list-header>
          </text:list>
          <draw:enhanced-geometry svg:viewBox="0 0 21600 21600" draw:mirror-vertical="false" draw:mirror-horizontal="false" draw:type="mso-spt202" draw:enhanced-path="M 0 0 L 21600 0 21600 21600 0 21600 0 0 Z N"/>
        </draw:custom-shape>
        <draw:custom-shape draw:style-name="gr165" draw:text-style-name="P12" draw:layer="layout" svg:width="1cm" svg:height="0.768cm" svg:x="6.002cm" svg:y="7.159cm">
          <text:list text:style-name="L3">
            <text:list-header>
              <text:p text:style-name="P3"><text:span text:style-name="T7">(*)</text:span></text:p>
            </text:list-header>
          </text:list>
          <draw:enhanced-geometry svg:viewBox="0 0 21600 21600" draw:mirror-vertical="false" draw:mirror-horizontal="false" draw:type="mso-spt202" draw:enhanced-path="M 0 0 L 21600 0 21600 21600 0 21600 0 0 Z N"/>
        </draw:custom-shape>
        <draw:custom-shape draw:style-name="gr166" draw:text-style-name="P12" draw:layer="layout" svg:width="1cm" svg:height="0.768cm" svg:x="24.2cm" svg:y="7.132cm">
          <text:list text:style-name="L3">
            <text:list-header>
              <text:p text:style-name="P3"><text:span text:style-name="T7">(*)</text:span></text:p>
            </text:list-header>
          </text:list>
          <draw:enhanced-geometry svg:viewBox="0 0 21600 21600" draw:mirror-vertical="false" draw:mirror-horizontal="false" draw:type="mso-spt202" draw:enhanced-path="M 0 0 L 21600 0 21600 21600 0 21600 0 0 Z N"/>
        </draw:custom-shape>
        <draw:custom-shape draw:style-name="gr167" draw:text-style-name="P12" draw:layer="layout" svg:width="1cm" svg:height="0.768cm" svg:x="24.202cm" svg:y="7.891cm">
          <text:list text:style-name="L3">
            <text:list-header>
              <text:p text:style-name="P3"><text:span text:style-name="T7">(*)</text:span></text:p>
            </text:list-header>
          </text:list>
          <draw:enhanced-geometry svg:viewBox="0 0 21600 21600" draw:mirror-vertical="false" draw:mirror-horizontal="false" draw:type="mso-spt202" draw:enhanced-path="M 0 0 L 21600 0 21600 21600 0 21600 0 0 Z N"/>
        </draw:custom-shape>
        <draw:custom-shape draw:style-name="gr168" draw:text-style-name="P8" xml:id="id75" draw:id="id75" draw:layer="layout" svg:width="3.3cm" svg:height="0.7cm" svg:x="10.7cm" svg:y="6.4cm">
          <draw:glue-point draw:id="8" svg:x="-2.575cm" svg:y="-3.571cm"/>
          <text:p text:style-name="P1"><text:span text:style-name="T4">Nordir/Geodi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68" draw:text-style-name="P8" draw:layer="layout" svg:width="3.3cm" svg:height="0.7cm" svg:x="16.9cm" svg:y="6.4cm">
          <text:p text:style-name="P1"><text:span text:style-name="T4">Nordir/Geodir</text:span></text:p>
          <draw:enhanced-geometry svg:viewBox="0 0 21600 21600" draw:glue-points="10800 0 0 10800 10800 21600 21600 10800" draw:type="flowchart-process" draw:enhanced-path="M 0 0 L 21600 0 21600 21600 0 21600 0 0 Z N"/>
        </draw:custom-shape>
        <draw:connector draw:style-name="gr25" draw:text-style-name="P1" draw:layer="layout" draw:type="line" svg:x1="12.5cm" svg:y1="11.2cm" svg:x2="12.45cm" svg:y2="8.373cm" draw:start-shape="id67" draw:start-glue-point="5" draw:end-shape="id69" draw:end-glue-point="6" svg:d="M12500 11200l-50-2827" svg:viewBox="0 0 51 2828">
          <text:p/>
        </draw:connector>
        <draw:connector draw:style-name="gr25" draw:text-style-name="P1" draw:layer="layout" draw:type="line" svg:x1="18.65cm" svg:y1="11.3cm" svg:x2="18.65cm" svg:y2="8.273cm" draw:start-shape="id70" draw:start-glue-point="5" draw:end-shape="id71" draw:end-glue-point="6" svg:d="M18650 11300v-3027" svg:viewBox="0 0 1 3028">
          <text:p/>
        </draw:connector>
        <draw:custom-shape draw:style-name="gr169" draw:text-style-name="P22" draw:layer="layout" svg:width="1cm" svg:height="1cm" svg:x="7cm" svg:y="8.9cm">
          <text:p text:style-name="P1"><text:span text:style-name="T16">t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9" draw:text-style-name="P22" draw:layer="layout" svg:width="1cm" svg:height="1cm" svg:x="23.3cm" svg:y="8.9cm">
          <text:p text:style-name="P1"><text:span text:style-name="T16">t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0" draw:text-style-name="P12" draw:layer="layout" svg:width="1cm" svg:height="0.768cm" svg:x="6.002cm" svg:y="8.759cm">
          <text:list text:style-name="L3">
            <text:list-header>
              <text:p text:style-name="P3"><text:span text:style-name="T7">(*)</text:span></text:p>
            </text:list-header>
          </text:list>
          <draw:enhanced-geometry svg:viewBox="0 0 21600 21600" draw:mirror-vertical="false" draw:mirror-horizontal="false" draw:type="mso-spt202" draw:enhanced-path="M 0 0 L 21600 0 21600 21600 0 21600 0 0 Z N"/>
        </draw:custom-shape>
        <draw:custom-shape draw:style-name="gr171" draw:text-style-name="P12" draw:layer="layout" svg:width="1cm" svg:height="0.768cm" svg:x="24.204cm" svg:y="8.65cm">
          <text:list text:style-name="L3">
            <text:list-header>
              <text:p text:style-name="P3"><text:span text:style-name="T7">(*)</text:span></text:p>
            </text:list-header>
          </text:list>
          <draw:enhanced-geometry svg:viewBox="0 0 21600 21600" draw:mirror-vertical="false" draw:mirror-horizontal="false" draw:type="mso-spt202" draw:enhanced-path="M 0 0 L 21600 0 21600 21600 0 21600 0 0 Z N"/>
        </draw:custom-shape>
        <draw:custom-shape draw:style-name="gr172" draw:text-style-name="P11" xml:id="id72" draw:id="id72" draw:layer="layout" svg:width="16.066cm" svg:height="0.768cm" svg:x="4.1cm" svg:y="2.066cm">
          <draw:glue-point draw:id="4" svg:x="-2.883cm" svg:y="5.182cm"/>
          <text:list text:style-name="L3">
            <text:list-header>
              <text:p text:style-name="P3"><text:span text:style-name="T3">http://www.callejerodeandalucia.es/proxyws/services/CdauProxyWS?wsdl</text:span></text:p>
            </text:list-header>
          </text:list>
          <draw:enhanced-geometry svg:viewBox="0 0 21600 21600" draw:type="mso-spt202" draw:enhanced-path="M 0 0 L 21600 0 21600 21600 0 21600 0 0 Z N"/>
        </draw:custom-shape>
        <draw:custom-shape draw:style-name="gr173" draw:text-style-name="P11" xml:id="id74" draw:id="id74" draw:layer="layout" svg:width="16.066cm" svg:height="0.768cm" svg:x="9.501cm" svg:y="2.967cm">
          <draw:glue-point draw:id="4" svg:x="-4.378cm" svg:y="5.182cm"/>
          <text:list text:style-name="L3">
            <text:list-header>
              <text:p text:style-name="P3"><text:span text:style-name="T3">http://www.callejerodeandalucia.es/ws/services/InterfazCDAUWS?wsdl</text:span></text:p>
            </text:list-header>
          </text:list>
          <draw:enhanced-geometry svg:viewBox="0 0 21600 21600" draw:type="mso-spt202" draw:enhanced-path="M 0 0 L 21600 0 21600 21600 0 21600 0 0 Z N"/>
        </draw:custom-shape>
        <draw:connector draw:style-name="gr174" draw:text-style-name="P1" draw:layer="layout" draw:type="line" svg:x1="7.502cm" svg:y1="2.834cm" svg:x2="8.45cm" svg:y2="6.4cm" draw:start-shape="id72" draw:start-glue-point="4" draw:end-shape="id73" draw:end-glue-point="4" svg:d="M7502 2834l948 3566" svg:viewBox="0 0 949 3567">
          <text:p/>
        </draw:connector>
        <draw:connector draw:style-name="gr174" draw:text-style-name="P1" draw:layer="layout" draw:type="line" svg:x1="10.501cm" svg:y1="3.735cm" svg:x2="11.501cm" svg:y2="6.501cm" draw:start-shape="id74" draw:start-glue-point="4" draw:end-shape="id75" draw:end-glue-point="8" svg:d="M10501 3735l1000 2766" svg:viewBox="0 0 1001 2767">
          <text:p/>
        </draw:connector>
        <presentation:notes draw:style-name="dp2">
          <draw:page-thumbnail draw:style-name="gr29" draw:layer="layout" svg:width="14.848cm" svg:height="11.135cm" svg:x="3.075cm" svg:y="2.257cm" draw:page-number="10" presentation:class="page"/>
          <draw:frame presentation:style-name="pr4" draw:text-style-name="P13" draw:layer="layout" svg:width="16.799cm" svg:height="13.114cm" svg:x="2.1cm" svg:y="14.107cm" presentation:class="notes" presentation:placeholder="true">
            <draw:text-box/>
          </draw:frame>
        </presentation:notes>
      </draw:page>
      <draw:page draw:name="page11" draw:style-name="dp1" draw:master-page-name="Vacia_5f_" presentation:presentation-page-layout-name="AL1T1">
        <office:forms form:automatic-focus="false" form:apply-design-mode="false"/>
        <draw:line draw:style-name="gr175" draw:text-style-name="P1" draw:layer="layout" svg:x1="26cm" svg:y1="12.1cm" svg:x2="26cm" svg:y2="10.6cm">
          <text:p/>
        </draw:line>
        <draw:line draw:style-name="gr175" draw:text-style-name="P1" draw:layer="layout" svg:x1="26.4cm" svg:y1="19.501cm" svg:x2="26.4cm" svg:y2="18.001cm">
          <text:p/>
        </draw:line>
        <draw:custom-shape draw:style-name="gr176" draw:text-style-name="P5" draw:layer="layout" svg:width="3.3cm" svg:height="1.107cm" svg:x="6.1cm" svg:y="17.093cm">
          <text:p/>
          <draw:enhanced-geometry svg:viewBox="0 0 21600 21600" draw:type="mso-spt202" draw:enhanced-path="M 0 0 L 21600 0 21600 21600 0 21600 0 0 Z N"/>
        </draw:custom-shape>
        <draw:custom-shape draw:style-name="gr177" draw:text-style-name="P33" xml:id="id80" draw:id="id80" draw:layer="layout" svg:width="1.416cm" svg:height="1.031cm" svg:x="14.754cm" svg:y="17.569cm">
          <text:list text:style-name="L2">
            <text:list-header>
              <text:p text:style-name="P3"><text:span text:style-name="T22">spatialdata</text:span></text:p>
            </text:list-header>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8" draw:text-style-name="P33" xml:id="id76" draw:id="id76" draw:layer="layout" svg:width="1.416cm" svg:height="1.154cm" svg:x="14.754cm" svg:y="14.901cm">
          <text:list text:style-name="L2">
            <text:list-item>
              <text:p text:style-name="P3"><text:span text:style-name="T22">wmts</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1" draw:layer="layout" svg:x1="18.002cm" svg:y1="16.427cm" svg:x2="18.002cm" svg:y2="14.21cm">
          <text:p/>
        </draw:line>
        <draw:custom-shape draw:style-name="gr179" draw:text-style-name="P34" xml:id="id77" draw:id="id77" draw:layer="layout" svg:width="3.247cm" svg:height="0.599cm" svg:x="16.986cm" svg:y="14.903cm">
          <text:list text:style-name="L3">
            <text:list-header>
              <text:p text:style-name="P6"><text:span text:style-name="T23">public</text:span></text:p>
            </text:list-header>
          </text:list>
          <draw:enhanced-geometry svg:viewBox="0 0 21600 21600" draw:type="mso-spt202" draw:enhanced-path="M 0 0 L 21600 0 21600 21600 0 21600 0 0 Z N"/>
        </draw:custom-shape>
        <draw:custom-shape draw:style-name="gr180" draw:text-style-name="P34" xml:id="id78" draw:id="id78" draw:layer="layout" svg:width="3.247cm" svg:height="0.599cm" svg:x="16.986cm" svg:y="15.257cm">
          <text:list text:style-name="L3">
            <text:list-header>
              <text:p text:style-name="P6"><text:span text:style-name="T23">datos_municipios</text:span></text:p>
            </text:list-header>
          </text:list>
          <draw:enhanced-geometry svg:viewBox="0 0 21600 21600" draw:type="mso-spt202" draw:enhanced-path="M 0 0 L 21600 0 21600 21600 0 21600 0 0 Z N"/>
        </draw:custom-shape>
        <draw:custom-shape draw:style-name="gr181" draw:text-style-name="P34" xml:id="id79" draw:id="id79" draw:layer="layout" svg:width="3.247cm" svg:height="0.599cm" svg:x="16.986cm" svg:y="15.612cm">
          <text:list text:style-name="L3">
            <text:list-header>
              <text:p text:style-name="P6"><text:span text:style-name="T23">temporales</text:span></text:p>
            </text:list-header>
          </text:list>
          <draw:enhanced-geometry svg:viewBox="0 0 21600 21600" draw:type="mso-spt202" draw:enhanced-path="M 0 0 L 21600 0 21600 21600 0 21600 0 0 Z N"/>
        </draw:custom-shape>
        <draw:custom-shape draw:style-name="gr182" draw:text-style-name="P34" xml:id="id81" draw:id="id81" draw:layer="layout" svg:width="1.248cm" svg:height="0.599cm" svg:x="16.952cm" svg:y="17.774cm">
          <text:list text:style-name="L3">
            <text:list-header>
              <text:p text:style-name="P6"><text:span text:style-name="T23">public</text:span></text:p>
            </text:list-header>
          </text:list>
          <draw:enhanced-geometry svg:viewBox="0 0 21600 21600" draw:type="mso-spt202" draw:enhanced-path="M 0 0 L 21600 0 21600 21600 0 21600 0 0 Z N"/>
        </draw:custom-shape>
        <draw:connector draw:style-name="gr183" draw:text-style-name="P1" draw:layer="layout" draw:type="line" svg:x1="16.17cm" svg:y1="15.478cm" svg:x2="16.986cm" svg:y2="15.202cm" draw:start-shape="id76" draw:start-glue-point="8" draw:end-shape="id77" svg:d="M16170 15478l816-276" svg:viewBox="0 0 817 277">
          <text:p/>
        </draw:connector>
        <draw:connector draw:style-name="gr183" draw:text-style-name="P1" draw:layer="layout" draw:type="line" svg:x1="16.17cm" svg:y1="15.5cm" svg:x2="16.986cm" svg:y2="15.556cm" draw:end-shape="id78" draw:end-glue-point="3" svg:d="M16170 15500l816 56" svg:viewBox="0 0 817 57">
          <text:p/>
        </draw:connector>
        <draw:connector draw:style-name="gr183" draw:text-style-name="P1" draw:layer="layout" draw:type="line" svg:x1="16.17cm" svg:y1="15.5cm" svg:x2="16.986cm" svg:y2="15.911cm" draw:end-shape="id79" draw:end-glue-point="3" svg:d="M16170 15500l816 411" svg:viewBox="0 0 817 412">
          <text:p/>
        </draw:connector>
        <draw:connector draw:style-name="gr183" draw:text-style-name="P1" draw:layer="layout" draw:type="line" svg:x1="16.17cm" svg:y1="18.085cm" svg:x2="16.952cm" svg:y2="18.073cm" draw:start-shape="id80" draw:start-glue-point="8" draw:end-shape="id81" draw:end-glue-point="3" svg:d="M16170 18085l782-12" svg:viewBox="0 0 783 13">
          <text:p/>
        </draw:connector>
        <draw:custom-shape draw:style-name="gr184" draw:text-style-name="P34" xml:id="id82" draw:id="id82" draw:layer="layout" svg:width="3.247cm" svg:height="0.599cm" svg:x="16.986cm" svg:y="16.339cm">
          <text:list text:style-name="L3">
            <text:list-item>
              <text:p text:style-name="P6"><text:span text:style-name="T23">public</text:span></text:p>
            </text:list-item>
          </text:list>
          <draw:enhanced-geometry svg:viewBox="0 0 21600 21600" draw:type="mso-spt202" draw:enhanced-path="M 0 0 L 21600 0 21600 21600 0 21600 0 0 Z N"/>
        </draw:custom-shape>
        <draw:custom-shape draw:style-name="gr185" draw:text-style-name="P34" xml:id="id83" draw:id="id83" draw:layer="layout" svg:width="3.247cm" svg:height="0.599cm" svg:x="16.986cm" svg:y="16.694cm">
          <text:list text:style-name="L3">
            <text:list-item>
              <text:p text:style-name="P6"><text:span text:style-name="T23">sepim_datos</text:span></text:p>
            </text:list-item>
          </text:list>
          <draw:enhanced-geometry svg:viewBox="0 0 21600 21600" draw:type="mso-spt202" draw:enhanced-path="M 0 0 L 21600 0 21600 21600 0 21600 0 0 Z N"/>
        </draw:custom-shape>
        <draw:connector draw:style-name="gr183" draw:text-style-name="P1" draw:layer="layout" draw:type="line" svg:x1="16.17cm" svg:y1="16.837cm" svg:x2="16.986cm" svg:y2="16.638cm" draw:end-shape="id82" svg:d="M16170 16837l816-199" svg:viewBox="0 0 817 200">
          <text:p/>
        </draw:connector>
        <draw:connector draw:style-name="gr183" draw:text-style-name="P1" draw:layer="layout" draw:type="line" svg:x1="16.17cm" svg:y1="16.837cm" svg:x2="16.986cm" svg:y2="16.993cm" draw:end-shape="id83" draw:end-glue-point="3" svg:d="M16170 16837l816 156" svg:viewBox="0 0 817 157">
          <text:p/>
        </draw:connector>
        <draw:custom-shape draw:style-name="gr186" draw:text-style-name="P33" draw:layer="layout" svg:width="1.416cm" svg:height="1.154cm" svg:x="14.755cm" svg:y="16.238cm">
          <text:list text:style-name="L2">
            <text:list-item>
              <text:p text:style-name="P3"><text:span text:style-name="T22">sepim</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7" draw:text-style-name="P33" xml:id="id84" draw:id="id84" draw:layer="layout" svg:width="1.416cm" svg:height="1.153cm" svg:x="14.754cm" svg:y="13.608cm">
          <text:list text:style-name="L2">
            <text:list-item>
              <text:p text:style-name="P3"><text:span text:style-name="T22">panelsigc</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8" draw:text-style-name="P34" xml:id="id85" draw:id="id85" draw:layer="layout" svg:width="3.247cm" svg:height="0.599cm" svg:x="16.986cm" svg:y="13.843cm">
          <text:list text:style-name="L3">
            <text:list-header>
              <text:p text:style-name="P6"><text:span text:style-name="T23">public</text:span></text:p>
            </text:list-header>
          </text:list>
          <draw:enhanced-geometry svg:viewBox="0 0 21600 21600" draw:type="mso-spt202" draw:enhanced-path="M 0 0 L 21600 0 21600 21600 0 21600 0 0 Z N"/>
        </draw:custom-shape>
        <draw:connector draw:style-name="gr183" draw:text-style-name="P1" draw:layer="layout" draw:type="line" svg:x1="16.17cm" svg:y1="14.185cm" svg:x2="16.986cm" svg:y2="14.142cm" draw:start-shape="id84" draw:start-glue-point="8" draw:end-shape="id85" svg:d="M16170 14185l816-43" svg:viewBox="0 0 817 44">
          <text:p/>
        </draw:connector>
        <draw:custom-shape draw:style-name="gr189" draw:text-style-name="P33" xml:id="id86" draw:id="id86" draw:layer="layout" svg:width="2.874cm" svg:height="1.817cm" svg:x="12.3cm" svg:y="11.34cm">
          <text:list text:style-name="L2">
            <text:list-item>
              <text:p text:style-name="P3"><text:span text:style-name="T22">PostgreSQL 9.x </text:span></text:p>
            </text:list-item>
            <text:list-item>
              <text:p text:style-name="P3"><text:span text:style-name="T22">Maestro</text:span></text:p>
              <text:p text:style-name="P3"><text:span text:style-name="T22"/></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33" xml:id="id87" draw:id="id87" draw:layer="layout" svg:width="2.959cm" svg:height="1.817cm" svg:x="16.072cm" svg:y="11.34cm">
          <text:list text:style-name="L2">
            <text:list-item>
              <text:p text:style-name="P3"><text:span text:style-name="T22">PostgreSQL 9.x</text:span></text:p>
            </text:list-item>
            <text:list-item>
              <text:p text:style-name="P3"><text:span text:style-name="T22">Esclavo</text:span></text:p>
              <text:p text:style-name="P3"><text:span text:style-name="T22"/></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1" draw:text-style-name="P1" draw:layer="layout" draw:type="line" svg:x1="15.174cm" svg:y1="12.249cm" svg:x2="16.072cm" svg:y2="12.248cm" draw:start-shape="id86" draw:start-glue-point="8" draw:end-shape="id87" svg:d="M15174 12249l898-1" svg:viewBox="0 0 899 2">
          <text:p/>
        </draw:connector>
        <draw:custom-shape draw:style-name="gr192" draw:text-style-name="P22" xml:id="id88" draw:id="id88" draw:layer="layout" svg:width="2.3cm" svg:height="1cm" svg:x="10.1cm" svg:y="6.8cm">
          <text:p text:style-name="P1"><text:span text:style-name="T16">Geoserver 2.6</text:span></text:p>
          <text:p text:style-name="P1"><text:span text:style-name="T16">M/E</text:span></text:p>
          <draw:enhanced-geometry svg:viewBox="0 0 21600 21600" draw:glue-points="10800 0 0 10800 10800 21600 21600 10800" draw:type="flowchart-process" draw:enhanced-path="M 0 0 L 21600 0 21600 21600 0 21600 0 0 Z N"/>
        </draw:custom-shape>
        <draw:custom-shape draw:style-name="gr192" draw:text-style-name="P22" xml:id="id89" draw:id="id89" draw:layer="layout" svg:width="2.3cm" svg:height="1cm" svg:x="13.6cm" svg:y="6.8cm">
          <text:p text:style-name="P1"><text:span text:style-name="T16">Geoserver 2.6</text:span></text:p>
          <text:p text:style-name="P1"><text:span text:style-name="T16">M/E</text:span></text:p>
          <draw:enhanced-geometry svg:viewBox="0 0 21600 21600" draw:glue-points="10800 0 0 10800 10800 21600 21600 10800" draw:type="flowchart-process" draw:enhanced-path="M 0 0 L 21600 0 21600 21600 0 21600 0 0 Z N"/>
        </draw:custom-shape>
        <draw:custom-shape draw:style-name="gr169" draw:text-style-name="P22" draw:layer="layout" svg:width="1cm" svg:height="1cm" svg:x="10.9cm" svg:y="8cm">
          <text:p text:style-name="P1"><text:span text:style-name="T1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9" draw:text-style-name="P22" draw:layer="layout" svg:width="1cm" svg:height="1cm" svg:x="14.101cm" svg:y="8.001cm">
          <text:p text:style-name="P1"><text:span text:style-name="T1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3" draw:text-style-name="P22" draw:layer="layout" svg:width="5.8cm" svg:height="0.3cm" svg:x="10.1cm" svg:y="6.3cm">
          <text:p text:style-name="P1"><text:span text:style-name="T16">Active Cluster ext.</text:span></text:p>
          <draw:enhanced-geometry svg:viewBox="0 0 21600 21600" draw:glue-points="10800 0 0 10800 10800 21600 21600 10800" draw:type="flowchart-process" draw:enhanced-path="M 0 0 L 21600 0 21600 21600 0 21600 0 0 Z N"/>
        </draw:custom-shape>
        <draw:connector draw:style-name="gr194" draw:text-style-name="P1" draw:layer="layout" draw:type="line" svg:x1="12.4cm" svg:y1="7.3cm" svg:x2="13.6cm" svg:y2="7.3cm" draw:start-shape="id88" draw:start-glue-point="7" draw:end-shape="id89" draw:end-glue-point="5" svg:d="M12400 7300h1200" svg:viewBox="0 0 1201 1">
          <text:p/>
        </draw:connector>
        <draw:custom-shape draw:style-name="gr195" draw:text-style-name="P1" xml:id="id93" draw:id="id93" draw:layer="layout" svg:width="6.6cm" svg:height="3.2cm" svg:x="9.6cm" svg:y="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0cm" svg:y1="3.773cm" svg:x2="13cm" svg:y2="3.773cm">
          <text:p/>
        </draw:line>
        <draw:line draw:style-name="gr7" draw:text-style-name="P1" draw:layer="layout" svg:x1="5.6cm" svg:y1="13.1cm" svg:x2="5.6cm" svg:y2="11.1cm">
          <text:p/>
        </draw:line>
        <draw:custom-shape draw:style-name="gr196" draw:text-style-name="P21" draw:layer="layout" svg:width="3.5cm" svg:height="1cm" svg:x="4.5cm" svg:y="6.5cm">
          <text:p text:style-name="P1"><text:span text:style-name="T15">Panel SIGC</text:span></text:p>
          <text:p text:style-name="P1"><text:span text:style-name="T15">nodo1</text:span></text:p>
          <draw:enhanced-geometry svg:viewBox="0 0 21600 21600" draw:glue-points="10800 0 0 10800 10800 21600 21600 10800" draw:type="flowchart-process" draw:enhanced-path="M 0 0 L 21600 0 21600 21600 0 21600 0 0 Z N"/>
        </draw:custom-shape>
        <draw:line draw:style-name="gr7" draw:text-style-name="P1" draw:layer="layout" svg:x1="26cm" svg:y1="17.1cm" svg:x2="26cm" svg:y2="15.1cm">
          <text:p/>
        </draw:line>
        <draw:custom-shape draw:style-name="gr33" draw:text-style-name="P21" draw:layer="layout" svg:width="3.3cm" svg:height="1cm" svg:x="4.8cm" svg:y="16.5cm">
          <text:p text:style-name="P1"><text:span text:style-name="T15">Jara</text:span></text:p>
          <text:p text:style-name="P1"><text:span text:style-name="T15">nodo1</text:span></text:p>
          <draw:enhanced-geometry svg:viewBox="0 0 21600 21600" draw:glue-points="10800 0 0 10800 10800 21600 21600 10800" draw:type="flowchart-process" draw:enhanced-path="M 0 0 L 21600 0 21600 21600 0 21600 0 0 Z N"/>
        </draw:custom-shape>
        <draw:custom-shape draw:style-name="gr197" draw:text-style-name="P35" xml:id="id95" draw:id="id95" draw:layer="layout" svg:width="1cm" svg:height="1.2cm" svg:x="5.7cm" svg:y="13.2cm">
          <text:p text:style-name="P1"><text:span text:style-name="T24">config1</text:span></text:p>
          <text:p text:style-name="P1"><text:span text:style-name="T24">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98" draw:text-style-name="P35" draw:layer="layout" svg:width="1cm" svg:height="1.373cm" svg:x="6.2cm" svg:y="13.727cm">
          <text:p text:style-name="P1"><text:span text:style-name="T24">config2</text:span></text:p>
          <text:p text:style-name="P1"><text:span text:style-name="T24">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7" draw:text-style-name="P1" draw:layer="layout" svg:x1="26.294cm" svg:y1="17.037cm" svg:x2="26.294cm" svg:y2="15.037cm">
          <text:p/>
        </draw:line>
        <draw:line draw:style-name="gr199" draw:text-style-name="P37" draw:layer="layout" svg:x1="4.7cm" svg:y1="15.5cm" svg:x2="8.2cm" svg:y2="15.5cm">
          <text:p text:style-name="P36"><text:span text:style-name="T4">NFS</text:span></text:p>
        </draw:line>
        <draw:custom-shape draw:style-name="gr33" draw:text-style-name="P21" draw:layer="layout" svg:width="3.3cm" svg:height="1cm" svg:x="4.8cm" svg:y="17.8cm">
          <text:p text:style-name="P1"><text:span text:style-name="T15">Jara</text:span></text:p>
          <text:p text:style-name="P1"><text:span text:style-name="T15">nodo2</text:span></text:p>
          <draw:enhanced-geometry svg:viewBox="0 0 21600 21600" draw:glue-points="10800 0 0 10800 10800 21600 21600 10800" draw:type="flowchart-process" draw:enhanced-path="M 0 0 L 21600 0 21600 21600 0 21600 0 0 Z N"/>
        </draw:custom-shape>
        <draw:custom-shape draw:style-name="gr33" draw:text-style-name="P8" draw:layer="layout" svg:width="3.3cm" svg:height="1cm" svg:x="23.5cm" svg:y="14.8cm">
          <text:p text:style-name="P1"><text:span text:style-name="T4">SEPIM</text:span></text:p>
          <text:p text:style-name="P1"><text:span text:style-name="T4">Maestro</text:span></text:p>
          <draw:enhanced-geometry svg:viewBox="0 0 21600 21600" draw:glue-points="10800 0 0 10800 10800 21600 21600 10800" draw:type="flowchart-process" draw:enhanced-path="M 0 0 L 21600 0 21600 21600 0 21600 0 0 Z N"/>
        </draw:custom-shape>
        <draw:custom-shape draw:style-name="gr33" draw:text-style-name="P8" draw:layer="layout" svg:width="3.3cm" svg:height="1cm" svg:x="24.1cm" svg:y="4.427cm">
          <text:p text:style-name="P1"><text:span text:style-name="T4">Geoprint</text:span></text:p>
          <text:p text:style-name="P1"><text:span text:style-name="T4">Nodos1/2</text:span></text:p>
          <draw:enhanced-geometry svg:viewBox="0 0 21600 21600" draw:glue-points="10800 0 0 10800 10800 21600 21600 10800" draw:type="flowchart-process" draw:enhanced-path="M 0 0 L 21600 0 21600 21600 0 21600 0 0 Z N"/>
        </draw:custom-shape>
        <draw:custom-shape draw:style-name="gr200" draw:text-style-name="P22" draw:layer="layout" svg:width="1.4cm" svg:height="1.173cm" svg:x="23.3cm" svg:y="4.927cm">
          <text:p text:style-name="P1"><text:span text:style-name="T16">Config</text:span></text:p>
          <text:p text:style-name="P1"><text:span text:style-name="T16">.ya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3" draw:text-style-name="P8" xml:id="id104" draw:id="id104" draw:layer="layout" svg:width="3.3cm" svg:height="1cm" svg:x="24.1cm" svg:y="3.3cm">
          <text:p text:style-name="P1"><text:span text:style-name="T4">Geodesia</text:span></text:p>
          <text:p text:style-name="P1"><text:span text:style-name="T4">Nodos1/2</text:span></text:p>
          <draw:enhanced-geometry svg:viewBox="0 0 21600 21600" draw:glue-points="10800 0 0 10800 10800 21600 21600 10800" draw:type="flowchart-process" draw:enhanced-path="M 0 0 L 21600 0 21600 21600 0 21600 0 0 Z N"/>
        </draw:custom-shape>
        <draw:custom-shape draw:style-name="gr196" draw:text-style-name="P21" draw:layer="layout" svg:width="3.5cm" svg:height="1cm" svg:x="4.5cm" svg:y="7.8cm">
          <text:p text:style-name="P1"><text:span text:style-name="T15">Panel SIGC</text:span></text:p>
          <text:p text:style-name="P1"><text:span text:style-name="T15">Nodo2</text:span></text:p>
          <draw:enhanced-geometry svg:viewBox="0 0 21600 21600" draw:glue-points="10800 0 0 10800 10800 21600 21600 10800" draw:type="flowchart-process" draw:enhanced-path="M 0 0 L 21600 0 21600 21600 0 21600 0 0 Z N"/>
        </draw:custom-shape>
        <draw:custom-shape draw:style-name="gr201" draw:text-style-name="P1" xml:id="id92" draw:id="id92" draw:layer="layout" svg:width="4.2cm" svg:height="3cm" svg:x="4.1cm" svg:y="6.2cm">
          <draw:glue-point draw:id="4" svg:x="-3.809cm" svg:y="4.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8" xml:id="id90" draw:id="id90" draw:layer="layout" svg:width="3.3cm" svg:height="1cm" svg:x="7.372cm" svg:y="4.473cm">
          <text:p text:style-name="P1"><text:span text:style-name="T4">Geobúsquedas</text:span></text:p>
          <text:p text:style-name="P1"><text:span text:style-name="T4">Maestro</text:span></text:p>
          <draw:enhanced-geometry svg:viewBox="0 0 21600 21600" draw:glue-points="10800 0 0 10800 10800 21600 21600 10800" draw:type="flowchart-process" draw:enhanced-path="M 0 0 L 21600 0 21600 21600 0 21600 0 0 Z N"/>
        </draw:custom-shape>
        <draw:custom-shape draw:style-name="gr202" draw:text-style-name="P8" xml:id="id91" draw:id="id91" draw:layer="layout" svg:width="1.085cm" svg:height="1.333cm" svg:x="7.972cm" svg:y="2.3cm">
          <text:p text:style-name="P1"><text:span text:style-name="T4">core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03" draw:text-style-name="P8" draw:layer="layout" svg:width="1.085cm" svg:height="1.333cm" svg:x="8.515cm" svg:y="2.967cm">
          <text:p text:style-name="P1"><text:span text:style-name="T4">core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draw:type="curve" draw:line-skew="-0.059cm" svg:x1="7.372cm" svg:y1="4.973cm" svg:x2="7.972cm" svg:y2="2.967cm" draw:start-shape="id90" draw:start-glue-point="5" draw:end-shape="id91" draw:end-glue-point="5" svg:d="M7372 4973c-840 0-1140-2006 600-2006" svg:viewBox="0 0 1272 2007">
          <text:p/>
        </draw:connector>
        <draw:custom-shape draw:style-name="gr204" draw:text-style-name="P1" xml:id="id94" draw:id="id94" draw:layer="layout" svg:width="11.3cm" svg:height="8.599cm" svg:x="10.1cm" svg:y="10.601cm">
          <draw:glue-point draw:id="4" svg:x="-5cm" svg:y="-2.674cm"/>
          <draw:glue-point draw:id="5" svg:x="5.001cm" svg:y="-2.674cm"/>
          <draw:glue-point draw:id="6" svg:x="-2.345cm" svg:y="-5cm"/>
          <draw:glue-point draw:id="7" svg:x="2.522cm" svg:y="-5cm"/>
          <draw:glue-point draw:id="8" svg:x="-5cm" svg:y="3.139cm"/>
          <draw:glue-point draw:id="9" svg:x="5.001cm" svg:y="3.139cm"/>
          <draw:glue-point draw:id="10" svg:x="5.001cm" svg:y="1.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5" draw:text-style-name="P1" draw:layer="layout" draw:type="line" svg:x1="8.3cm" svg:y1="7.7cm" svg:x2="9.6cm" svg:y2="7.7cm" draw:start-shape="id92" draw:start-glue-point="1" draw:end-shape="id93" draw:end-glue-point="3" svg:d="M8300 7700h1300" svg:viewBox="0 0 1301 1">
          <text:p/>
        </draw:connector>
        <draw:connector draw:style-name="gr206" draw:text-style-name="P1" draw:layer="layout" svg:x1="12.9cm" svg:y1="6.1cm" svg:x2="10.672cm" svg:y2="4.973cm" draw:start-shape="id93" draw:start-glue-point="0" draw:end-shape="id90" draw:end-glue-point="7" svg:d="M12900 6100v-1127h-2228" svg:viewBox="0 0 2229 1128">
          <text:p/>
        </draw:connector>
        <draw:connector draw:style-name="gr207" draw:text-style-name="P1" draw:layer="layout" draw:type="line" svg:x1="13.101cm" svg:y1="10.601cm" svg:x2="12.9cm" svg:y2="9.3cm" draw:start-shape="id94" draw:start-glue-point="6" draw:end-shape="id93" draw:end-glue-point="2" svg:d="M13101 10601l-201-1301" svg:viewBox="0 0 202 1302">
          <text:p/>
        </draw:connector>
        <draw:custom-shape draw:style-name="gr192" draw:text-style-name="P22" draw:layer="layout" svg:width="2.3cm" svg:height="1cm" svg:x="17.3cm" svg:y="6.6cm">
          <text:p text:style-name="P1"><text:span text:style-name="T16">Geostemáticos</text:span></text:p>
          <text:p text:style-name="P1"><text:span text:style-name="T16">nodo1</text:span></text:p>
          <draw:enhanced-geometry svg:viewBox="0 0 21600 21600" draw:glue-points="10800 0 0 10800 10800 21600 21600 10800" draw:type="flowchart-process" draw:enhanced-path="M 0 0 L 21600 0 21600 21600 0 21600 0 0 Z N"/>
        </draw:custom-shape>
        <draw:custom-shape draw:style-name="gr192" draw:text-style-name="P22" draw:layer="layout" svg:width="2.3cm" svg:height="1cm" svg:x="20.3cm" svg:y="6.6cm">
          <text:p text:style-name="P1"><text:span text:style-name="T16">Geostemáticos</text:span></text:p>
          <text:p text:style-name="P1"><text:span text:style-name="T16">nodo2</text:span></text:p>
          <draw:enhanced-geometry svg:viewBox="0 0 21600 21600" draw:glue-points="10800 0 0 10800 10800 21600 21600 10800" draw:type="flowchart-process" draw:enhanced-path="M 0 0 L 21600 0 21600 21600 0 21600 0 0 Z N"/>
        </draw:custom-shape>
        <draw:custom-shape draw:style-name="gr208" draw:text-style-name="P1" xml:id="id96" draw:id="id96" draw:layer="layout" svg:width="6.2cm" svg:height="1.999cm" svg:x="16.9cm" svg:y="6.101cm">
          <draw:glue-point draw:id="4" svg:x="4.838cm" svg:y="-3.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6" draw:text-style-name="P1" draw:layer="layout" svg:x1="4.601cm" svg:y1="9.099cm" svg:x2="5.7cm" svg:y2="13.8cm" draw:start-shape="id92" draw:start-glue-point="4" draw:end-shape="id95" draw:end-glue-point="5" svg:d="M4601 9099v4701h1099" svg:viewBox="0 0 1100 4702">
          <text:p/>
        </draw:connector>
        <draw:connector draw:style-name="gr206" draw:text-style-name="P1" draw:layer="layout" draw:type="line" svg:x1="18.599cm" svg:y1="10.601cm" svg:x2="20cm" svg:y2="8.1cm" draw:start-shape="id94" draw:start-glue-point="7" draw:end-shape="id96" draw:end-glue-point="2" svg:d="M18599 10601l1401-2501" svg:viewBox="0 0 1402 2502">
          <text:p/>
        </draw:connector>
        <draw:custom-shape draw:style-name="gr33" draw:text-style-name="P8" xml:id="id97" draw:id="id97" draw:layer="layout" svg:width="3.3cm" svg:height="1cm" svg:x="13.6cm" svg:y="4.4cm">
          <text:p text:style-name="P1"><text:span text:style-name="T4">Geobúsquedas</text:span></text:p>
          <text:p text:style-name="P1"><text:span text:style-name="T4">Maestro</text:span></text:p>
          <draw:enhanced-geometry svg:viewBox="0 0 21600 21600" draw:glue-points="10800 0 0 10800 10800 21600 21600 10800" draw:type="flowchart-process" draw:enhanced-path="M 0 0 L 21600 0 21600 21600 0 21600 0 0 Z N"/>
        </draw:custom-shape>
        <draw:custom-shape draw:style-name="gr202" draw:text-style-name="P8" xml:id="id99" draw:id="id99" draw:layer="layout" svg:width="1.085cm" svg:height="1.333cm" svg:x="15.159cm" svg:y="2.227cm">
          <text:p text:style-name="P1"><text:span text:style-name="T4">core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03" draw:text-style-name="P8" xml:id="id98" draw:id="id98" draw:layer="layout" svg:width="1.085cm" svg:height="1.333cm" svg:x="15.702cm" svg:y="2.894cm">
          <text:p text:style-name="P1"><text:span text:style-name="T4">core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draw:type="curve" svg:x1="16.9cm" svg:y1="4.9cm" svg:x2="16.787cm" svg:y2="3.561cm" draw:start-shape="id97" draw:start-glue-point="7" draw:end-shape="id98" draw:end-glue-point="7" svg:d="M16900 4900c753 0 809-1339-113-1339" svg:viewBox="0 0 686 1340">
          <text:p/>
        </draw:connector>
        <draw:connector draw:style-name="gr191" draw:text-style-name="P1" draw:layer="layout" draw:type="line" svg:x1="9.702cm" svg:y1="3.6cm" svg:x2="15.701cm" svg:y2="3.56cm" draw:end-shape="id99" svg:d="M9702 3600l5999-40" svg:viewBox="0 0 6000 41">
          <text:p/>
        </draw:connector>
        <draw:custom-shape draw:style-name="gr209" draw:text-style-name="P8" draw:layer="layout" svg:width="3.3cm" svg:height="1cm" svg:x="23.5cm" svg:y="16.2cm">
          <text:p text:style-name="P1"><text:span text:style-name="T4">SEPIM</text:span></text:p>
          <text:p text:style-name="P1"><text:span text:style-name="T4">Esclavo</text:span></text:p>
          <draw:enhanced-geometry svg:viewBox="0 0 21600 21600" draw:glue-points="10800 0 0 10800 10800 21600 21600 10800" draw:type="flowchart-process" draw:enhanced-path="M 0 0 L 21600 0 21600 21600 0 21600 0 0 Z N"/>
        </draw:custom-shape>
        <draw:custom-shape draw:style-name="gr210" draw:text-style-name="P1" xml:id="id102" draw:id="id102" draw:layer="layout" svg:width="4.1cm" svg:height="3cm" svg:x="23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21" draw:layer="layout" svg:width="3.5cm" svg:height="1cm" svg:x="22.8cm" svg:y="9cm">
          <text:p text:style-name="P1"><text:span text:style-name="T15">Temáticos</text:span></text:p>
          <text:p text:style-name="P1"><text:span text:style-name="T15">nodo1</text:span></text:p>
          <draw:enhanced-geometry svg:viewBox="0 0 21600 21600" draw:glue-points="10800 0 0 10800 10800 21600 21600 10800" draw:type="flowchart-process" draw:enhanced-path="M 0 0 L 21600 0 21600 21600 0 21600 0 0 Z N"/>
        </draw:custom-shape>
        <draw:custom-shape draw:style-name="gr196" draw:text-style-name="P21" draw:layer="layout" svg:width="3.5cm" svg:height="1cm" svg:x="22.8cm" svg:y="10.1cm">
          <text:p text:style-name="P1"><text:span text:style-name="T15">Temáticos</text:span></text:p>
          <text:p text:style-name="P1"><text:span text:style-name="T15">Nodo2</text:span></text:p>
          <draw:enhanced-geometry svg:viewBox="0 0 21600 21600" draw:glue-points="10800 0 0 10800 10800 21600 21600 10800" draw:type="flowchart-process" draw:enhanced-path="M 0 0 L 21600 0 21600 21600 0 21600 0 0 Z N"/>
        </draw:custom-shape>
        <draw:custom-shape draw:style-name="gr211" draw:text-style-name="P1" xml:id="id100" draw:id="id100" draw:layer="layout" svg:width="4.5cm" svg:height="2.3cm" svg:x="22.3cm" svg:y="8.9cm">
          <draw:glue-point draw:id="4" svg:x="2.111cm" svg:y="4.333cm"/>
          <draw:glue-point draw:id="5" svg:x="-4.555cm" svg:y="5.00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2" draw:text-style-name="P1" draw:layer="layout" svg:x1="24.55cm" svg:y1="8.9cm" svg:x2="23.1cm" svg:y2="7.1cm" draw:start-shape="id100" draw:start-glue-point="0" draw:end-shape="id96" draw:end-glue-point="1" svg:d="M24550 8900v-1800h-1450" svg:viewBox="0 0 1451 1801">
          <text:p/>
        </draw:connector>
        <draw:connector draw:style-name="gr213" draw:text-style-name="P1" draw:layer="layout" svg:x1="10.1cm" svg:y1="12.601cm" svg:x2="6.2cm" svg:y2="9.2cm" draw:start-shape="id94" draw:start-glue-point="4" draw:end-shape="id92" draw:end-glue-point="2" svg:d="M10100 12601h-3900v-3401" svg:viewBox="0 0 3901 3402">
          <text:p/>
        </draw:connector>
        <draw:connector draw:style-name="gr213" draw:text-style-name="P1" draw:layer="layout" svg:x1="21.4cm" svg:y1="12.601cm" svg:x2="22.501cm" svg:y2="11.2cm" draw:start-shape="id94" draw:start-glue-point="5" draw:end-shape="id100" draw:end-glue-point="5" svg:d="M21400 12601h1101v-1401" svg:viewBox="0 0 1102 1402">
          <text:p/>
        </draw:connector>
        <draw:custom-shape draw:style-name="gr210" draw:text-style-name="P1" xml:id="id101" draw:id="id101" draw:layer="layout" svg:width="4.1cm" svg:height="3cm" svg:x="4.4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6" draw:text-style-name="P1" draw:layer="layout" draw:type="line" svg:x1="10.1cm" svg:y1="17.599cm" svg:x2="8.5cm" svg:y2="17.6cm" draw:start-shape="id94" draw:start-glue-point="8" draw:end-shape="id101" svg:d="M10100 17599l-1600 1" svg:viewBox="0 0 1601 2">
          <text:p/>
        </draw:connector>
        <draw:connector draw:style-name="gr206" draw:text-style-name="P1" draw:layer="layout" draw:type="line" svg:x1="21.4cm" svg:y1="15.999cm" svg:x2="23cm" svg:y2="16cm" draw:start-shape="id94" draw:start-glue-point="10" draw:end-shape="id102" draw:end-glue-point="3" svg:d="M21400 15999l1600 1" svg:viewBox="0 0 1601 2">
          <text:p/>
        </draw:connector>
        <draw:frame presentation:style-name="pr3" draw:layer="layout" svg:width="22.099cm" svg:height="1cm" svg:x="4.502cm" svg:y="0.5cm" presentation:class="title" presentation:user-transformed="true">
          <draw:text-box>
            <text:p>Relación entre Sistemas prevista</text:p>
          </draw:text-box>
        </draw:frame>
        <draw:custom-shape draw:style-name="gr214" draw:text-style-name="P38" draw:layer="layout" svg:width="5.5cm" svg:height="0.684cm" svg:x="13cm" svg:y="9.6cm">
          <text:list text:style-name="L3">
            <text:list-header>
              <text:p text:style-name="P6"><text:span text:style-name="T25">(1) Acceso una única BD?</text:span></text:p>
            </text:list-header>
          </text:list>
          <draw:enhanced-geometry svg:viewBox="0 0 21600 21600" draw:type="mso-spt202" draw:enhanced-path="M 0 0 L 21600 0 21600 21600 0 21600 0 0 Z N"/>
        </draw:custom-shape>
        <draw:custom-shape draw:style-name="gr215" draw:text-style-name="P38" draw:layer="layout" svg:width="5cm" svg:height="0.684cm" svg:x="19.2cm" svg:y="5.532cm">
          <text:list text:style-name="L3">
            <text:list-header>
              <text:p text:style-name="P6"><text:span text:style-name="T25">(2) Posible sustitución</text:span></text:p>
            </text:list-header>
          </text:list>
          <draw:enhanced-geometry svg:viewBox="0 0 21600 21600" draw:mirror-horizontal="false" draw:mirror-vertical="false" draw:type="mso-spt202" draw:enhanced-path="M 0 0 L 21600 0 21600 21600 0 21600 0 0 Z N"/>
        </draw:custom-shape>
        <draw:custom-shape draw:style-name="gr209" draw:text-style-name="P8" draw:layer="layout" svg:width="3.3cm" svg:height="1cm" svg:x="23.5cm" svg:y="17.7cm">
          <text:p text:style-name="P1"><text:span text:style-name="T4">Mapea</text:span></text:p>
          <text:p text:style-name="P1"><text:span text:style-name="T4">Nodos1/2</text:span></text:p>
          <draw:enhanced-geometry svg:viewBox="0 0 21600 21600" draw:glue-points="10800 0 0 10800 10800 21600 21600 10800" draw:type="flowchart-process" draw:enhanced-path="M 0 0 L 21600 0 21600 21600 0 21600 0 0 Z N"/>
        </draw:custom-shape>
        <draw:custom-shape draw:style-name="gr216" draw:text-style-name="P38" draw:layer="layout" svg:width="5cm" svg:height="0.684cm" svg:x="10.4cm" svg:y="19.116cm">
          <text:list text:style-name="L3">
            <text:list-header>
              <text:p text:style-name="P6"><text:span text:style-name="T25">(3) Plantear unificación BDs</text:span></text:p>
            </text:list-header>
          </text:list>
          <draw:enhanced-geometry svg:viewBox="0 0 21600 21600" draw:type="mso-spt202" draw:enhanced-path="M 0 0 L 21600 0 21600 21600 0 21600 0 0 Z N"/>
        </draw:custom-shape>
        <draw:custom-shape draw:style-name="gr217" draw:text-style-name="P38" draw:layer="layout" svg:width="5cm" svg:height="1.107cm" svg:x="4cm" svg:y="19.316cm">
          <text:list text:style-name="L3">
            <text:list-header>
              <text:p text:style-name="P6"><text:span text:style-name="T25">(4) Directorio configuración NFS común.</text:span></text:p>
            </text:list-header>
          </text:list>
          <draw:enhanced-geometry svg:viewBox="0 0 21600 21600" draw:type="mso-spt202" draw:enhanced-path="M 0 0 L 21600 0 21600 21600 0 21600 0 0 Z N"/>
        </draw:custom-shape>
        <draw:custom-shape draw:style-name="gr218" draw:text-style-name="P8" xml:id="id105" draw:id="id105" draw:layer="layout" svg:width="3.5cm" svg:height="0.6cm" svg:x="24cm" svg:y="12.1cm">
          <draw:glue-point draw:id="4" svg:x="3.571cm" svg:y="-5cm"/>
          <text:p text:style-name="P1"><text:span text:style-name="T4">thematic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8" xml:id="id103" draw:id="id103" draw:layer="layout" svg:width="3.5cm" svg:height="1cm" svg:x="24cm" svg:y="1.3cm">
          <draw:glue-point draw:id="4" svg:x="3.571cm" svg:y="-5cm"/>
          <text:p text:style-name="P1"><text:span text:style-name="T4">geodesia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5" draw:text-style-name="P1" draw:layer="layout" draw:type="line" svg:x1="25.75cm" svg:y1="2.3cm" svg:x2="25.75cm" svg:y2="3.3cm" draw:start-shape="id103" draw:start-glue-point="2" draw:end-shape="id104" draw:end-glue-point="4" svg:d="M25750 2300v1000" svg:viewBox="0 0 1 1001">
          <text:p/>
        </draw:connector>
        <draw:custom-shape draw:style-name="gr220" draw:text-style-name="P8" draw:layer="layout" svg:width="3.5cm" svg:height="0.5cm" svg:x="23.4cm" svg:y="19.5cm">
          <draw:glue-point draw:id="4" svg:x="3.571cm" svg:y="-5cm"/>
          <text:p text:style-name="P1"><text:span text:style-name="T4">Nordir/Geod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1" draw:text-style-name="P38" draw:layer="layout" svg:width="5cm" svg:height="0.684cm" svg:x="10.5cm" svg:y="5.5cm">
          <text:list text:style-name="L3">
            <text:list-header>
              <text:p text:style-name="P6"><text:span text:style-name="T25">(5) Pendiente despliegue</text:span></text:p>
            </text:list-header>
          </text:list>
          <draw:enhanced-geometry svg:viewBox="0 0 21600 21600" draw:mirror-horizontal="false" draw:mirror-vertical="false" draw:type="mso-spt202" draw:enhanced-path="M 0 0 L 21600 0 21600 21600 0 21600 0 0 Z N"/>
        </draw:custom-shape>
        <draw:custom-shape draw:style-name="gr218" draw:text-style-name="P8" draw:layer="layout" svg:width="3.5cm" svg:height="0.6cm" svg:x="24.001cm" svg:y="13.501cm">
          <draw:glue-point draw:id="4" svg:x="3.571cm" svg:y="-5cm"/>
          <text:p text:style-name="P1"><text:span text:style-name="T4">MapasTematic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5" draw:text-style-name="P1" draw:layer="layout" svg:x1="24.9cm" svg:y1="13.601cm" svg:x2="24.9cm" svg:y2="12.601cm">
          <text:p/>
        </draw:line>
        <draw:connector draw:style-name="gr222" draw:text-style-name="P1" draw:layer="layout" svg:x1="22.999cm" svg:y1="6.501cm" svg:x2="26.999cm" svg:y2="12.1cm" draw:start-shape="id96" draw:start-glue-point="4" draw:end-shape="id105" draw:end-glue-point="4" svg:d="M22999 6501h4000v5599" svg:viewBox="0 0 4001 5600">
          <text:p/>
        </draw:connector>
        <draw:custom-shape draw:style-name="gr223" draw:text-style-name="P1" xml:id="id106" draw:id="id106" draw:layer="layout" svg:width="12.2cm" svg:height="3.5cm" svg:x="5.8cm" svg:y="2.1cm">
          <draw:glue-point draw:id="4" svg:x="-3.809cm" svg:y="4.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6" draw:text-style-name="P1" draw:layer="layout" draw:type="line" svg:x1="24.1cm" svg:y1="3.8cm" svg:x2="18cm" svg:y2="3.85cm" draw:start-shape="id104" draw:start-glue-point="5" draw:end-shape="id106" draw:end-glue-point="1" svg:d="M24100 3800l-6100 50" svg:viewBox="0 0 6101 51">
          <text:p/>
        </draw:connector>
        <presentation:notes draw:style-name="dp2">
          <draw:page-thumbnail draw:style-name="gr29" draw:layer="layout" svg:width="14.848cm" svg:height="11.135cm" svg:x="3.075cm" svg:y="2.257cm" draw:page-number="11" presentation:class="page"/>
          <draw:frame presentation:style-name="pr4" draw:text-style-name="P13" draw:layer="layout" svg:width="16.799cm" svg:height="13.114cm" svg:x="2.1cm" svg:y="14.107cm" presentation:class="notes" presentation:placeholder="true">
            <draw:text-box/>
          </draw:frame>
        </presentation:notes>
      </draw:page>
      <draw:page draw:name="page12" draw:style-name="dp1" draw:master-page-name="Vacia_5f_" presentation:presentation-page-layout-name="AL1T1">
        <office:forms form:automatic-focus="false" form:apply-design-mode="false"/>
        <draw:line draw:style-name="gr123" draw:text-style-name="P1" draw:layer="layout" svg:x1="9cm" svg:y1="19.4cm" svg:x2="9cm" svg:y2="20cm">
          <text:p/>
        </draw:line>
        <draw:line draw:style-name="gr175" draw:text-style-name="P1" draw:layer="layout" svg:x1="26cm" svg:y1="12.1cm" svg:x2="26cm" svg:y2="10.6cm">
          <text:p/>
        </draw:line>
        <draw:line draw:style-name="gr175" draw:text-style-name="P1" draw:layer="layout" svg:x1="26.4cm" svg:y1="19.501cm" svg:x2="26.4cm" svg:y2="18.001cm">
          <text:p/>
        </draw:line>
        <draw:custom-shape draw:style-name="gr224" draw:text-style-name="P5" draw:layer="layout" svg:width="3.3cm" svg:height="1.107cm" svg:x="6.1cm" svg:y="17.093cm">
          <text:p/>
          <draw:enhanced-geometry svg:viewBox="0 0 21600 21600" draw:type="mso-spt202" draw:enhanced-path="M 0 0 L 21600 0 21600 21600 0 21600 0 0 Z N"/>
        </draw:custom-shape>
        <draw:custom-shape draw:style-name="gr225" draw:text-style-name="P33" xml:id="id111" draw:id="id111" draw:layer="layout" svg:width="1.416cm" svg:height="1.031cm" svg:x="16.554cm" svg:y="16.069cm">
          <text:list text:style-name="L2">
            <text:list-header>
              <text:p text:style-name="P3"><text:span text:style-name="T22">spatialdata</text:span></text:p>
            </text:list-header>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6" draw:text-style-name="P33" xml:id="id107" draw:id="id107" draw:layer="layout" svg:width="1.416cm" svg:height="1.154cm" svg:x="16.554cm" svg:y="13.401cm">
          <text:list text:style-name="L2">
            <text:list-item>
              <text:p text:style-name="P3"><text:span text:style-name="T22">wmts</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1" draw:layer="layout" svg:x1="19.802cm" svg:y1="14.927cm" svg:x2="19.802cm" svg:y2="12.71cm">
          <text:p/>
        </draw:line>
        <draw:custom-shape draw:style-name="gr227" draw:text-style-name="P34" xml:id="id108" draw:id="id108" draw:layer="layout" svg:width="3.247cm" svg:height="0.599cm" svg:x="18.786cm" svg:y="13.403cm">
          <text:list text:style-name="L3">
            <text:list-header>
              <text:p text:style-name="P6"><text:span text:style-name="T23">public</text:span></text:p>
            </text:list-header>
          </text:list>
          <draw:enhanced-geometry svg:viewBox="0 0 21600 21600" draw:type="mso-spt202" draw:enhanced-path="M 0 0 L 21600 0 21600 21600 0 21600 0 0 Z N"/>
        </draw:custom-shape>
        <draw:custom-shape draw:style-name="gr228" draw:text-style-name="P34" xml:id="id109" draw:id="id109" draw:layer="layout" svg:width="3.247cm" svg:height="0.599cm" svg:x="18.786cm" svg:y="13.757cm">
          <text:list text:style-name="L3">
            <text:list-header>
              <text:p text:style-name="P6"><text:span text:style-name="T23">datos_municipios</text:span></text:p>
            </text:list-header>
          </text:list>
          <draw:enhanced-geometry svg:viewBox="0 0 21600 21600" draw:type="mso-spt202" draw:enhanced-path="M 0 0 L 21600 0 21600 21600 0 21600 0 0 Z N"/>
        </draw:custom-shape>
        <draw:custom-shape draw:style-name="gr229" draw:text-style-name="P34" xml:id="id110" draw:id="id110" draw:layer="layout" svg:width="3.247cm" svg:height="0.599cm" svg:x="18.786cm" svg:y="14.112cm">
          <text:list text:style-name="L3">
            <text:list-header>
              <text:p text:style-name="P6"><text:span text:style-name="T23">temporales</text:span></text:p>
            </text:list-header>
          </text:list>
          <draw:enhanced-geometry svg:viewBox="0 0 21600 21600" draw:type="mso-spt202" draw:enhanced-path="M 0 0 L 21600 0 21600 21600 0 21600 0 0 Z N"/>
        </draw:custom-shape>
        <draw:custom-shape draw:style-name="gr230" draw:text-style-name="P34" xml:id="id112" draw:id="id112" draw:layer="layout" svg:width="1.248cm" svg:height="0.599cm" svg:x="18.752cm" svg:y="16.274cm">
          <text:list text:style-name="L3">
            <text:list-header>
              <text:p text:style-name="P6"><text:span text:style-name="T23">public</text:span></text:p>
            </text:list-header>
          </text:list>
          <draw:enhanced-geometry svg:viewBox="0 0 21600 21600" draw:type="mso-spt202" draw:enhanced-path="M 0 0 L 21600 0 21600 21600 0 21600 0 0 Z N"/>
        </draw:custom-shape>
        <draw:connector draw:style-name="gr183" draw:text-style-name="P1" draw:layer="layout" draw:type="line" svg:x1="17.97cm" svg:y1="13.978cm" svg:x2="18.786cm" svg:y2="13.702cm" draw:start-shape="id107" draw:start-glue-point="8" draw:end-shape="id108" svg:d="M17970 13978l816-276" svg:viewBox="0 0 817 277">
          <text:p/>
        </draw:connector>
        <draw:connector draw:style-name="gr183" draw:text-style-name="P1" draw:layer="layout" draw:type="line" svg:x1="17.97cm" svg:y1="14cm" svg:x2="18.786cm" svg:y2="14.056cm" draw:end-shape="id109" draw:end-glue-point="3" svg:d="M17970 14000l816 56" svg:viewBox="0 0 817 57">
          <text:p/>
        </draw:connector>
        <draw:connector draw:style-name="gr183" draw:text-style-name="P1" draw:layer="layout" draw:type="line" svg:x1="17.97cm" svg:y1="14cm" svg:x2="18.786cm" svg:y2="14.411cm" draw:end-shape="id110" draw:end-glue-point="3" svg:d="M17970 14000l816 411" svg:viewBox="0 0 817 412">
          <text:p/>
        </draw:connector>
        <draw:connector draw:style-name="gr183" draw:text-style-name="P1" draw:layer="layout" draw:type="line" svg:x1="17.97cm" svg:y1="16.585cm" svg:x2="18.752cm" svg:y2="16.573cm" draw:start-shape="id111" draw:start-glue-point="8" draw:end-shape="id112" draw:end-glue-point="3" svg:d="M17970 16585l782-12" svg:viewBox="0 0 783 13">
          <text:p/>
        </draw:connector>
        <draw:custom-shape draw:style-name="gr231" draw:text-style-name="P34" xml:id="id113" draw:id="id113" draw:layer="layout" svg:width="3.247cm" svg:height="0.599cm" svg:x="18.786cm" svg:y="14.839cm">
          <text:list text:style-name="L3">
            <text:list-item>
              <text:p text:style-name="P6"><text:span text:style-name="T23">public</text:span></text:p>
            </text:list-item>
          </text:list>
          <draw:enhanced-geometry svg:viewBox="0 0 21600 21600" draw:type="mso-spt202" draw:enhanced-path="M 0 0 L 21600 0 21600 21600 0 21600 0 0 Z N"/>
        </draw:custom-shape>
        <draw:custom-shape draw:style-name="gr232" draw:text-style-name="P34" xml:id="id114" draw:id="id114" draw:layer="layout" svg:width="3.247cm" svg:height="0.599cm" svg:x="18.786cm" svg:y="15.194cm">
          <text:list text:style-name="L3">
            <text:list-item>
              <text:p text:style-name="P6"><text:span text:style-name="T23">sepim_datos</text:span></text:p>
            </text:list-item>
          </text:list>
          <draw:enhanced-geometry svg:viewBox="0 0 21600 21600" draw:type="mso-spt202" draw:enhanced-path="M 0 0 L 21600 0 21600 21600 0 21600 0 0 Z N"/>
        </draw:custom-shape>
        <draw:connector draw:style-name="gr183" draw:text-style-name="P1" draw:layer="layout" draw:type="line" svg:x1="17.97cm" svg:y1="15.337cm" svg:x2="18.786cm" svg:y2="15.138cm" draw:end-shape="id113" svg:d="M17970 15337l816-199" svg:viewBox="0 0 817 200">
          <text:p/>
        </draw:connector>
        <draw:connector draw:style-name="gr183" draw:text-style-name="P1" draw:layer="layout" draw:type="line" svg:x1="17.97cm" svg:y1="15.337cm" svg:x2="18.786cm" svg:y2="15.493cm" draw:end-shape="id114" draw:end-glue-point="3" svg:d="M17970 15337l816 156" svg:viewBox="0 0 817 157">
          <text:p/>
        </draw:connector>
        <draw:custom-shape draw:style-name="gr233" draw:text-style-name="P33" draw:layer="layout" svg:width="1.416cm" svg:height="1.154cm" svg:x="16.555cm" svg:y="14.738cm">
          <text:list text:style-name="L2">
            <text:list-item>
              <text:p text:style-name="P3"><text:span text:style-name="T22">sepim</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4" draw:text-style-name="P33" xml:id="id120" draw:id="id120" draw:layer="layout" svg:width="2.874cm" svg:height="1.817cm" svg:x="15.1cm" svg:y="11.34cm">
          <text:list text:style-name="L2">
            <text:list-item>
              <text:p text:style-name="P3"><text:span text:style-name="T22">PostgreSQL 9.x </text:span></text:p>
            </text:list-item>
            <text:list-item>
              <text:p text:style-name="P3"><text:span text:style-name="T22"/></text:p>
              <text:p text:style-name="P3"><text:span text:style-name="T22"/></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22" xml:id="id115" draw:id="id115" draw:layer="layout" svg:width="2.9cm" svg:height="1cm" svg:x="9.2cm" svg:y="6.8cm">
          <text:p text:style-name="P1"><text:span text:style-name="T16">Geostematicos 2.5</text:span></text:p>
          <text:p text:style-name="P1"><text:span text:style-name="T16">M/E (broker)</text:span></text:p>
          <draw:enhanced-geometry svg:viewBox="0 0 21600 21600" draw:glue-points="10800 0 0 10800 10800 21600 21600 10800" draw:type="flowchart-process" draw:enhanced-path="M 0 0 L 21600 0 21600 21600 0 21600 0 0 Z N"/>
        </draw:custom-shape>
        <draw:custom-shape draw:style-name="gr236" draw:text-style-name="P22" xml:id="id116" draw:id="id116" draw:layer="layout" svg:width="3cm" svg:height="1cm" svg:x="13.8cm" svg:y="6.8cm">
          <text:p text:style-name="P1"><text:span text:style-name="T16">Geostematicos 2.5</text:span></text:p>
          <text:p text:style-name="P1"><text:span text:style-name="T16">M/E</text:span></text:p>
          <draw:enhanced-geometry svg:viewBox="0 0 21600 21600" draw:glue-points="10800 0 0 10800 10800 21600 21600 10800" draw:type="flowchart-process" draw:enhanced-path="M 0 0 L 21600 0 21600 21600 0 21600 0 0 Z N"/>
        </draw:custom-shape>
        <draw:custom-shape draw:style-name="gr169" draw:text-style-name="P22" draw:layer="layout" svg:width="1cm" svg:height="1cm" svg:x="10.9cm" svg:y="8cm">
          <text:p text:style-name="P1"><text:span text:style-name="T1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9" draw:text-style-name="P22" draw:layer="layout" svg:width="1cm" svg:height="1cm" svg:x="15.001cm" svg:y="8.001cm">
          <text:p text:style-name="P1"><text:span text:style-name="T16">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93" draw:text-style-name="P22" draw:layer="layout" svg:width="5.8cm" svg:height="0.3cm" svg:x="10.1cm" svg:y="6.3cm">
          <text:p text:style-name="P1"><text:span text:style-name="T16">Active Cluster ext.</text:span></text:p>
          <draw:enhanced-geometry svg:viewBox="0 0 21600 21600" draw:glue-points="10800 0 0 10800 10800 21600 21600 10800" draw:type="flowchart-process" draw:enhanced-path="M 0 0 L 21600 0 21600 21600 0 21600 0 0 Z N"/>
        </draw:custom-shape>
        <draw:connector draw:style-name="gr194" draw:text-style-name="P1" draw:layer="layout" draw:type="line" svg:x1="12.1cm" svg:y1="7.3cm" svg:x2="13.8cm" svg:y2="7.3cm" draw:start-shape="id115" draw:start-glue-point="7" draw:end-shape="id116" draw:end-glue-point="5" svg:d="M12100 7300h1700" svg:viewBox="0 0 1701 1">
          <text:p/>
        </draw:connector>
        <draw:custom-shape draw:style-name="gr237" draw:text-style-name="P1" xml:id="id119" draw:id="id119" draw:layer="layout" svg:width="8cm" svg:height="3.2cm" svg:x="9cm" svg:y="6.1cm">
          <draw:glue-point draw:id="4" svg:x="4.696cm" svg:y="2.5cm"/>
          <draw:glue-point draw:id="5" svg:x="4.696cm" svg:y="2.5cm"/>
          <draw:glue-point draw:id="6" svg:x="4.696cm" svg:y="2.5cm"/>
          <draw:glue-point draw:id="7" svg:x="4.696cm" svg:y="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0cm" svg:y1="3.773cm" svg:x2="13cm" svg:y2="3.773cm">
          <text:p/>
        </draw:line>
        <draw:line draw:style-name="gr7" draw:text-style-name="P1" draw:layer="layout" svg:x1="5.6cm" svg:y1="13.1cm" svg:x2="5.6cm" svg:y2="11.1cm">
          <text:p/>
        </draw:line>
        <draw:line draw:style-name="gr7" draw:text-style-name="P1" draw:layer="layout" svg:x1="26cm" svg:y1="17.1cm" svg:x2="26cm" svg:y2="15.1cm">
          <text:p/>
        </draw:line>
        <draw:custom-shape draw:style-name="gr33" draw:text-style-name="P21" draw:layer="layout" svg:width="3.3cm" svg:height="1cm" svg:x="4.8cm" svg:y="16.5cm">
          <text:p text:style-name="P1"><text:span text:style-name="T15">Jara</text:span></text:p>
          <text:p text:style-name="P1"><text:span text:style-name="T15">nodo1</text:span></text:p>
          <draw:enhanced-geometry svg:viewBox="0 0 21600 21600" draw:glue-points="10800 0 0 10800 10800 21600 21600 10800" draw:type="flowchart-process" draw:enhanced-path="M 0 0 L 21600 0 21600 21600 0 21600 0 0 Z N"/>
        </draw:custom-shape>
        <draw:line draw:style-name="gr7" draw:text-style-name="P1" draw:layer="layout" svg:x1="26.294cm" svg:y1="17.037cm" svg:x2="26.294cm" svg:y2="15.037cm">
          <text:p/>
        </draw:line>
        <draw:custom-shape draw:style-name="gr33" draw:text-style-name="P21" draw:layer="layout" svg:width="3.3cm" svg:height="1cm" svg:x="4.8cm" svg:y="17.8cm">
          <text:p text:style-name="P1"><text:span text:style-name="T15">Jara</text:span></text:p>
          <text:p text:style-name="P1"><text:span text:style-name="T15">nodo2</text:span></text:p>
          <draw:enhanced-geometry svg:viewBox="0 0 21600 21600" draw:glue-points="10800 0 0 10800 10800 21600 21600 10800" draw:type="flowchart-process" draw:enhanced-path="M 0 0 L 21600 0 21600 21600 0 21600 0 0 Z N"/>
        </draw:custom-shape>
        <draw:custom-shape draw:style-name="gr33" draw:text-style-name="P8" draw:layer="layout" svg:width="3.3cm" svg:height="1cm" svg:x="23.5cm" svg:y="14.8cm">
          <text:p text:style-name="P1"><text:span text:style-name="T4">SEPIM</text:span></text:p>
          <text:p text:style-name="P1"><text:span text:style-name="T4">Maestro</text:span></text:p>
          <draw:enhanced-geometry svg:viewBox="0 0 21600 21600" draw:glue-points="10800 0 0 10800 10800 21600 21600 10800" draw:type="flowchart-process" draw:enhanced-path="M 0 0 L 21600 0 21600 21600 0 21600 0 0 Z N"/>
        </draw:custom-shape>
        <draw:custom-shape draw:style-name="gr33" draw:text-style-name="P8" draw:layer="layout" svg:width="3.3cm" svg:height="1cm" svg:x="24.1cm" svg:y="4.427cm">
          <text:p text:style-name="P1"><text:span text:style-name="T4">Geoprint</text:span></text:p>
          <text:p text:style-name="P1"><text:span text:style-name="T4">Nodos1/2</text:span></text:p>
          <draw:enhanced-geometry svg:viewBox="0 0 21600 21600" draw:glue-points="10800 0 0 10800 10800 21600 21600 10800" draw:type="flowchart-process" draw:enhanced-path="M 0 0 L 21600 0 21600 21600 0 21600 0 0 Z N"/>
        </draw:custom-shape>
        <draw:custom-shape draw:style-name="gr200" draw:text-style-name="P22" draw:layer="layout" svg:width="1.4cm" svg:height="1.173cm" svg:x="23.3cm" svg:y="4.927cm">
          <text:p text:style-name="P1"><text:span text:style-name="T16">Config</text:span></text:p>
          <text:p text:style-name="P1"><text:span text:style-name="T16">.ya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3" draw:text-style-name="P8" xml:id="id129" draw:id="id129" draw:layer="layout" svg:width="3.3cm" svg:height="1cm" svg:x="24.1cm" svg:y="3.3cm">
          <text:p text:style-name="P1"><text:span text:style-name="T4">Geodesia</text:span></text:p>
          <text:p text:style-name="P1"><text:span text:style-name="T4">Nodos1/2</text:span></text:p>
          <draw:enhanced-geometry svg:viewBox="0 0 21600 21600" draw:glue-points="10800 0 0 10800 10800 21600 21600 10800" draw:type="flowchart-process" draw:enhanced-path="M 0 0 L 21600 0 21600 21600 0 21600 0 0 Z N"/>
        </draw:custom-shape>
        <draw:custom-shape draw:style-name="gr33" draw:text-style-name="P8" xml:id="id117" draw:id="id117" draw:layer="layout" svg:width="3.3cm" svg:height="1cm" svg:x="7.372cm" svg:y="4.473cm">
          <text:p text:style-name="P1"><text:span text:style-name="T4">Geobúsquedas</text:span></text:p>
          <text:p text:style-name="P1"><text:span text:style-name="T4">Maestro</text:span></text:p>
          <draw:enhanced-geometry svg:viewBox="0 0 21600 21600" draw:glue-points="10800 0 0 10800 10800 21600 21600 10800" draw:type="flowchart-process" draw:enhanced-path="M 0 0 L 21600 0 21600 21600 0 21600 0 0 Z N"/>
        </draw:custom-shape>
        <draw:custom-shape draw:style-name="gr202" draw:text-style-name="P8" xml:id="id118" draw:id="id118" draw:layer="layout" svg:width="1.085cm" svg:height="1.333cm" svg:x="7.972cm" svg:y="2.3cm">
          <text:p text:style-name="P1"><text:span text:style-name="T4">core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03" draw:text-style-name="P8" draw:layer="layout" svg:width="1.085cm" svg:height="1.333cm" svg:x="8.515cm" svg:y="2.967cm">
          <text:p text:style-name="P1"><text:span text:style-name="T4">core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draw:type="curve" draw:line-skew="-0.059cm" svg:x1="7.372cm" svg:y1="4.973cm" svg:x2="7.972cm" svg:y2="2.967cm" draw:start-shape="id117" draw:start-glue-point="5" draw:end-shape="id118" draw:end-glue-point="5" svg:d="M7372 4973c-840 0-1140-2006 600-2006" svg:viewBox="0 0 1272 2007">
          <text:p/>
        </draw:connector>
        <draw:custom-shape draw:style-name="gr204" draw:text-style-name="P1" xml:id="id125" draw:id="id125" draw:layer="layout" svg:width="11.3cm" svg:height="8.599cm" svg:x="10.1cm" svg:y="10.601cm">
          <draw:glue-point draw:id="4" svg:x="-5cm" svg:y="-2.674cm"/>
          <draw:glue-point draw:id="5" svg:x="5.001cm" svg:y="-2.674cm"/>
          <draw:glue-point draw:id="6" svg:x="-2.345cm" svg:y="-5cm"/>
          <draw:glue-point draw:id="7" svg:x="2.522cm" svg:y="-5cm"/>
          <draw:glue-point draw:id="8" svg:x="-5cm" svg:y="3.139cm"/>
          <draw:glue-point draw:id="9" svg:x="5.001cm" svg:y="3.139cm"/>
          <draw:glue-point draw:id="10" svg:x="5.001cm" svg:y="1.2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6" draw:text-style-name="P1" draw:layer="layout" svg:x1="13cm" svg:y1="6.1cm" svg:x2="10.672cm" svg:y2="4.973cm" draw:start-shape="id119" draw:start-glue-point="0" draw:end-shape="id117" draw:end-glue-point="7" svg:d="M13000 6100v-1127h-2328" svg:viewBox="0 0 2329 1128">
          <text:p/>
        </draw:connector>
        <draw:connector draw:style-name="gr207" draw:text-style-name="P1" draw:layer="layout" draw:type="line" svg:x1="16.537cm" svg:y1="11.34cm" svg:x2="13cm" svg:y2="9.3cm" draw:start-shape="id120" draw:start-glue-point="5" draw:end-shape="id119" draw:end-glue-point="2" svg:d="M16537 11340l-3537-2040" svg:viewBox="0 0 3538 2041">
          <text:p/>
        </draw:connector>
        <draw:custom-shape draw:style-name="gr33" draw:text-style-name="P8" xml:id="id121" draw:id="id121" draw:layer="layout" svg:width="3.3cm" svg:height="1cm" svg:x="13.6cm" svg:y="4.4cm">
          <text:p text:style-name="P1"><text:span text:style-name="T4">Geobúsquedas</text:span></text:p>
          <text:p text:style-name="P1"><text:span text:style-name="T4">Esclavo</text:span></text:p>
          <draw:enhanced-geometry svg:viewBox="0 0 21600 21600" draw:glue-points="10800 0 0 10800 10800 21600 21600 10800" draw:type="flowchart-process" draw:enhanced-path="M 0 0 L 21600 0 21600 21600 0 21600 0 0 Z N"/>
        </draw:custom-shape>
        <draw:custom-shape draw:style-name="gr202" draw:text-style-name="P8" xml:id="id123" draw:id="id123" draw:layer="layout" svg:width="1.085cm" svg:height="1.333cm" svg:x="15.159cm" svg:y="2.227cm">
          <text:p text:style-name="P1"><text:span text:style-name="T4">core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03" draw:text-style-name="P8" xml:id="id122" draw:id="id122" draw:layer="layout" svg:width="1.085cm" svg:height="1.333cm" svg:x="15.702cm" svg:y="2.894cm">
          <text:p text:style-name="P1"><text:span text:style-name="T4">core2</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5" draw:text-style-name="P1" draw:layer="layout" draw:type="curve" svg:x1="16.9cm" svg:y1="4.9cm" svg:x2="16.787cm" svg:y2="3.561cm" draw:start-shape="id121" draw:start-glue-point="7" draw:end-shape="id122" draw:end-glue-point="7" svg:d="M16900 4900c753 0 809-1339-113-1339" svg:viewBox="0 0 686 1340">
          <text:p/>
        </draw:connector>
        <draw:connector draw:style-name="gr191" draw:text-style-name="P1" draw:layer="layout" draw:type="line" svg:x1="9.702cm" svg:y1="3.6cm" svg:x2="15.701cm" svg:y2="3.56cm" draw:end-shape="id123" svg:d="M9702 3600l5999-40" svg:viewBox="0 0 6000 41">
          <text:p/>
        </draw:connector>
        <draw:custom-shape draw:style-name="gr209" draw:text-style-name="P8" draw:layer="layout" svg:width="3.3cm" svg:height="1cm" svg:x="23.5cm" svg:y="16.2cm">
          <text:p text:style-name="P1"><text:span text:style-name="T4">SEPIM</text:span></text:p>
          <text:p text:style-name="P1"><text:span text:style-name="T4">Esclavo</text:span></text:p>
          <draw:enhanced-geometry svg:viewBox="0 0 21600 21600" draw:glue-points="10800 0 0 10800 10800 21600 21600 10800" draw:type="flowchart-process" draw:enhanced-path="M 0 0 L 21600 0 21600 21600 0 21600 0 0 Z N"/>
        </draw:custom-shape>
        <draw:custom-shape draw:style-name="gr210" draw:text-style-name="P1" xml:id="id127" draw:id="id127" draw:layer="layout" svg:width="4.1cm" svg:height="3cm" svg:x="23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6" draw:text-style-name="P21" draw:layer="layout" svg:width="3.5cm" svg:height="1cm" svg:x="22.8cm" svg:y="9cm">
          <text:p text:style-name="P1"><text:span text:style-name="T15">Temáticos</text:span></text:p>
          <text:p text:style-name="P1"><text:span text:style-name="T15">nodo1</text:span></text:p>
          <draw:enhanced-geometry svg:viewBox="0 0 21600 21600" draw:glue-points="10800 0 0 10800 10800 21600 21600 10800" draw:type="flowchart-process" draw:enhanced-path="M 0 0 L 21600 0 21600 21600 0 21600 0 0 Z N"/>
        </draw:custom-shape>
        <draw:custom-shape draw:style-name="gr196" draw:text-style-name="P21" draw:layer="layout" svg:width="3.5cm" svg:height="1cm" svg:x="22.8cm" svg:y="10.1cm">
          <text:p text:style-name="P1"><text:span text:style-name="T15">Temáticos</text:span></text:p>
          <text:p text:style-name="P1"><text:span text:style-name="T15">Nodo2</text:span></text:p>
          <draw:enhanced-geometry svg:viewBox="0 0 21600 21600" draw:glue-points="10800 0 0 10800 10800 21600 21600 10800" draw:type="flowchart-process" draw:enhanced-path="M 0 0 L 21600 0 21600 21600 0 21600 0 0 Z N"/>
        </draw:custom-shape>
        <draw:custom-shape draw:style-name="gr211" draw:text-style-name="P1" xml:id="id124" draw:id="id124" draw:layer="layout" svg:width="4.5cm" svg:height="2.3cm" svg:x="22.3cm" svg:y="8.9cm">
          <draw:glue-point draw:id="4" svg:x="2.111cm" svg:y="4.333cm"/>
          <draw:glue-point draw:id="5" svg:x="-4.555cm" svg:y="5.00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2" draw:text-style-name="P1" draw:layer="layout" draw:line-skew="-0.399cm" svg:x1="24.55cm" svg:y1="8.9cm" svg:x2="16.756cm" svg:y2="8.5cm" draw:start-shape="id124" draw:start-glue-point="0" draw:end-shape="id119" draw:end-glue-point="4" svg:d="M24550 8900v-900h-4899v500h-2895" svg:viewBox="0 0 7795 901">
          <text:p/>
        </draw:connector>
        <draw:connector draw:style-name="gr213" draw:text-style-name="P1" draw:layer="layout" svg:x1="21.4cm" svg:y1="12.601cm" svg:x2="22.501cm" svg:y2="11.2cm" draw:start-shape="id125" draw:start-glue-point="5" draw:end-shape="id124" draw:end-glue-point="5" svg:d="M21400 12601h1101v-1401" svg:viewBox="0 0 1102 1402">
          <text:p/>
        </draw:connector>
        <draw:custom-shape draw:style-name="gr210" draw:text-style-name="P1" xml:id="id126" draw:id="id126" draw:layer="layout" svg:width="4.1cm" svg:height="3cm" svg:x="4.4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6" draw:text-style-name="P1" draw:layer="layout" draw:type="line" svg:x1="10.1cm" svg:y1="17.599cm" svg:x2="8.5cm" svg:y2="17.6cm" draw:start-shape="id125" draw:start-glue-point="8" draw:end-shape="id126" svg:d="M10100 17599l-1600 1" svg:viewBox="0 0 1601 2">
          <text:p/>
        </draw:connector>
        <draw:connector draw:style-name="gr206" draw:text-style-name="P1" draw:layer="layout" draw:type="line" svg:x1="21.4cm" svg:y1="15.999cm" svg:x2="23cm" svg:y2="16cm" draw:start-shape="id125" draw:start-glue-point="10" draw:end-shape="id127" draw:end-glue-point="3" svg:d="M21400 15999l1600 1" svg:viewBox="0 0 1601 2">
          <text:p/>
        </draw:connector>
        <draw:frame presentation:style-name="pr3" draw:text-style-name="P39" draw:layer="layout" svg:width="22.099cm" svg:height="1cm" svg:x="4.502cm" svg:y="0.1cm" presentation:class="title" presentation:user-transformed="true">
          <draw:text-box>
            <text:p><text:span text:style-name="T21">Relación entre Sistemas 10/08/15</text:span></text:p>
          </draw:text-box>
        </draw:frame>
        <draw:custom-shape draw:style-name="gr209" draw:text-style-name="P8" draw:layer="layout" svg:width="3.3cm" svg:height="1cm" svg:x="23.5cm" svg:y="17.7cm">
          <text:p text:style-name="P1"><text:span text:style-name="T4">Mapea</text:span></text:p>
          <text:p text:style-name="P1"><text:span text:style-name="T4">Nodos1/2</text:span></text:p>
          <draw:enhanced-geometry svg:viewBox="0 0 21600 21600" draw:glue-points="10800 0 0 10800 10800 21600 21600 10800" draw:type="flowchart-process" draw:enhanced-path="M 0 0 L 21600 0 21600 21600 0 21600 0 0 Z N"/>
        </draw:custom-shape>
        <draw:custom-shape draw:style-name="gr218" draw:text-style-name="P8" xml:id="id130" draw:id="id130" draw:layer="layout" svg:width="3.5cm" svg:height="0.6cm" svg:x="24cm" svg:y="12.1cm">
          <draw:glue-point draw:id="4" svg:x="3.571cm" svg:y="-5cm"/>
          <text:p text:style-name="P1"><text:span text:style-name="T4">thematic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8" xml:id="id128" draw:id="id128" draw:layer="layout" svg:width="3.5cm" svg:height="1cm" svg:x="24cm" svg:y="1.3cm">
          <draw:glue-point draw:id="4" svg:x="3.571cm" svg:y="-5cm"/>
          <text:p text:style-name="P1"><text:span text:style-name="T4">geodesia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5" draw:text-style-name="P1" draw:layer="layout" draw:type="line" svg:x1="25.75cm" svg:y1="2.3cm" svg:x2="25.75cm" svg:y2="3.3cm" draw:start-shape="id128" draw:start-glue-point="2" draw:end-shape="id129" draw:end-glue-point="4" svg:d="M25750 2300v1000" svg:viewBox="0 0 1 1001">
          <text:p/>
        </draw:connector>
        <draw:custom-shape draw:style-name="gr220" draw:text-style-name="P8" draw:layer="layout" svg:width="3.5cm" svg:height="0.5cm" svg:x="23.4cm" svg:y="19.5cm">
          <draw:glue-point draw:id="4" svg:x="3.571cm" svg:y="-5cm"/>
          <text:p text:style-name="P1"><text:span text:style-name="T4">Nordir/Geodi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8" draw:layer="layout" svg:width="3.5cm" svg:height="0.6cm" svg:x="24.001cm" svg:y="13.501cm">
          <draw:glue-point draw:id="4" svg:x="3.571cm" svg:y="-5cm"/>
          <text:p text:style-name="P1"><text:span text:style-name="T4">MapasTematic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5" draw:text-style-name="P1" draw:layer="layout" svg:x1="24.9cm" svg:y1="13.601cm" svg:x2="24.9cm" svg:y2="12.601cm">
          <text:p/>
        </draw:line>
        <draw:connector draw:style-name="gr222" draw:text-style-name="P1" draw:layer="layout" svg:x1="17cm" svg:y1="7.7cm" svg:x2="26.999cm" svg:y2="12.1cm" draw:start-shape="id119" draw:start-glue-point="1" draw:end-shape="id130" draw:end-glue-point="4" svg:d="M17000 7700h9999v4400" svg:viewBox="0 0 10000 4401">
          <text:p/>
        </draw:connector>
        <draw:custom-shape draw:style-name="gr223" draw:text-style-name="P1" xml:id="id131" draw:id="id131" draw:layer="layout" svg:width="12.2cm" svg:height="3.5cm" svg:x="5.8cm" svg:y="2.1cm">
          <draw:glue-point draw:id="4" svg:x="-3.809cm" svg:y="4.6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6" draw:text-style-name="P1" draw:layer="layout" draw:type="line" svg:x1="24.1cm" svg:y1="3.8cm" svg:x2="18cm" svg:y2="3.85cm" draw:start-shape="id129" draw:start-glue-point="5" draw:end-shape="id131" draw:end-glue-point="1" svg:d="M24100 3800l-6100 50" svg:viewBox="0 0 6101 51">
          <text:p/>
        </draw:connector>
        <draw:custom-shape draw:style-name="gr238" draw:text-style-name="P33" xml:id="id132" draw:id="id132" draw:layer="layout" svg:width="2.874cm" svg:height="1.817cm" svg:x="11.126cm" svg:y="11.4cm">
          <text:list text:style-name="L2">
            <text:list-item>
              <text:p text:style-name="P3"><text:span text:style-name="T22">PostgreSQL 8.3 </text:span></text:p>
            </text:list-item>
            <text:list-item>
              <text:p text:style-name="P3"><text:span text:style-name="T22"/></text:p>
              <text:p text:style-name="P3"><text:span text:style-name="T22"/></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9" draw:text-style-name="P33" draw:layer="layout" svg:width="1.416cm" svg:height="1.154cm" svg:x="12.584cm" svg:y="13.4cm">
          <text:list text:style-name="L2">
            <text:list-item>
              <text:p text:style-name="P3"><text:span text:style-name="T22">callejero</text:span></text:p>
            </text:list-item>
          </text:list>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21" draw:layer="layout" svg:width="3.3cm" svg:height="1cm" svg:x="5cm" svg:y="11.8cm">
          <text:p text:style-name="P1"><text:span text:style-name="T15">CallejeroWS</text:span></text:p>
          <draw:enhanced-geometry svg:viewBox="0 0 21600 21600" draw:glue-points="10800 0 0 10800 10800 21600 21600 10800" draw:type="flowchart-process" draw:enhanced-path="M 0 0 L 21600 0 21600 21600 0 21600 0 0 Z N"/>
        </draw:custom-shape>
        <draw:connector draw:style-name="gr206" draw:text-style-name="P1" draw:layer="layout" draw:type="line" svg:x1="11.126cm" svg:y1="12.309cm" svg:x2="8.701cm" svg:y2="12.35cm" draw:start-shape="id132" draw:start-glue-point="6" draw:end-shape="id133" draw:end-glue-point="1" svg:d="M11126 12309l-2425 41" svg:viewBox="0 0 2426 42">
          <text:p/>
        </draw:connector>
        <draw:custom-shape draw:style-name="gr33" draw:text-style-name="P21" draw:layer="layout" svg:width="3.3cm" svg:height="1cm" svg:x="5.001cm" svg:y="10.701cm">
          <text:p text:style-name="P1"><text:span text:style-name="T15">CallejeroWS</text:span></text:p>
          <draw:enhanced-geometry svg:viewBox="0 0 21600 21600" draw:glue-points="10800 0 0 10800 10800 21600 21600 10800" draw:type="flowchart-process" draw:enhanced-path="M 0 0 L 21600 0 21600 21600 0 21600 0 0 Z N"/>
        </draw:custom-shape>
        <draw:custom-shape draw:style-name="gr33" draw:text-style-name="P21" draw:layer="layout" svg:width="3.3cm" svg:height="1cm" svg:x="5cm" svg:y="11.9cm">
          <text:p text:style-name="P1"><text:span text:style-name="T15">Geoscallejero</text:span></text:p>
          <draw:enhanced-geometry svg:viewBox="0 0 21600 21600" draw:glue-points="10800 0 0 10800 10800 21600 21600 10800" draw:type="flowchart-process" draw:enhanced-path="M 0 0 L 21600 0 21600 21600 0 21600 0 0 Z N"/>
        </draw:custom-shape>
        <draw:custom-shape draw:style-name="gr169" draw:text-style-name="P22" draw:layer="layout" svg:width="1cm" svg:height="1cm" svg:x="7cm" svg:y="13cm">
          <text:p text:style-name="P1"><text:span text:style-name="T16">til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0" draw:text-style-name="P1" xml:id="id133" draw:id="id133" draw:layer="layout" svg:width="4.1cm" svg:height="3.899cm" svg:x="4.601cm" svg:y="10.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22" draw:layer="layout" svg:width="1.2cm" svg:height="0.811cm" svg:x="8.6cm" svg:y="19.689cm">
          <text:p text:style-name="P22"><text:span text:style-name="T16">config1</text:span></text:p>
          <text:p text:style-name="P22"><text:span text:style-name="T16">xm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21" draw:text-style-name="P1" draw:layer="layout" svg:x1="4.5cm" svg:y1="19.4cm" svg:x2="9.9cm" svg:y2="19.411cm">
          <text:p/>
        </draw:line>
        <draw:line draw:style-name="gr123" draw:text-style-name="P1" draw:layer="layout" svg:x1="6.5cm" svg:y1="19.1cm" svg:x2="6.5cm" svg:y2="19.4cm">
          <text:p/>
        </draw:line>
        <draw:custom-shape draw:style-name="gr242" draw:text-style-name="P41" draw:layer="layout" svg:width="1.248cm" svg:height="0.599cm" svg:x="4.252cm" svg:y="19.401cm">
          <text:list text:style-name="L3">
            <text:list-header>
              <text:p text:style-name="P40"><text:span text:style-name="T26">NFS</text:span></text:p>
            </text:list-header>
          </text:list>
          <draw:enhanced-geometry svg:viewBox="0 0 21600 21600" draw:type="mso-spt202" draw:enhanced-path="M 0 0 L 21600 0 21600 21600 0 21600 0 0 Z N"/>
        </draw:custom-shape>
        <presentation:notes draw:style-name="dp2">
          <draw:page-thumbnail draw:style-name="gr29" draw:layer="layout" svg:width="14.848cm" svg:height="11.135cm" svg:x="3.075cm" svg:y="2.257cm" draw:page-number="12" presentation:class="page"/>
          <draw:frame presentation:style-name="pr4" draw:text-style-name="P1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Tahoma3" svg:font-family="Tahoma" style:font-family-generic="swiss"/>
    <style:font-face style:name="Monaco_Linux2" svg:font-family="Monaco_Linux" style:font-pitch="fixed"/>
    <style:font-face style:name="Courier New2" svg:font-family="'Courier New'" style:font-family-generic="modern" style:font-pitch="fixed"/>
    <style:font-face style:name="DejaVu Sans Mono2" svg:font-family="'DejaVu Sans Mono'" style:font-family-generic="modern" style:font-pitch="fixed"/>
    <style:font-face style:name="Monaco_Linux1" svg:font-family="Monaco_Linux" style:font-pitch="variable"/>
    <style:font-face style:name="NewsGotT1" svg:font-family="NewsGotT" style:font-pitch="variable"/>
    <style:font-face style:name="Omeya4" svg:font-family="Omeya" style:font-adornments="Negrita" style:font-pitch="variable"/>
    <style:font-face style:name="Omeya2" svg:font-family="Omeya" style:font-adornments="Predeterminado"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aco_Linux" svg:font-family="Monaco_Linux" style:font-family-generic="roman" style:font-pitch="variable"/>
    <style:font-face style:name="NewsGotT" svg:font-family="NewsGotT" style:font-family-generic="roman" style:font-pitch="variable"/>
    <style:font-face style:name="Omeya" svg:font-family="Omeya" style:font-family-generic="roman" style:font-pitch="variable"/>
    <style:font-face style:name="Omeya3" svg:font-family="Omeya" style:font-adornments="Negrita" style:font-family-generic="roman" style:font-pitch="variable"/>
    <style:font-face style:name="Omeya1" svg:font-family="Omeya" style:font-adornments="Predeterminado"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Eras Bk BT1" svg:font-family="'Eras Bk BT'" style:font-family-generic="swiss" style:font-pitch="variable"/>
    <style:font-face style:name="Eras Md BT1" svg:font-family="'Eras Md BT'"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Arial Unicode MS'" style:font-family-generic="system" style:font-pitch="variable"/>
    <style:font-face style:name="Tahoma2" svg:font-family="Tahoma" style:font-family-generic="system" style:font-pitch="variable"/>
  </office:font-face-decls>
  <office:styles>
    <draw:gradient draw:name="Gradient_20_22" draw:display-name="Gradient 22" draw:style="linear" draw:start-color="#627241" draw:end-color="#d6f98f" draw:start-intensity="100%" draw:end-intensity="100%" draw:angle="2700" draw:border="0%"/>
    <draw:fill-image draw:name="background" xlink:href="Pictures/1000000000000577000004198F44D4C0.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NewsGotT1" fo:font-family="NewsGotT" style:font-pitch="variable" fo:font-size="10pt" fo:language="es" fo:country="ES" style:letter-kerning="true" style:font-name-asian="Tahoma1" style:font-family-asian="Tahoma" style:font-family-generic-asian="swiss" style:font-pitch-asian="variable" style:language-asian="zxx" style:country-asian="none"/>
    </style:style>
    <style:style style:name="Encabezado_20_1" style:display-name="Encabezado 1" style:family="graphic">
      <style:paragraph-properties fo:margin-left="1.341cm" fo:margin-right="0cm" fo:margin-top="0.746cm" fo:margin-bottom="0.374cm" fo:text-indent="-1.341cm" style:text-autospace="none"/>
      <style:text-properties style:font-name="Eras Md BT1" fo:font-family="'Eras Md BT'" style:font-family-generic="swiss" style:font-pitch="variable" fo:font-size="14pt" fo:font-weight="bold" style:font-name-asian="Tahoma1" style:font-family-asian="Tahoma" style:font-family-generic-asian="swiss" style:font-pitch-asian="variable" style:font-size-asian="16pt" style:font-weight-asian="bold" style:font-weight-complex="bold"/>
    </style:style>
    <style:style style:name="Encabezado_20_2" style:display-name="Encabezado 2" style:family="graphic">
      <style:paragraph-properties fo:margin-top="0.746cm" fo:margin-bottom="0.374cm" style:text-autospace="none"/>
      <style:text-properties style:font-name="Eras Md BT1" fo:font-family="'Eras Md BT'" style:font-family-generic="swiss" style:font-pitch="variable" fo:font-size="14pt" fo:font-style="normal" fo:font-weight="bold" style:font-name-asian="Tahoma1" style:font-family-asian="Tahoma" style:font-family-generic-asian="swiss" style:font-pitch-asian="variable" style:font-size-asian="14pt" style:font-style-asian="italic" style:font-weight-asian="bold" style:font-style-complex="normal" style:font-weight-complex="bold"/>
    </style:style>
    <style:style style:name="Encabezado_20_3" style:display-name="Encabezado 3" style:family="graphic">
      <style:paragraph-properties fo:margin-top="0.746cm" fo:margin-bottom="0.374cm" style:text-autospace="none"/>
      <style:text-properties style:font-name="Eras Md BT1" fo:font-family="'Eras Md BT'" style:font-family-generic="swiss" style:font-pitch="variable" fo:font-size="12pt" fo:font-weight="bold" style:font-name-asian="Tahoma1" style:font-family-asian="Tahoma" style:font-family-generic-asian="swiss" style:font-pitch-asian="variable" style:font-size-asian="14pt" style:font-weight-asian="bold" style:font-weight-complex="bold"/>
    </style:style>
    <style:style style:name="Encabezado_20_4" style:display-name="Encabezado 4" style:family="graphic">
      <style:paragraph-properties fo:margin-top="0.746cm" fo:margin-bottom="0.374cm" style:text-autospace="none"/>
      <style:text-properties style:font-name="Eras Md BT1" fo:font-family="'Eras Md BT'" style:font-family-generic="swiss" style:font-pitch="variable" fo:font-size="12pt" fo:font-style="normal" fo:font-weight="bold" style:font-name-asian="Tahoma1" style:font-family-asian="Tahoma" style:font-family-generic-asian="swiss" style:font-pitch-asian="variable" style:font-size-asian="11.5pt" style:font-style-asian="italic" style:font-weight-asian="bold" style:font-style-complex="normal" style:font-weight-complex="bold"/>
    </style:style>
    <style:style style:name="Encabezado_20_5" style:display-name="Encabezado 5" style:family="graphic">
      <style:paragraph-properties fo:margin-top="0.746cm" fo:margin-bottom="0.374cm" style:text-autospace="none"/>
      <style:text-properties style:font-name="NewsGotT1" fo:font-family="NewsGotT" style:font-pitch="variable" fo:font-size="13pt" fo:font-style="italic" fo:font-weight="bold" style:font-name-asian="Tahoma1" style:font-family-asian="Tahoma" style:font-family-generic-asian="swiss" style:font-pitch-asian="variable" style:font-size-asian="11.5pt" style:font-style-asian="italic" style:font-weight-asian="bold" style:font-style-complex="italic" style:font-weight-complex="bold"/>
    </style:style>
    <style:style style:name="Encabezado_20_6" style:display-name="Encabezado 6" style:family="graphic">
      <style:paragraph-properties fo:margin-top="0.746cm" fo:margin-bottom="0.374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Encabezado_20_7" style:display-name="Encabezado 7" style:family="graphic">
      <style:paragraph-properties fo:margin-top="0.746cm" fo:margin-bottom="0.374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Encabezado_20_8" style:display-name="Encabezado 8" style:family="graphic">
      <style:paragraph-properties fo:margin-top="0.746cm" fo:margin-bottom="0.374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Encabezado_20_9" style:display-name="Encabezado 9" style:family="graphic">
      <style:paragraph-properties fo:margin-top="0.746cm" fo:margin-bottom="0.374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Teletipo"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Numeración_20_de_20_líneas" style:display-name="Numeración de líneas" style:family="graphic">
      <style:paragraph-properties style:text-autospace="none"/>
    </style:style>
    <style:style style:name="Texto_20_fuente" style:display-name="Texto fuent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Ancla_20_de_20_nota_20_al_20_pie" style:display-name="Ancla de nota al pie" style:family="graphic">
      <style:paragraph-properties style:text-autospace="none"/>
      <style:text-properties style:text-position="11% 58%"/>
    </style:style>
    <style:style style:name="Cita" style:family="graphic">
      <style:paragraph-properties style:text-autospace="none"/>
      <style:text-properties fo:font-style="italic" style:font-style-asian="italic" style:font-style-complex="italic"/>
    </style:style>
    <style:style style:name="Marcador_20_de_20_posición" style:display-name="Marcador de posición" style:family="graphic">
      <style:paragraph-properties style:text-autospace="none"/>
      <style:text-properties fo:font-variant="small-caps" fo:color="#008080" style:text-underline-style="dotted" style:text-underline-width="auto" style:text-underline-color="font-color"/>
    </style:style>
    <style:style style:name="Definición" style:family="graphic">
      <style:paragraph-properties style:text-autospace="none"/>
    </style:style>
    <style:style style:name="Destacado" style:family="graphic">
      <style:paragraph-properties style:text-autospace="none"/>
      <style:text-properties fo:font-style="italic" style:font-style-asian="italic" style:font-style-complex="italic"/>
    </style:style>
    <style:style style:name="Ejemplo"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Enlace_20_de_20_Internet_20_ya_20_visitado" style:display-name="Enlace de Internet ya visitado"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2z3" style:family="graphic">
      <style:paragraph-properties style:text-autospace="none"/>
      <style:text-properties style:font-name="Symbol1" fo:font-family="Symbol" style:font-family-generic="roman" style:font-pitch="variable" style:font-charset="x-symbol"/>
    </style:style>
    <style:style style:name="WW8Num22z2" style:family="graphic">
      <style:paragraph-properties style:text-autospace="none"/>
      <style:text-properties style:font-name="Wingdings2" fo:font-family="Wingdings" style:font-pitch="variable" style:font-charset="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Symbol1" fo:font-family="Symbol" style:font-family-generic="roman" style:font-pitch="variable" style:font-charset="x-symbol" fo:font-size="12pt"/>
    </style:style>
    <style:style style:name="Viñetas" style:family="graphic">
      <style:paragraph-properties style:text-autospace="none"/>
      <style:text-properties style:font-name="OpenSymbol2" fo:font-family="OpenSymbol, 'Arial Unicode MS'" style:font-name-asian="OpenSymbol2" style:font-family-asian="OpenSymbol, 'Arial Unicode MS'"/>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Símbolos_20_de_20_numeración" style:display-name="Símbolos de numeración" style:family="graphic">
      <style:paragraph-properties style:text-autospace="none"/>
      <style:text-properties fo:font-weight="bold" style:font-weight-asian="bold" style:font-weight-complex="bold"/>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Codigo" style:family="graphic">
      <style:paragraph-properties fo:text-align="center" style:text-autospace="none"/>
      <style:text-properties style:font-name="Monaco_Linux2" fo:font-family="Monaco_Linux" style:font-pitch="fixed" fo:font-size="10pt"/>
    </style:style>
    <style:style style:name="Contenido_20_de_20_la_20_tabla" style:display-name="Contenido de la tabla" style:family="graphic">
      <style:paragraph-properties fo:text-align="justify" style:text-autospace="none"/>
      <style:text-properties style:font-name="NewsGotT1" fo:font-family="NewsGotT" style:font-pitch="variable" fo:font-size="10pt"/>
    </style:style>
    <style:style style:name="Texto_20_preformateado" style:display-name="Texto preformateado"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style>
    <style:style style:name="Encabezado_20_10" style:display-name="Encabezado 10" style:family="graphic">
      <style:paragraph-properties fo:margin-top="0.746cm" fo:margin-bottom="0.374cm" style:text-autospace="none"/>
      <style:text-properties style:font-name="Arial1" fo:font-family="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Contenido_20_del_20_marco" style:display-name="Contenido del marco" style:family="graphic">
      <style:paragraph-properties fo:margin-top="0cm" fo:margin-bottom="0.374cm" fo:text-align="justify" style:text-autospace="none"/>
      <style:text-properties style:font-name="NewsGotT1" fo:font-family="NewsGotT" style:font-pitch="variable" fo:font-size="11pt"/>
    </style:style>
    <style:style style:name="Tabla" style:family="graphic">
      <style:paragraph-properties fo:margin-top="0.374cm" fo:margin-bottom="0.374cm" style:text-autospace="none"/>
      <style:text-properties style:font-name="NewsGotT1" fo:font-family="NewsGotT" style:font-pitch="variable" fo:font-size="12pt" fo:font-style="italic" style:font-name-asian="Tahoma3" style:font-family-asian="Tahoma" style:font-family-generic-asian="swiss" style:font-size-asian="12pt" style:font-style-asian="italic" style:font-style-complex="italic"/>
    </style:style>
    <style:style style:name="Pie" style:family="graphic">
      <style:paragraph-properties fo:margin-top="0.374cm" fo:margin-bottom="0.374cm" style:text-autospace="none"/>
      <style:text-properties style:font-name="NewsGotT1" fo:font-family="NewsGotT" style:font-pitch="variable" fo:font-size="12pt" fo:font-style="italic" style:font-name-asian="Tahoma3" style:font-family-asian="Tahoma" style:font-family-generic-asian="swiss" style:font-size-asian="12pt" style:font-style-asian="italic" style:font-style-complex="italic"/>
    </style:style>
    <style:style style:name="Figura" style:family="graphic">
      <style:paragraph-properties style:text-autospace="none"/>
      <style:text-properties style:font-name="NewsGotT1" fo:font-family="NewsGotT" style:font-pitch="variable" fo:font-size="9pt"/>
    </style:style>
    <style:style style:name="Pie_20_de_20_página" style:display-name="Pie de página" style:family="graphic">
      <style:paragraph-properties style:text-autospace="none">
        <style:tab-stops>
          <style:tab-stop style:position="14.109cm" style:type="center"/>
          <style:tab-stop style:position="28.222cm" style:type="right"/>
        </style:tab-stops>
      </style:paragraph-properties>
      <style:text-properties style:font-name="NewsGotT1" fo:font-family="NewsGotT" style:font-pitch="variable" fo:font-size="10pt"/>
    </style:style>
    <style:style style:name="Nota_20_al_20_pié" style:display-name="Nota al pié" style:family="graphic">
      <style:paragraph-properties fo:margin-top="0cm" fo:margin-bottom="0.374cm" fo:text-align="end" style:text-autospace="none"/>
      <style:text-properties style:font-name="NewsGotT1" fo:font-family="NewsGotT" style:font-pitch="variable" fo:font-size="12pt"/>
    </style:style>
    <style:style style:name="Sin_20_nombre1" style:display-name="Sin nombre1" style:family="graphic">
      <style:paragraph-properties fo:margin-top="0cm" fo:margin-bottom="0cm" fo:text-align="end" style:text-autospace="none"/>
      <style:text-properties style:use-window-font-color="true" style:font-name="Eras Bk BT1" fo:font-family="'Eras Bk BT'" style:font-family-generic="swiss" style:font-pitch="variable" fo:font-size="14pt" style:text-underline-style="none" fo:font-weight="bold" style:font-size-asian="18pt" style:font-weight-asian="bold" style:font-size-complex="18pt" style:font-weight-complex="bold"/>
    </style:style>
    <style:style style:name="Titulo" style:family="graphic">
      <style:paragraph-properties fo:margin-top="0cm" fo:margin-bottom="0.374cm" fo:text-align="justify" style:text-autospace="none"/>
      <style:text-properties style:font-name="NewsGotT1" fo:font-family="NewsGotT" style:font-pitch="variable" fo:font-size="11pt"/>
    </style:style>
    <style:style style:name="Tema" style:family="graphic">
      <style:paragraph-properties fo:margin-top="0cm" fo:margin-bottom="0.529cm" fo:text-align="end" style:text-autospace="none"/>
      <style:text-properties style:font-name="Eras Bk BT1" fo:font-family="'Eras Bk BT'" style:font-family-generic="swiss" style:font-pitch="variable" fo:font-size="16pt" fo:font-weight="bold" style:font-weight-asian="bold" style:font-weight-complex="bold"/>
    </style:style>
    <style:style style:name="Índice_20_5" style:display-name="Índice 5" style:family="graphic">
      <style:paragraph-properties fo:margin-left="3.522cm" fo:margin-right="0cm" fo:margin-top="0.178cm" fo:margin-bottom="0.178cm" fo:text-indent="0cm" style:text-autospace="none">
        <style:tab-stops>
          <style:tab-stop style:position="28.222cm" style:type="right" style:leader-style="dotted" style:leader-text="."/>
        </style:tab-stops>
      </style:paragraph-properties>
      <style:text-properties style:font-name="NewsGotT1" fo:font-family="NewsGotT" style:font-pitch="variable" fo:font-size="10pt" style:font-name-asian="Tahoma3" style:font-family-asian="Tahoma" style:font-family-generic-asian="swiss"/>
    </style:style>
    <style:style style:name="Índice" style:family="graphic">
      <style:paragraph-properties style:text-autospace="none"/>
      <style:text-properties style:font-name="NewsGotT1" fo:font-family="NewsGotT" style:font-pitch="variable" fo:font-size="10pt" style:font-name-asian="Tahoma3" style:font-family-asian="Tahoma" style:font-family-generic-asian="swiss"/>
    </style:style>
    <style:style style:name="Índice_20_4" style:display-name="Índice 4" style:family="graphic">
      <style:paragraph-properties fo:margin-left="2.642cm" fo:margin-right="0cm" fo:margin-top="0.178cm" fo:margin-bottom="0.178cm" fo:text-indent="0cm" style:text-autospace="none">
        <style:tab-stops>
          <style:tab-stop style:position="28.222cm" style:type="right" style:leader-style="dotted" style:leader-text="."/>
        </style:tab-stops>
      </style:paragraph-properties>
      <style:text-properties style:font-name="NewsGotT1" fo:font-family="NewsGotT" style:font-pitch="variable" fo:font-size="10pt" style:font-name-asian="Tahoma3" style:font-family-asian="Tahoma" style:font-family-generic-asian="swiss"/>
    </style:style>
    <style:style style:name="Índice_20_3" style:display-name="Índice 3" style:family="graphic">
      <style:paragraph-properties fo:margin-left="1.76cm" fo:margin-right="0cm" fo:margin-top="0.178cm" fo:margin-bottom="0.178cm" fo:text-indent="0cm" style:text-autospace="none">
        <style:tab-stops>
          <style:tab-stop style:position="28.222cm" style:type="right" style:leader-style="dotted" style:leader-text="."/>
        </style:tab-stops>
      </style:paragraph-properties>
      <style:text-properties style:font-name="NewsGotT1" fo:font-family="NewsGotT" style:font-pitch="variable" fo:font-size="10pt" style:font-name-asian="Tahoma3" style:font-family-asian="Tahoma" style:font-family-generic-asian="swiss"/>
    </style:style>
    <style:style style:name="Índice_20_2" style:display-name="Índice 2" style:family="graphic">
      <style:paragraph-properties fo:margin-left="0.88cm" fo:margin-right="0cm" fo:margin-top="0.178cm" fo:margin-bottom="0.178cm" fo:text-indent="0cm" style:text-autospace="none">
        <style:tab-stops>
          <style:tab-stop style:position="28.222cm" style:type="right" style:leader-style="dotted" style:leader-text="."/>
        </style:tab-stops>
      </style:paragraph-properties>
      <style:text-properties style:font-name="NewsGotT1" fo:font-family="NewsGotT" style:font-pitch="variable" fo:font-size="10pt" style:font-name-asian="Tahoma3" style:font-family-asian="Tahoma" style:font-family-generic-asian="swiss"/>
    </style:style>
    <style:style style:name="Índice_20_1" style:display-name="Índice 1" style:family="graphic">
      <style:paragraph-properties fo:margin-left="0.178cm" fo:margin-right="0cm" fo:margin-top="0.351cm" fo:margin-bottom="0.351cm" fo:text-indent="0cm" style:text-autospace="none">
        <style:tab-stops>
          <style:tab-stop style:position="28.4cm" style:type="right" style:leader-style="dotted" style:leader-text="."/>
        </style:tab-stops>
      </style:paragraph-properties>
      <style:text-properties style:font-name="NewsGotT1" fo:font-family="NewsGotT" style:font-pitch="variable" fo:font-size="10pt" fo:font-weight="normal" style:font-name-asian="Tahoma3" style:font-family-asian="Tahoma" style:font-family-generic-asian="swiss" style:font-weight-asian="normal" style:font-weight-complex="normal"/>
    </style:style>
    <style:style style:name="Encabezado_20_del_20_índice" style:display-name="Encabezado del índice" style:family="graphic">
      <style:paragraph-properties fo:margin-left="0cm" fo:margin-right="0cm" fo:margin-top="0.746cm" fo:margin-bottom="0.374cm" fo:text-align="center" fo:text-indent="0cm" style:text-autospace="none"/>
      <style:text-properties style:font-name="Eras Md BT1" fo:font-family="'Eras Md BT'" style:font-family-generic="swiss" style:font-pitch="variable" fo:font-size="14pt" fo:font-weight="bold" style:font-name-asian="Tahoma1" style:font-family-asian="Tahoma" style:font-family-generic-asian="swiss" style:font-pitch-asian="variable" style:font-size-asian="16pt" style:font-weight-asian="bold" style:font-weight-complex="bold"/>
    </style:style>
    <style:style style:name="Hoja_20_de_20_Control" style:display-name="Hoja de Control" style:family="graphic">
      <style:paragraph-properties fo:margin-top="0cm" fo:margin-bottom="0.374cm" fo:text-align="justify" style:text-autospace="none"/>
      <style:text-properties style:font-name="Eras Md BT1" fo:font-family="'Eras Md BT'" style:font-family-generic="swiss" style:font-pitch="variable" fo:font-size="14pt" fo:font-weight="bold" style:font-weight-asian="bold" style:font-weight-complex="bold"/>
    </style:style>
    <style:style style:name="Encabezado_20_de_20_la_20_tabla" style:display-name="Encabezado de la tabla" style:family="graphic">
      <style:paragraph-properties fo:text-align="center" style:text-autospace="none"/>
      <style:text-properties style:font-name="NewsGotT1" fo:font-family="NewsGotT" style:font-pitch="variable" fo:font-size="10pt" fo:font-weight="bold" style:font-weight-asian="bold" style:font-weight-complex="bold"/>
    </style:style>
    <style:style style:name="Encabezamiento" style:family="graphic">
      <style:paragraph-properties style:text-autospace="none">
        <style:tab-stops>
          <style:tab-stop style:position="14.99cm" style:type="center"/>
          <style:tab-stop style:position="29.984cm" style:type="right"/>
        </style:tab-stops>
      </style:paragraph-properties>
      <style:text-properties fo:color="#ffffff" style:font-name="Tahoma1" fo:font-family="Tahoma" style:font-family-generic="swiss" style:font-pitch="variable" fo:font-size="10pt" fo:font-weight="bold" style:font-weight-asian="bold" style:font-weight-complex="bold"/>
    </style:style>
    <style:style style:name="Lista" style:family="graphic">
      <style:paragraph-properties fo:margin-top="0cm" fo:margin-bottom="0.374cm" fo:text-align="justify" style:text-autospace="none"/>
      <style:text-properties style:font-name="NewsGotT1" fo:font-family="NewsGotT" style:font-pitch="variable" fo:font-size="11pt" style:font-name-asian="Tahoma3" style:font-family-asian="Tahoma" style:font-family-generic-asian="swiss"/>
    </style:style>
    <style:style style:name="Contenido_20_de_20_lista" style:display-name="Contenido de lista" style:family="graphic">
      <style:paragraph-properties fo:margin-left="1.764cm" fo:margin-right="0cm" fo:text-indent="0cm" style:text-autospace="none"/>
      <style:text-properties style:font-name="NewsGotT1" fo:font-family="NewsGotT" style:font-pitch="variable" fo:font-size="10pt"/>
    </style: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cia-background" style:family="presentation">
      <style:graphic-properties draw:stroke="none" draw:fill="bitmap" draw:fill-image-name="background" style:repeat="stretch"/>
      <style:text-properties style:letter-kerning="true"/>
    </style:style>
    <style:style style:name="Vacia-backgroundobjects" style:family="presentation">
      <style:graphic-properties draw:shadow="hidden" draw:shadow-offset-x="0.3cm" draw:shadow-offset-y="0.3cm" draw:shadow-color="#808080"/>
      <style:text-properties style:font-name="Omeya2" fo:font-family="Omeya" style:font-style-name="Predeterminado" style:font-pitch="variable" fo:font-size="14pt" style:letter-kerning="true"/>
    </style:style>
    <style:style style:name="Vaci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Omeya2" fo:font-family="Omeya" style:font-style-name="Predeterminado"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cia-outline1" style:family="presentation">
      <style:graphic-properties draw:stroke="none" draw:fill="none" draw:auto-grow-height="false" draw:fit-to-size="shrink-to-fit">
        <text:list-style style:name="Vacia-outline1">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style:graphic-properties>
      <style:paragraph-properties fo:margin-left="0cm" fo:margin-right="0cm" fo:margin-top="0cm" fo:margin-bottom="0.343cm" fo:text-indent="0cm"/>
      <style:text-properties style:use-window-font-color="true" style:text-outline="false" style:text-line-through-style="none" style:text-line-through-type="none" style:font-name="Omeya2" fo:font-family="Omeya" style:font-style-name="Predeterminado"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cia-outline2" style:family="presentation" style:parent-style-name="Vacia-outline1">
      <style:paragraph-properties fo:margin-left="0cm" fo:margin-right="0cm" fo:margin-top="0cm" fo:margin-bottom="0.4cm" fo:text-indent="0cm">
        <style:tab-stops/>
      </style:paragraph-properties>
      <style:text-properties fo:font-size="20pt" style:font-size-asian="28pt" style:font-size-complex="28pt"/>
    </style:style>
    <style:style style:name="Vacia-outline3" style:family="presentation" style:parent-style-name="Vacia-outline2">
      <style:paragraph-properties fo:margin-top="0cm" fo:margin-bottom="0.3cm"/>
      <style:text-properties fo:font-size="18pt" style:font-size-asian="24pt" style:font-size-complex="24pt"/>
    </style:style>
    <style:style style:name="Vacia-outline4" style:family="presentation" style:parent-style-name="Vacia-outline3">
      <style:paragraph-properties fo:margin-top="0cm" fo:margin-bottom="0.2cm"/>
      <style:text-properties fo:font-size="18pt" style:font-size-asian="20pt" style:font-size-complex="20pt"/>
    </style:style>
    <style:style style:name="Vacia-outline5" style:family="presentation" style:parent-style-name="Vacia-outline4">
      <style:paragraph-properties fo:margin-top="0cm" fo:margin-bottom="0.1cm"/>
      <style:text-properties fo:font-size="18pt" style:font-size-asian="20pt" style:font-size-complex="20pt"/>
    </style:style>
    <style:style style:name="Vacia-outline6" style:family="presentation" style:parent-style-name="Vacia-outline5">
      <style:paragraph-properties fo:margin-top="0cm" fo:margin-bottom="0.1cm"/>
      <style:text-properties fo:font-size="18pt" style:font-size-asian="20pt" style:font-size-complex="20pt"/>
    </style:style>
    <style:style style:name="Vacia-outline7" style:family="presentation" style:parent-style-name="Vacia-outline6">
      <style:paragraph-properties fo:margin-top="0cm" fo:margin-bottom="0.1cm"/>
      <style:text-properties fo:font-size="18pt" style:font-size-asian="20pt" style:font-size-complex="20pt"/>
    </style:style>
    <style:style style:name="Vacia-outline8" style:family="presentation" style:parent-style-name="Vacia-outline7">
      <style:paragraph-properties fo:margin-top="0cm" fo:margin-bottom="0.1cm"/>
      <style:text-properties fo:font-size="18pt" style:font-size-asian="20pt" style:font-size-complex="20pt"/>
    </style:style>
    <style:style style:name="Vacia-outline9" style:family="presentation" style:parent-style-name="Vacia-outline8">
      <style:paragraph-properties fo:margin-top="0cm" fo:margin-bottom="0.1cm"/>
      <style:text-properties fo:font-size="18pt" style:font-size-asian="20pt" style:font-size-complex="20pt"/>
    </style:style>
    <style:style style:name="Vacia-subtitle" style:family="presentation">
      <style:graphic-properties draw:stroke="none" draw:fill="none" draw:textarea-vertical-align="middle">
        <text:list-style style:name="Vac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666666" style:text-outline="false" style:text-line-through-style="none" style:text-line-through-type="none" style:font-name="Omeya2" fo:font-family="Omeya" style:font-style-name="Predeterminado"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cia-title" style:family="presentation">
      <style:graphic-properties draw:stroke="none" draw:fill="none" draw:textarea-vertical-align="middle">
        <text:list-style style:name="Vac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style:text-line-through-type="none" style:font-name="Omeya4" fo:font-family="Omeya" style:font-style-name="Negrita"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acia_5f_-background" style:display-name="Vacia_-background" style:family="presentation">
      <style:graphic-properties draw:stroke="none" draw:fill="bitmap" draw:fill-image-name="background" style:repeat="stretch"/>
      <style:text-properties style:letter-kerning="true"/>
    </style:style>
    <style:style style:name="Vacia_5f_-backgroundobjects" style:display-name="Vacia_-backgroundobjects" style:family="presentation">
      <style:graphic-properties draw:shadow="hidden" draw:shadow-offset-x="0.3cm" draw:shadow-offset-y="0.3cm" draw:shadow-color="#808080"/>
      <style:text-properties style:font-name="Omeya2" fo:font-family="Omeya" style:font-style-name="Predeterminado" style:font-pitch="variable" fo:font-size="14pt" style:letter-kerning="true"/>
    </style:style>
    <style:style style:name="Vacia_5f_-notes" style:display-name="Vacia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Omeya2" fo:font-family="Omeya" style:font-style-name="Predeterminado"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acia_5f_-outline1" style:display-name="Vacia_-outline1" style:family="presentation">
      <style:graphic-properties draw:stroke="none" draw:fill="none" draw:auto-grow-height="false" draw:fit-to-size="shrink-to-fit">
        <text:list-style style:name="Vacia_5f_-outline1" style:display-name="Vacia_-outline1">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style:graphic-properties>
      <style:paragraph-properties fo:margin-left="0cm" fo:margin-right="0cm" fo:margin-top="0cm" fo:margin-bottom="0.343cm" fo:text-indent="0cm"/>
      <style:text-properties style:use-window-font-color="true" style:text-outline="false" style:text-line-through-style="none" style:text-line-through-type="none" style:font-name="Omeya2" fo:font-family="Omeya" style:font-style-name="Predeterminado"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cia_5f_-outline2" style:display-name="Vacia_-outline2" style:family="presentation" style:parent-style-name="Vacia_5f_-outline1">
      <style:paragraph-properties fo:margin-left="0cm" fo:margin-right="0cm" fo:margin-top="0cm" fo:margin-bottom="0.4cm" fo:text-indent="0cm">
        <style:tab-stops/>
      </style:paragraph-properties>
      <style:text-properties fo:font-size="20pt" style:font-size-asian="28pt" style:font-size-complex="28pt"/>
    </style:style>
    <style:style style:name="Vacia_5f_-outline3" style:display-name="Vacia_-outline3" style:family="presentation" style:parent-style-name="Vacia_5f_-outline2">
      <style:paragraph-properties fo:margin-left="0cm" fo:margin-right="0cm" fo:margin-top="0cm" fo:margin-bottom="0.3cm" fo:text-indent="0cm"/>
      <style:text-properties fo:font-size="18pt" style:font-size-asian="24pt" style:font-size-complex="24pt"/>
    </style:style>
    <style:style style:name="Vacia_5f_-outline4" style:display-name="Vacia_-outline4" style:family="presentation" style:parent-style-name="Vacia_5f_-outline3">
      <style:paragraph-properties fo:margin-left="0cm" fo:margin-right="0cm" fo:margin-top="0cm" fo:margin-bottom="0.2cm" fo:text-indent="0cm"/>
      <style:text-properties fo:font-size="18pt" style:font-size-asian="20pt" style:font-size-complex="20pt"/>
    </style:style>
    <style:style style:name="Vacia_5f_-outline5" style:display-name="Vacia_-outline5" style:family="presentation" style:parent-style-name="Vacia_5f_-outline4">
      <style:paragraph-properties fo:margin-left="0cm" fo:margin-right="0cm" fo:margin-top="0cm" fo:margin-bottom="0.1cm" fo:text-indent="0cm"/>
      <style:text-properties fo:font-size="18pt" style:font-size-asian="20pt" style:font-size-complex="20pt"/>
    </style:style>
    <style:style style:name="Vacia_5f_-outline6" style:display-name="Vacia_-outline6" style:family="presentation" style:parent-style-name="Vacia_5f_-outline5">
      <style:paragraph-properties fo:margin-left="0cm" fo:margin-right="0cm" fo:margin-top="0cm" fo:margin-bottom="0.1cm" fo:text-indent="0cm"/>
      <style:text-properties fo:font-size="18pt" style:font-size-asian="20pt" style:font-size-complex="20pt"/>
    </style:style>
    <style:style style:name="Vacia_5f_-outline7" style:display-name="Vacia_-outline7" style:family="presentation" style:parent-style-name="Vacia_5f_-outline6">
      <style:paragraph-properties fo:margin-left="0cm" fo:margin-right="0cm" fo:margin-top="0cm" fo:margin-bottom="0.1cm" fo:text-indent="0cm"/>
      <style:text-properties fo:font-size="18pt" style:font-size-asian="20pt" style:font-size-complex="20pt"/>
    </style:style>
    <style:style style:name="Vacia_5f_-outline8" style:display-name="Vacia_-outline8" style:family="presentation" style:parent-style-name="Vacia_5f_-outline7">
      <style:paragraph-properties fo:margin-left="0cm" fo:margin-right="0cm" fo:margin-top="0cm" fo:margin-bottom="0.1cm" fo:text-indent="0cm"/>
      <style:text-properties fo:font-size="18pt" style:font-size-asian="20pt" style:font-size-complex="20pt"/>
    </style:style>
    <style:style style:name="Vacia_5f_-outline9" style:display-name="Vacia_-outline9" style:family="presentation" style:parent-style-name="Vacia_5f_-outline8">
      <style:paragraph-properties fo:margin-left="0cm" fo:margin-right="0cm" fo:margin-top="0cm" fo:margin-bottom="0.1cm" fo:text-indent="0cm"/>
      <style:text-properties fo:font-size="18pt" style:font-size-asian="20pt" style:font-size-complex="20pt"/>
    </style:style>
    <style:style style:name="Vacia_5f_-subtitle" style:display-name="Vacia_-subtitle" style:family="presentation">
      <style:graphic-properties draw:stroke="none" draw:fill="none" draw:textarea-vertical-align="middle">
        <text:list-style style:name="Vacia_5f_-subtitle" style:display-name="Vacia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666666" style:text-outline="false" style:text-line-through-style="none" style:text-line-through-type="none" style:font-name="Omeya2" fo:font-family="Omeya" style:font-style-name="Predeterminado"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cia_5f_-title" style:display-name="Vacia_-title" style:family="presentation">
      <style:graphic-properties draw:stroke="none" draw:fill="none" draw:textarea-vertical-align="middle">
        <text:list-style style:name="Vacia_5f_-title" style:display-name="Vacia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666666" style:text-outline="false" style:text-line-through-style="none" style:text-line-through-type="none" style:font-name="Omeya4" fo:font-family="Omeya" style:font-style-name="Negrita"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acia-outline1">
      <style:graphic-properties fo:min-height="13.86cm"/>
    </style:style>
    <style:style style:name="Mpr2" style:family="presentation" style:parent-style-name="Vacia-backgroundobjects">
      <style:graphic-properties draw:stroke="none" draw:fill="none" draw:fill-color="#ffffff" draw:auto-grow-height="false" fo:min-height="1.449cm"/>
    </style:style>
    <style:style style:name="Mpr3" style:family="presentation" style:parent-style-name="Vacia-backgroundobjects">
      <style:graphic-properties draw:stroke="none" draw:fill="none" draw:fill-color="#ffffff" draw:auto-grow-height="false" fo:min-height="1.485cm"/>
    </style:style>
    <style:style style:name="Mpr4" style:family="presentation" style:parent-style-name="Vacia-backgroundobjects">
      <style:graphic-properties draw:stroke="none" draw:fill="none" draw:fill-color="#ffffff" draw:textarea-vertical-align="bottom" draw:auto-grow-height="false" fo:min-height="1.485cm"/>
    </style:style>
    <style:style style:name="Mpr5" style:family="presentation" style:parent-style-name="Vacia_5f_-outline1">
      <style:graphic-properties fo:min-height="13.86cm"/>
    </style:style>
    <style:style style:name="Mpr6" style:family="presentation" style:parent-style-name="Vacia_5f_-backgroundobjects">
      <style:graphic-properties draw:stroke="none" draw:fill="none" draw:fill-color="#ffffff" draw:auto-grow-height="false" fo:min-height="1.449cm"/>
    </style:style>
    <style:style style:name="Mpr7" style:family="presentation" style:parent-style-name="Vacia_5f_-backgroundobjects">
      <style:graphic-properties draw:stroke="none" draw:fill="none" draw:fill-color="#ffffff" draw:auto-grow-height="false" fo:min-height="1.485cm"/>
    </style:style>
    <style:style style:name="Mpr8" style:family="presentation" style:parent-style-name="Vacia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7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75%"/>
      </text:list-level-style-bullet>
      <text:list-level-style-bullet text:level="7" text:bullet-char="●">
        <style:list-level-properties text:space-before="7.8cm" text:min-label-width="0.6cm"/>
        <style:text-properties fo:font-family="StarSymbol" style:use-window-font-color="true" fo:font-size="75%"/>
      </text:list-level-style-bullet>
      <text:list-level-style-bullet text:level="8" text:bullet-char="●">
        <style:list-level-properties text:space-before="9cm" text:min-label-width="0.6cm"/>
        <style:text-properties fo:font-family="StarSymbol" style:use-window-font-color="true" fo:font-size="75%"/>
      </text:list-level-style-bullet>
      <text:list-level-style-bullet text:level="9" text:bullet-char="●">
        <style:list-level-properties text:space-before="10.2cm" text:min-label-width="0.6cm"/>
        <style:text-properties fo:font-family="StarSymbol" style:use-window-font-color="true" fo:font-size="75%"/>
      </text:list-level-style-bullet>
      <text:list-level-style-bullet text:level="10" text:bullet-char="●">
        <style:list-level-properties text:space-before="11.4cm" text:min-label-width="0.6cm"/>
        <style:text-properties fo:font-family="StarSymbol" style:use-window-font-color="true" fo:font-size="7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cia" style:page-layout-name="PM1" draw:style-name="Mdp1">
      <draw:frame presentation:style-name="Vacia-title" draw:layer="backgroundobjects" svg:width="22.099cm" svg:height="1.663cm" svg:x="4.5cm" svg:y="0.637cm" presentation:class="title" presentation:placeholder="true">
        <draw:text-box/>
      </draw:frame>
      <draw:frame presentation:style-name="Mpr1" draw:layer="backgroundobjects" svg:width="22.099cm" svg:height="13.86cm" svg:x="4.5cm" svg:y="3.5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4.523cm" svg:height="1cm" svg:x="3.977cm" svg:y="19cm" presentation:class="date-time">
        <draw:text-box>
          <text:p text:style-name="MP1"><text:span text:style-name="MT1"><presentation:date-time/></text:span></text:p>
        </draw:text-box>
      </draw:frame>
      <draw:frame presentation:style-name="Mpr2" draw:text-style-name="MP3" draw:layer="backgroundobjects" svg:width="14cm" svg:height="0.869cm" svg:x="9cm" svg:y="19.131cm" presentation:class="footer">
        <draw:text-box>
          <text:p text:style-name="MP3"><text:span text:style-name="MT1"><presentation:footer/></text:span></text:p>
        </draw:text-box>
      </draw:frame>
      <draw:frame presentation:style-name="Mpr2" draw:text-style-name="MP2" draw:layer="backgroundobjects" svg:width="3.098cm" svg:height="0.869cm" svg:x="23.5cm" svg:y="19.131cm" presentation:class="page-number">
        <draw:text-box>
          <text:p text:style-name="MP2"><text:span text:style-name="MT1"><text:page-number>&lt;número&gt;</text:page-number></text:span></text:p>
        </draw:text-box>
      </draw:frame>
      <presentation:notes style:page-layout-name="PM2">
        <draw:page-thumbnail presentation:style-name="Vacia-title" draw:layer="backgroundobjects" svg:width="14.848cm" svg:height="11.135cm" svg:x="3.075cm" svg:y="2.257cm" presentation:class="page"/>
        <draw:frame presentation:style-name="Vacia-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style:master-page style:name="Vacia_5f_" style:display-name="Vacia_" style:page-layout-name="PM1" draw:style-name="Mdp1">
      <office:forms form:automatic-focus="false" form:apply-design-mode="false"/>
      <draw:frame presentation:style-name="Vacia_5f_-title" draw:layer="backgroundobjects" svg:width="22.099cm" svg:height="1.663cm" svg:x="4.5cm" svg:y="0.637cm" presentation:class="title" presentation:placeholder="true">
        <draw:text-box/>
      </draw:frame>
      <draw:frame presentation:style-name="Mpr5" draw:layer="backgroundobjects" svg:width="22.099cm" svg:height="13.86cm" svg:x="4.5cm" svg:y="3.5cm" presentation:class="outline">
        <draw:text-box>
          <text:list text:style-name="ML2">
            <text:list-item>
              <text:p>Pulse para editar los formatos del texto del esquema</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
                                        <text:list-item>
                                          <text:p>Octavo nivel del esquema</text:p>
                                          <text:list>
                                            <text:list-item>
                                              <text:p>Noveno nivel del esquema</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4.523cm" svg:height="1cm" svg:x="3.977cm" svg:y="19cm" presentation:class="date-time">
        <draw:text-box>
          <text:p text:style-name="MP1"><text:span text:style-name="MT1"><presentation:date-time/></text:span></text:p>
        </draw:text-box>
      </draw:frame>
      <draw:frame presentation:style-name="Mpr6" draw:text-style-name="MP3" draw:layer="backgroundobjects" svg:width="14cm" svg:height="0.869cm" svg:x="9cm" svg:y="19.131cm" presentation:class="footer">
        <draw:text-box>
          <text:p text:style-name="MP3"><text:span text:style-name="MT1"><presentation:footer/></text:span></text:p>
        </draw:text-box>
      </draw:frame>
      <draw:frame presentation:style-name="Mpr6" draw:text-style-name="MP2" draw:layer="backgroundobjects" svg:width="3.098cm" svg:height="0.869cm" svg:x="23.5cm" svg:y="19.131cm" presentation:class="page-number">
        <draw:text-box>
          <text:p text:style-name="MP2"><text:span text:style-name="MT1"><text:page-number>&lt;número&gt;</text:page-number></text:span></text:p>
        </draw:text-box>
      </draw:frame>
      <presentation:notes style:page-layout-name="PM2">
        <office:forms form:automatic-focus="false" form:apply-design-mode="false"/>
        <draw:page-thumbnail presentation:style-name="Vacia_5f_-title" draw:layer="backgroundobjects" svg:width="14.848cm" svg:height="11.135cm" svg:x="3.075cm" svg:y="2.257cm" presentation:class="page"/>
        <draw:frame presentation:style-name="Vacia_5f_-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04T12:33:34</meta:creation-date>
    <meta:editing-duration>P1DT13H19M16S</meta:editing-duration>
    <meta:editing-cycles>271</meta:editing-cycles>
    <meta:generator>LibreOffice/4.3.7.2$Linux_X86_64 LibreOffice_project/430m0$Build-2</meta:generator>
    <meta:initial-creator>borja </meta:initial-creator>
    <dc:date>2015-08-10T08:55:40.992239175</dc:date>
    <meta:document-statistic meta:object-count="578"/>
  </office:meta>
</office:document-meta>
</file>